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a606" officeooo:paragraph-rsid="0013a606"/>
    </style:style>
    <style:style style:name="P2" style:family="paragraph" style:parent-style-name="Standard">
      <style:text-properties officeooo:rsid="00149768" officeooo:paragraph-rsid="00149768"/>
    </style:style>
    <style:style style:name="P3" style:family="paragraph" style:parent-style-name="Standard">
      <style:text-properties officeooo:rsid="001585ae" officeooo:paragraph-rsid="001585ae"/>
    </style:style>
    <style:style style:name="P4" style:family="paragraph" style:parent-style-name="Standard">
      <style:text-properties officeooo:rsid="0015aa45" officeooo:paragraph-rsid="0015aa45"/>
    </style:style>
    <style:style style:name="P5" style:family="paragraph" style:parent-style-name="Standard">
      <style:text-properties officeooo:rsid="00162a7f" officeooo:paragraph-rsid="00162a7f"/>
    </style:style>
    <style:style style:name="P6" style:family="paragraph" style:parent-style-name="Standard">
      <style:text-properties officeooo:rsid="00198f90" officeooo:paragraph-rsid="00198f90"/>
    </style:style>
    <style:style style:name="P7" style:family="paragraph" style:parent-style-name="Standard">
      <style:text-properties officeooo:rsid="0019d3a3" officeooo:paragraph-rsid="0019d3a3"/>
    </style:style>
    <style:style style:name="P8" style:family="paragraph" style:parent-style-name="Standard">
      <style:text-properties officeooo:rsid="001ba924" officeooo:paragraph-rsid="001ba924"/>
    </style:style>
    <style:style style:name="P9" style:family="paragraph" style:parent-style-name="Standard">
      <style:text-properties officeooo:rsid="001d3bae" officeooo:paragraph-rsid="001d3bae"/>
    </style:style>
    <style:style style:name="P10" style:family="paragraph" style:parent-style-name="Standard">
      <style:text-properties officeooo:rsid="001f3561" officeooo:paragraph-rsid="001f3561"/>
    </style:style>
    <style:style style:name="P11" style:family="paragraph" style:parent-style-name="Standard">
      <style:text-properties officeooo:rsid="00200ad0" officeooo:paragraph-rsid="00200ad0"/>
    </style:style>
    <style:style style:name="P12" style:family="paragraph" style:parent-style-name="Standard">
      <style:text-properties officeooo:rsid="002623ee" officeooo:paragraph-rsid="002623ee"/>
    </style:style>
    <style:style style:name="P13" style:family="paragraph" style:parent-style-name="Standard">
      <style:text-properties officeooo:rsid="0027ebad" officeooo:paragraph-rsid="0027ebad"/>
    </style:style>
    <style:style style:name="P14" style:family="paragraph" style:parent-style-name="Standard">
      <style:text-properties fo:font-style="normal" officeooo:rsid="00200ad0" officeooo:paragraph-rsid="00200ad0" style:font-style-asian="normal" style:font-style-complex="normal"/>
    </style:style>
    <style:style style:name="P15" style:family="paragraph" style:parent-style-name="Standard">
      <style:text-properties fo:font-style="normal" officeooo:rsid="0021d86c" officeooo:paragraph-rsid="0021d86c" style:font-style-asian="normal" style:font-style-complex="normal"/>
    </style:style>
    <style:style style:name="P16" style:family="paragraph" style:parent-style-name="Standard">
      <style:text-properties fo:font-style="normal" officeooo:rsid="0024aa76" officeooo:paragraph-rsid="0024aa76" style:font-style-asian="normal" style:font-style-complex="normal"/>
    </style:style>
    <style:style style:name="P17" style:family="paragraph" style:parent-style-name="Standard">
      <style:text-properties fo:font-style="normal" officeooo:rsid="002623ee" officeooo:paragraph-rsid="002623ee" style:font-style-asian="normal" style:font-style-complex="normal"/>
    </style:style>
    <style:style style:name="P18" style:family="paragraph" style:parent-style-name="Standard">
      <style:text-properties fo:font-style="normal" officeooo:rsid="0027ebad" officeooo:paragraph-rsid="0027ebad" style:font-style-asian="normal" style:font-style-complex="normal"/>
    </style:style>
    <style:style style:name="P19" style:family="paragraph" style:parent-style-name="Standard">
      <style:text-properties fo:font-style="normal" officeooo:rsid="00285be4" officeooo:paragraph-rsid="00285be4" style:font-style-asian="normal" style:font-style-complex="normal"/>
    </style:style>
    <style:style style:name="P20" style:family="paragraph" style:parent-style-name="Standard">
      <style:text-properties fo:font-style="normal" officeooo:rsid="0029e142" officeooo:paragraph-rsid="0029e142" style:font-style-asian="normal" style:font-style-complex="normal"/>
    </style:style>
    <style:style style:name="P21" style:family="paragraph" style:parent-style-name="Standard">
      <style:text-properties fo:font-style="normal" officeooo:rsid="002cc7a3" officeooo:paragraph-rsid="002cc7a3" style:font-style-asian="normal" style:font-style-complex="normal"/>
    </style:style>
    <style:style style:name="P22" style:family="paragraph" style:parent-style-name="Standard">
      <style:text-properties fo:font-style="normal" officeooo:rsid="002d3f53" officeooo:paragraph-rsid="002d3f53" style:font-style-asian="normal" style:font-style-complex="normal"/>
    </style:style>
    <style:style style:name="P23" style:family="paragraph" style:parent-style-name="Standard">
      <style:text-properties fo:font-style="normal" officeooo:rsid="002e2422" officeooo:paragraph-rsid="002e2422" style:font-style-asian="normal" style:font-style-complex="normal"/>
    </style:style>
    <style:style style:name="P24" style:family="paragraph" style:parent-style-name="Standard">
      <style:text-properties fo:font-style="normal" officeooo:rsid="002ea577" officeooo:paragraph-rsid="002ea577" style:font-style-asian="normal" style:font-style-complex="normal"/>
    </style:style>
    <style:style style:name="P25" style:family="paragraph" style:parent-style-name="Standard">
      <style:text-properties fo:font-style="normal" officeooo:rsid="002ec5de" officeooo:paragraph-rsid="002ec5de" style:font-style-asian="normal" style:font-style-complex="normal"/>
    </style:style>
    <style:style style:name="P26" style:family="paragraph" style:parent-style-name="Standard">
      <style:text-properties fo:font-style="normal" officeooo:rsid="00300b92" officeooo:paragraph-rsid="00300b92" style:font-style-asian="normal" style:font-style-complex="normal"/>
    </style:style>
    <style:style style:name="P27" style:family="paragraph" style:parent-style-name="Standard">
      <style:text-properties fo:font-style="normal" officeooo:rsid="0030576f" officeooo:paragraph-rsid="0030576f" style:font-style-asian="normal" style:font-style-complex="normal"/>
    </style:style>
    <style:style style:name="P28" style:family="paragraph" style:parent-style-name="Standard">
      <style:text-properties fo:font-style="normal" officeooo:rsid="003159e9" officeooo:paragraph-rsid="003159e9" style:font-style-asian="normal" style:font-style-complex="normal"/>
    </style:style>
    <style:style style:name="P29" style:family="paragraph" style:parent-style-name="Standard">
      <style:text-properties fo:font-style="normal" officeooo:rsid="00320e45" officeooo:paragraph-rsid="00320e45" style:font-style-asian="normal" style:font-style-complex="normal"/>
    </style:style>
    <style:style style:name="P30" style:family="paragraph" style:parent-style-name="Standard">
      <style:text-properties fo:font-style="normal" officeooo:rsid="00334c02" officeooo:paragraph-rsid="00334c02" style:font-style-asian="normal" style:font-style-complex="normal"/>
    </style:style>
    <style:style style:name="P31" style:family="paragraph" style:parent-style-name="Standard">
      <style:text-properties fo:font-style="normal" officeooo:rsid="00339c6c" officeooo:paragraph-rsid="00339c6c" style:font-style-asian="normal" style:font-style-complex="normal"/>
    </style:style>
    <style:style style:name="P32" style:family="paragraph" style:parent-style-name="Standard">
      <style:text-properties fo:font-style="normal" officeooo:rsid="00349dfe" officeooo:paragraph-rsid="00349dfe" style:font-style-asian="normal" style:font-style-complex="normal"/>
    </style:style>
    <style:style style:name="P33" style:family="paragraph" style:parent-style-name="Standard">
      <style:text-properties fo:font-style="normal" officeooo:rsid="0034cde3" officeooo:paragraph-rsid="0034cde3" style:font-style-asian="normal" style:font-style-complex="normal"/>
    </style:style>
    <style:style style:name="P34" style:family="paragraph" style:parent-style-name="Standard">
      <style:text-properties fo:font-style="normal" officeooo:rsid="0035e94b" officeooo:paragraph-rsid="0035e94b" style:font-style-asian="normal" style:font-style-complex="normal"/>
    </style:style>
    <style:style style:name="P35" style:family="paragraph" style:parent-style-name="Standard">
      <style:text-properties fo:font-style="normal" officeooo:rsid="00366f85" officeooo:paragraph-rsid="00366f85" style:font-style-asian="normal" style:font-style-complex="normal"/>
    </style:style>
    <style:style style:name="P36" style:family="paragraph" style:parent-style-name="Standard">
      <style:text-properties fo:font-style="normal" officeooo:rsid="00381b7e" officeooo:paragraph-rsid="00381b7e" style:font-style-asian="normal" style:font-style-complex="normal"/>
    </style:style>
    <style:style style:name="P37" style:family="paragraph" style:parent-style-name="Standard">
      <style:text-properties fo:font-style="normal" officeooo:rsid="0039d51d" officeooo:paragraph-rsid="0039d51d" style:font-style-asian="normal" style:font-style-complex="normal"/>
    </style:style>
    <style:style style:name="P38" style:family="paragraph" style:parent-style-name="Standard">
      <style:text-properties fo:font-style="normal" officeooo:rsid="003aa15f" officeooo:paragraph-rsid="003aa15f" style:font-style-asian="normal" style:font-style-complex="normal"/>
    </style:style>
    <style:style style:name="P39" style:family="paragraph" style:parent-style-name="Standard">
      <style:text-properties fo:font-style="normal" officeooo:rsid="003b6e6c" officeooo:paragraph-rsid="003b6e6c" style:font-style-asian="normal" style:font-style-complex="normal"/>
    </style:style>
    <style:style style:name="P40" style:family="paragraph" style:parent-style-name="Standard">
      <style:text-properties fo:font-style="normal" officeooo:rsid="003c2002" officeooo:paragraph-rsid="003c2002" style:font-style-asian="normal" style:font-style-complex="normal"/>
    </style:style>
    <style:style style:name="P41" style:family="paragraph" style:parent-style-name="Standard">
      <style:text-properties fo:font-style="normal" officeooo:rsid="003d5155" officeooo:paragraph-rsid="003d5155" style:font-style-asian="normal" style:font-style-complex="normal"/>
    </style:style>
    <style:style style:name="P42" style:family="paragraph" style:parent-style-name="Standard">
      <style:text-properties fo:font-style="normal" officeooo:rsid="003eff66" officeooo:paragraph-rsid="003eff66" style:font-style-asian="normal" style:font-style-complex="normal"/>
    </style:style>
    <style:style style:name="P43" style:family="paragraph" style:parent-style-name="Standard">
      <style:text-properties fo:font-style="normal" officeooo:rsid="0040f611" officeooo:paragraph-rsid="0040f611" style:font-style-asian="normal" style:font-style-complex="normal"/>
    </style:style>
    <style:style style:name="P44" style:family="paragraph" style:parent-style-name="Standard">
      <style:text-properties fo:font-style="normal" officeooo:rsid="0041ac1a" officeooo:paragraph-rsid="0041ac1a" style:font-style-asian="normal" style:font-style-complex="normal"/>
    </style:style>
    <style:style style:name="P45" style:family="paragraph" style:parent-style-name="Standard">
      <style:text-properties fo:font-style="normal" officeooo:rsid="004263b7" officeooo:paragraph-rsid="004263b7" style:font-style-asian="normal" style:font-style-complex="normal"/>
    </style:style>
    <style:style style:name="P46" style:family="paragraph" style:parent-style-name="Standard">
      <style:text-properties fo:font-style="normal" officeooo:rsid="0042a1f3" officeooo:paragraph-rsid="0042a1f3" style:font-style-asian="normal" style:font-style-complex="normal"/>
    </style:style>
    <style:style style:name="P47" style:family="paragraph" style:parent-style-name="Standard">
      <style:text-properties fo:font-style="normal" officeooo:rsid="00434ebb" officeooo:paragraph-rsid="00434ebb" style:font-style-asian="normal" style:font-style-complex="normal"/>
    </style:style>
    <style:style style:name="P48" style:family="paragraph" style:parent-style-name="Standard">
      <style:text-properties fo:font-style="normal" officeooo:rsid="00439501" officeooo:paragraph-rsid="00439501" style:font-style-asian="normal" style:font-style-complex="normal"/>
    </style:style>
    <style:style style:name="P49" style:family="paragraph" style:parent-style-name="Standard">
      <style:text-properties fo:font-style="normal" officeooo:rsid="0044a641" officeooo:paragraph-rsid="0044a641" style:font-style-asian="normal" style:font-style-complex="normal"/>
    </style:style>
    <style:style style:name="P50" style:family="paragraph" style:parent-style-name="Standard">
      <style:text-properties fo:font-style="normal" officeooo:rsid="00456349" officeooo:paragraph-rsid="00456349" style:font-style-asian="normal" style:font-style-complex="normal"/>
    </style:style>
    <style:style style:name="P51" style:family="paragraph" style:parent-style-name="Standard">
      <style:text-properties fo:font-style="normal" officeooo:rsid="004645f3" officeooo:paragraph-rsid="004645f3" style:font-style-asian="normal" style:font-style-complex="normal"/>
    </style:style>
    <style:style style:name="P52" style:family="paragraph" style:parent-style-name="Standard">
      <style:text-properties fo:font-style="normal" officeooo:rsid="00466295" officeooo:paragraph-rsid="00466295" style:font-style-asian="normal" style:font-style-complex="normal"/>
    </style:style>
    <style:style style:name="P53" style:family="paragraph" style:parent-style-name="Standard">
      <style:text-properties fo:font-style="normal" officeooo:rsid="004740cf" officeooo:paragraph-rsid="004740cf" style:font-style-asian="normal" style:font-style-complex="normal"/>
    </style:style>
    <style:style style:name="P54" style:family="paragraph" style:parent-style-name="Standard">
      <style:text-properties fo:font-style="normal" officeooo:rsid="00480b56" officeooo:paragraph-rsid="00480b56" style:font-style-asian="normal" style:font-style-complex="normal"/>
    </style:style>
    <style:style style:name="P55" style:family="paragraph" style:parent-style-name="Standard">
      <style:text-properties fo:font-style="normal" officeooo:rsid="00627724" officeooo:paragraph-rsid="00627724" style:font-style-asian="normal" style:font-style-complex="normal"/>
    </style:style>
    <style:style style:name="P56" style:family="paragraph" style:parent-style-name="Standard">
      <style:text-properties fo:font-style="normal" fo:font-weight="bold" officeooo:rsid="00480b56" officeooo:paragraph-rsid="00480b56" style:font-style-asian="normal" style:font-weight-asian="bold" style:font-style-complex="normal" style:font-weight-complex="bold"/>
    </style:style>
    <style:style style:name="P57" style:family="paragraph" style:parent-style-name="Standard">
      <style:text-properties fo:font-style="normal" fo:font-weight="bold" officeooo:rsid="0048f60e" officeooo:paragraph-rsid="0048f60e" style:font-style-asian="normal" style:font-weight-asian="bold" style:font-style-complex="normal" style:font-weight-complex="bold"/>
    </style:style>
    <style:style style:name="P58" style:family="paragraph" style:parent-style-name="Standard">
      <style:text-properties fo:font-style="normal" fo:font-weight="bold" officeooo:rsid="0049810f" officeooo:paragraph-rsid="0049810f" style:font-style-asian="normal" style:font-weight-asian="bold" style:font-style-complex="normal" style:font-weight-complex="bold"/>
    </style:style>
    <style:style style:name="P59" style:family="paragraph" style:parent-style-name="Standard">
      <style:text-properties fo:font-style="normal" fo:font-weight="bold" officeooo:rsid="0049db20" officeooo:paragraph-rsid="0049db20" style:font-style-asian="normal" style:font-weight-asian="bold" style:font-style-complex="normal" style:font-weight-complex="bold"/>
    </style:style>
    <style:style style:name="P60" style:family="paragraph" style:parent-style-name="Standard">
      <style:text-properties fo:font-style="normal" fo:font-weight="bold" officeooo:rsid="00627724" officeooo:paragraph-rsid="00627724" style:font-style-asian="normal" style:font-weight-asian="bold" style:font-style-complex="normal" style:font-weight-complex="bold"/>
    </style:style>
    <style:style style:name="P61" style:family="paragraph" style:parent-style-name="Standard">
      <style:text-properties fo:font-style="normal" fo:font-weight="bold" officeooo:rsid="0065afb1" officeooo:paragraph-rsid="0065afb1" style:font-style-asian="normal" style:font-weight-asian="bold" style:font-style-complex="normal" style:font-weight-complex="bold"/>
    </style:style>
    <style:style style:name="P62" style:family="paragraph" style:parent-style-name="Standard">
      <style:text-properties fo:font-style="normal" fo:font-weight="bold" officeooo:rsid="006769d2" officeooo:paragraph-rsid="006769d2" style:font-style-asian="normal" style:font-weight-asian="bold" style:font-style-complex="normal" style:font-weight-complex="bold"/>
    </style:style>
    <style:style style:name="P63" style:family="paragraph" style:parent-style-name="Standard">
      <style:text-properties fo:font-style="normal" fo:font-weight="bold" officeooo:rsid="00690af3" officeooo:paragraph-rsid="00690af3" style:font-style-asian="normal" style:font-weight-asian="bold" style:font-style-complex="normal" style:font-weight-complex="bold"/>
    </style:style>
    <style:style style:name="P64" style:family="paragraph" style:parent-style-name="Standard">
      <style:text-properties fo:font-style="normal" fo:font-weight="bold" officeooo:rsid="00802bff" officeooo:paragraph-rsid="00802bff" style:font-style-asian="normal" style:font-weight-asian="bold" style:font-style-complex="normal" style:font-weight-complex="bold"/>
    </style:style>
    <style:style style:name="P65" style:family="paragraph" style:parent-style-name="Standard">
      <style:text-properties fo:font-style="normal" fo:font-weight="bold" officeooo:rsid="0081df74" officeooo:paragraph-rsid="0081df74" style:font-style-asian="normal" style:font-weight-asian="bold" style:font-style-complex="normal" style:font-weight-complex="bold"/>
    </style:style>
    <style:style style:name="P66" style:family="paragraph" style:parent-style-name="Standard">
      <style:text-properties fo:font-style="normal" fo:font-weight="bold" officeooo:rsid="00825824" officeooo:paragraph-rsid="00825824" style:font-style-asian="normal" style:font-weight-asian="bold" style:font-style-complex="normal" style:font-weight-complex="bold"/>
    </style:style>
    <style:style style:name="P67" style:family="paragraph" style:parent-style-name="Standard">
      <style:text-properties fo:font-style="normal" fo:font-weight="bold" officeooo:rsid="00a06683" officeooo:paragraph-rsid="00a06683" style:font-style-asian="normal" style:font-weight-asian="bold" style:font-style-complex="normal" style:font-weight-complex="bold"/>
    </style:style>
    <style:style style:name="P68" style:family="paragraph" style:parent-style-name="Standard">
      <style:text-properties fo:font-style="normal" fo:font-weight="bold" officeooo:rsid="00a2bc19" officeooo:paragraph-rsid="00a2bc19" style:font-style-asian="normal" style:font-weight-asian="bold" style:font-style-complex="normal" style:font-weight-complex="bold"/>
    </style:style>
    <style:style style:name="P69" style:family="paragraph" style:parent-style-name="Standard">
      <style:text-properties fo:font-style="normal" fo:font-weight="normal" officeooo:rsid="00480b56" officeooo:paragraph-rsid="00480b56" style:font-style-asian="normal" style:font-weight-asian="normal" style:font-style-complex="normal" style:font-weight-complex="normal"/>
    </style:style>
    <style:style style:name="P70" style:family="paragraph" style:parent-style-name="Standard">
      <style:text-properties fo:font-style="normal" fo:font-weight="normal" officeooo:rsid="0048f60e" officeooo:paragraph-rsid="0048f60e" style:font-style-asian="normal" style:font-weight-asian="normal" style:font-style-complex="normal" style:font-weight-complex="normal"/>
    </style:style>
    <style:style style:name="P71" style:family="paragraph" style:parent-style-name="Standard">
      <style:text-properties fo:font-style="normal" fo:font-weight="normal" officeooo:rsid="0049810f" officeooo:paragraph-rsid="0049810f" style:font-style-asian="normal" style:font-weight-asian="normal" style:font-style-complex="normal" style:font-weight-complex="normal"/>
    </style:style>
    <style:style style:name="P72" style:family="paragraph" style:parent-style-name="Standard">
      <style:text-properties fo:font-style="normal" fo:font-weight="normal" officeooo:rsid="0049db20" officeooo:paragraph-rsid="0049db20" style:font-style-asian="normal" style:font-weight-asian="normal" style:font-style-complex="normal" style:font-weight-complex="normal"/>
    </style:style>
    <style:style style:name="P73" style:family="paragraph" style:parent-style-name="Standard">
      <style:text-properties fo:font-style="normal" fo:font-weight="normal" officeooo:rsid="004e5e0b" officeooo:paragraph-rsid="004e5e0b" style:font-style-asian="normal" style:font-weight-asian="normal" style:font-style-complex="normal" style:font-weight-complex="normal"/>
    </style:style>
    <style:style style:name="P74" style:family="paragraph" style:parent-style-name="Standard">
      <style:text-properties fo:font-style="normal" fo:font-weight="normal" officeooo:rsid="004f0ad5" officeooo:paragraph-rsid="004f0ad5" style:font-style-asian="normal" style:font-weight-asian="normal" style:font-style-complex="normal" style:font-weight-complex="normal"/>
    </style:style>
    <style:style style:name="P75" style:family="paragraph" style:parent-style-name="Standard">
      <style:text-properties fo:font-style="normal" fo:font-weight="normal" officeooo:rsid="004f9b36" officeooo:paragraph-rsid="004f9b36" style:font-style-asian="normal" style:font-weight-asian="normal" style:font-style-complex="normal" style:font-weight-complex="normal"/>
    </style:style>
    <style:style style:name="P76" style:family="paragraph" style:parent-style-name="Standard">
      <style:text-properties fo:font-style="normal" fo:font-weight="normal" officeooo:rsid="004fcc02" officeooo:paragraph-rsid="004fcc02" style:font-style-asian="normal" style:font-weight-asian="normal" style:font-style-complex="normal" style:font-weight-complex="normal"/>
    </style:style>
    <style:style style:name="P77" style:family="paragraph" style:parent-style-name="Standard">
      <style:text-properties fo:font-style="normal" fo:font-weight="normal" officeooo:rsid="004fe558" officeooo:paragraph-rsid="004fe558" style:font-style-asian="normal" style:font-weight-asian="normal" style:font-style-complex="normal" style:font-weight-complex="normal"/>
    </style:style>
    <style:style style:name="P78" style:family="paragraph" style:parent-style-name="Standard">
      <style:text-properties fo:font-style="normal" fo:font-weight="normal" officeooo:rsid="0050e9ed" officeooo:paragraph-rsid="0050e9ed" style:font-style-asian="normal" style:font-weight-asian="normal" style:font-style-complex="normal" style:font-weight-complex="normal"/>
    </style:style>
    <style:style style:name="P79" style:family="paragraph" style:parent-style-name="Standard">
      <style:text-properties fo:font-style="normal" fo:font-weight="normal" officeooo:rsid="0051bdb0" officeooo:paragraph-rsid="0051bdb0" style:font-style-asian="normal" style:font-weight-asian="normal" style:font-style-complex="normal" style:font-weight-complex="normal"/>
    </style:style>
    <style:style style:name="P80" style:family="paragraph" style:parent-style-name="Standard">
      <style:text-properties fo:font-style="normal" fo:font-weight="normal" officeooo:rsid="0051ce27" officeooo:paragraph-rsid="0051ce27" style:font-style-asian="normal" style:font-weight-asian="normal" style:font-style-complex="normal" style:font-weight-complex="normal"/>
    </style:style>
    <style:style style:name="P81" style:family="paragraph" style:parent-style-name="Standard">
      <style:text-properties fo:font-style="normal" fo:font-weight="normal" officeooo:rsid="0053b4d8" officeooo:paragraph-rsid="0053b4d8" style:font-style-asian="normal" style:font-weight-asian="normal" style:font-style-complex="normal" style:font-weight-complex="normal"/>
    </style:style>
    <style:style style:name="P82" style:family="paragraph" style:parent-style-name="Standard">
      <style:text-properties fo:font-style="normal" fo:font-weight="normal" officeooo:rsid="00552e5d" officeooo:paragraph-rsid="00552e5d" style:font-style-asian="normal" style:font-weight-asian="normal" style:font-style-complex="normal" style:font-weight-complex="normal"/>
    </style:style>
    <style:style style:name="P83" style:family="paragraph" style:parent-style-name="Standard">
      <style:text-properties fo:font-style="normal" fo:font-weight="normal" officeooo:rsid="0056b42a" officeooo:paragraph-rsid="0056b42a" style:font-style-asian="normal" style:font-weight-asian="normal" style:font-style-complex="normal" style:font-weight-complex="normal"/>
    </style:style>
    <style:style style:name="P84" style:family="paragraph" style:parent-style-name="Standard">
      <style:text-properties fo:font-style="normal" fo:font-weight="normal" officeooo:rsid="0056f349" officeooo:paragraph-rsid="0056f349" style:font-style-asian="normal" style:font-weight-asian="normal" style:font-style-complex="normal" style:font-weight-complex="normal"/>
    </style:style>
    <style:style style:name="P85" style:family="paragraph" style:parent-style-name="Standard">
      <style:text-properties fo:font-style="normal" fo:font-weight="normal" officeooo:rsid="0057ae15" officeooo:paragraph-rsid="0057ae15" style:font-style-asian="normal" style:font-weight-asian="normal" style:font-style-complex="normal" style:font-weight-complex="normal"/>
    </style:style>
    <style:style style:name="P86" style:family="paragraph" style:parent-style-name="Standard">
      <style:text-properties fo:font-style="normal" fo:font-weight="normal" officeooo:rsid="0057dfb7" officeooo:paragraph-rsid="0057dfb7" style:font-style-asian="normal" style:font-weight-asian="normal" style:font-style-complex="normal" style:font-weight-complex="normal"/>
    </style:style>
    <style:style style:name="P87" style:family="paragraph" style:parent-style-name="Standard">
      <style:text-properties fo:font-style="normal" fo:font-weight="normal" officeooo:rsid="005996e4" officeooo:paragraph-rsid="005996e4" style:font-style-asian="normal" style:font-weight-asian="normal" style:font-style-complex="normal" style:font-weight-complex="normal"/>
    </style:style>
    <style:style style:name="P88" style:family="paragraph" style:parent-style-name="Standard">
      <style:text-properties fo:font-style="normal" fo:font-weight="normal" officeooo:rsid="005b7a6e" officeooo:paragraph-rsid="005b7a6e" style:font-style-asian="normal" style:font-weight-asian="normal" style:font-style-complex="normal" style:font-weight-complex="normal"/>
    </style:style>
    <style:style style:name="P89" style:family="paragraph" style:parent-style-name="Standard">
      <style:text-properties fo:font-style="normal" fo:font-weight="normal" officeooo:rsid="005c185c" officeooo:paragraph-rsid="005c185c" style:font-style-asian="normal" style:font-weight-asian="normal" style:font-style-complex="normal" style:font-weight-complex="normal"/>
    </style:style>
    <style:style style:name="P90" style:family="paragraph" style:parent-style-name="Standard">
      <style:text-properties fo:font-style="normal" fo:font-weight="normal" officeooo:rsid="005d0151" officeooo:paragraph-rsid="005d0151" style:font-style-asian="normal" style:font-weight-asian="normal" style:font-style-complex="normal" style:font-weight-complex="normal"/>
    </style:style>
    <style:style style:name="P91" style:family="paragraph" style:parent-style-name="Standard">
      <style:text-properties fo:font-style="normal" fo:font-weight="normal" officeooo:rsid="005da4d5" officeooo:paragraph-rsid="005da4d5" style:font-style-asian="normal" style:font-weight-asian="normal" style:font-style-complex="normal" style:font-weight-complex="normal"/>
    </style:style>
    <style:style style:name="P92" style:family="paragraph" style:parent-style-name="Standard">
      <style:text-properties fo:font-style="normal" fo:font-weight="normal" officeooo:rsid="005e6df2" officeooo:paragraph-rsid="005e6df2" style:font-style-asian="normal" style:font-weight-asian="normal" style:font-style-complex="normal" style:font-weight-complex="normal"/>
    </style:style>
    <style:style style:name="P93" style:family="paragraph" style:parent-style-name="Standard">
      <style:text-properties fo:font-style="normal" fo:font-weight="normal" officeooo:rsid="005f8d0f" officeooo:paragraph-rsid="005f8d0f" style:font-style-asian="normal" style:font-weight-asian="normal" style:font-style-complex="normal" style:font-weight-complex="normal"/>
    </style:style>
    <style:style style:name="P94" style:family="paragraph" style:parent-style-name="Standard">
      <style:text-properties fo:font-style="normal" fo:font-weight="normal" officeooo:rsid="006031d1" officeooo:paragraph-rsid="006031d1" style:font-style-asian="normal" style:font-weight-asian="normal" style:font-style-complex="normal" style:font-weight-complex="normal"/>
    </style:style>
    <style:style style:name="P95" style:family="paragraph" style:parent-style-name="Standard">
      <style:text-properties fo:font-style="normal" fo:font-weight="normal" officeooo:rsid="0060628c" officeooo:paragraph-rsid="0060628c" style:font-style-asian="normal" style:font-weight-asian="normal" style:font-style-complex="normal" style:font-weight-complex="normal"/>
    </style:style>
    <style:style style:name="P96" style:family="paragraph" style:parent-style-name="Standard">
      <style:text-properties fo:font-style="normal" fo:font-weight="normal" officeooo:rsid="00623fa1" officeooo:paragraph-rsid="00623fa1" style:font-style-asian="normal" style:font-weight-asian="normal" style:font-style-complex="normal" style:font-weight-complex="normal"/>
    </style:style>
    <style:style style:name="P97" style:family="paragraph" style:parent-style-name="Standard">
      <style:text-properties fo:font-style="normal" fo:font-weight="normal" officeooo:rsid="0065afb1" officeooo:paragraph-rsid="0065afb1" style:font-style-asian="normal" style:font-weight-asian="normal" style:font-style-complex="normal" style:font-weight-complex="normal"/>
    </style:style>
    <style:style style:name="P98" style:family="paragraph" style:parent-style-name="Standard">
      <style:text-properties fo:font-style="normal" fo:font-weight="normal" officeooo:rsid="00627724" officeooo:paragraph-rsid="00627724" style:font-style-asian="normal" style:font-weight-asian="normal" style:font-style-complex="normal" style:font-weight-complex="normal"/>
    </style:style>
    <style:style style:name="P99" style:family="paragraph" style:parent-style-name="Standard">
      <style:text-properties fo:font-style="normal" fo:font-weight="normal" officeooo:rsid="006769d2" officeooo:paragraph-rsid="006769d2" style:font-style-asian="normal" style:font-weight-asian="normal" style:font-style-complex="normal" style:font-weight-complex="normal"/>
    </style:style>
    <style:style style:name="P100" style:family="paragraph" style:parent-style-name="Standard">
      <style:text-properties fo:font-style="normal" fo:font-weight="normal" officeooo:rsid="0063b649" officeooo:paragraph-rsid="0063b649" style:font-style-asian="normal" style:font-weight-asian="normal" style:font-style-complex="normal" style:font-weight-complex="normal"/>
    </style:style>
    <style:style style:name="P101" style:family="paragraph" style:parent-style-name="Standard">
      <style:text-properties fo:font-style="normal" fo:font-weight="normal" officeooo:rsid="00690af3" officeooo:paragraph-rsid="00690af3" style:font-style-asian="normal" style:font-weight-asian="normal" style:font-style-complex="normal" style:font-weight-complex="normal"/>
    </style:style>
    <style:style style:name="P102" style:family="paragraph" style:parent-style-name="Standard">
      <style:text-properties fo:font-style="normal" fo:font-weight="normal" officeooo:rsid="006b077b" officeooo:paragraph-rsid="006b077b" style:font-style-asian="normal" style:font-weight-asian="normal" style:font-style-complex="normal" style:font-weight-complex="normal"/>
    </style:style>
    <style:style style:name="P103" style:family="paragraph" style:parent-style-name="Standard">
      <style:text-properties fo:font-style="normal" fo:font-weight="normal" officeooo:rsid="006b35f8" officeooo:paragraph-rsid="006b35f8" style:font-style-asian="normal" style:font-weight-asian="normal" style:font-style-complex="normal" style:font-weight-complex="normal"/>
    </style:style>
    <style:style style:name="P104" style:family="paragraph" style:parent-style-name="Standard">
      <style:text-properties fo:font-style="normal" fo:font-weight="normal" officeooo:rsid="006b6adc" officeooo:paragraph-rsid="006b6adc" style:font-style-asian="normal" style:font-weight-asian="normal" style:font-style-complex="normal" style:font-weight-complex="normal"/>
    </style:style>
    <style:style style:name="P105" style:family="paragraph" style:parent-style-name="Standard">
      <style:text-properties fo:font-style="normal" fo:font-weight="normal" officeooo:rsid="006b731e" officeooo:paragraph-rsid="006b731e" style:font-style-asian="normal" style:font-weight-asian="normal" style:font-style-complex="normal" style:font-weight-complex="normal"/>
    </style:style>
    <style:style style:name="P106" style:family="paragraph" style:parent-style-name="Standard">
      <style:text-properties fo:font-style="normal" fo:font-weight="normal" officeooo:rsid="006bb93c" officeooo:paragraph-rsid="006bb93c" style:font-style-asian="normal" style:font-weight-asian="normal" style:font-style-complex="normal" style:font-weight-complex="normal"/>
    </style:style>
    <style:style style:name="P107" style:family="paragraph" style:parent-style-name="Standard">
      <style:text-properties fo:font-style="normal" fo:font-weight="normal" officeooo:rsid="006d0b0d" officeooo:paragraph-rsid="006d0b0d" style:font-style-asian="normal" style:font-weight-asian="normal" style:font-style-complex="normal" style:font-weight-complex="normal"/>
    </style:style>
    <style:style style:name="P108" style:family="paragraph" style:parent-style-name="Standard">
      <style:text-properties fo:font-style="normal" fo:font-weight="normal" officeooo:rsid="006df97e" officeooo:paragraph-rsid="006df97e" style:font-style-asian="normal" style:font-weight-asian="normal" style:font-style-complex="normal" style:font-weight-complex="normal"/>
    </style:style>
    <style:style style:name="P109" style:family="paragraph" style:parent-style-name="Standard">
      <style:text-properties fo:font-style="normal" fo:font-weight="normal" officeooo:rsid="006f05e0" officeooo:paragraph-rsid="006f05e0" style:font-style-asian="normal" style:font-weight-asian="normal" style:font-style-complex="normal" style:font-weight-complex="normal"/>
    </style:style>
    <style:style style:name="P110" style:family="paragraph" style:parent-style-name="Standard">
      <style:text-properties fo:font-style="normal" fo:font-weight="normal" officeooo:rsid="006ff30d" officeooo:paragraph-rsid="006ff30d" style:font-style-asian="normal" style:font-weight-asian="normal" style:font-style-complex="normal" style:font-weight-complex="normal"/>
    </style:style>
    <style:style style:name="P111" style:family="paragraph" style:parent-style-name="Standard">
      <style:text-properties fo:font-style="normal" fo:font-weight="normal" officeooo:rsid="0071e50b" officeooo:paragraph-rsid="0071e50b" style:font-style-asian="normal" style:font-weight-asian="normal" style:font-style-complex="normal" style:font-weight-complex="normal"/>
    </style:style>
    <style:style style:name="P112" style:family="paragraph" style:parent-style-name="Standard">
      <style:text-properties fo:font-style="normal" fo:font-weight="normal" officeooo:rsid="007207a8" officeooo:paragraph-rsid="007207a8" style:font-style-asian="normal" style:font-weight-asian="normal" style:font-style-complex="normal" style:font-weight-complex="normal"/>
    </style:style>
    <style:style style:name="P113" style:family="paragraph" style:parent-style-name="Standard">
      <style:text-properties fo:font-style="normal" fo:font-weight="normal" officeooo:rsid="0072487d" officeooo:paragraph-rsid="0072487d" style:font-style-asian="normal" style:font-weight-asian="normal" style:font-style-complex="normal" style:font-weight-complex="normal"/>
    </style:style>
    <style:style style:name="P114" style:family="paragraph" style:parent-style-name="Standard">
      <style:text-properties fo:font-style="normal" fo:font-weight="normal" officeooo:rsid="00734627" officeooo:paragraph-rsid="00734627" style:font-style-asian="normal" style:font-weight-asian="normal" style:font-style-complex="normal" style:font-weight-complex="normal"/>
    </style:style>
    <style:style style:name="P115" style:family="paragraph" style:parent-style-name="Standard">
      <style:text-properties fo:font-style="normal" fo:font-weight="normal" officeooo:rsid="00749281" officeooo:paragraph-rsid="00749281" style:font-style-asian="normal" style:font-weight-asian="normal" style:font-style-complex="normal" style:font-weight-complex="normal"/>
    </style:style>
    <style:style style:name="P116" style:family="paragraph" style:parent-style-name="Standard">
      <style:text-properties fo:font-style="normal" fo:font-weight="normal" officeooo:rsid="0077e662" officeooo:paragraph-rsid="0077e662" style:font-style-asian="normal" style:font-weight-asian="normal" style:font-style-complex="normal" style:font-weight-complex="normal"/>
    </style:style>
    <style:style style:name="P117" style:family="paragraph" style:parent-style-name="Standard">
      <style:text-properties fo:font-style="normal" fo:font-weight="normal" officeooo:rsid="007995d0" officeooo:paragraph-rsid="007995d0" style:font-style-asian="normal" style:font-weight-asian="normal" style:font-style-complex="normal" style:font-weight-complex="normal"/>
    </style:style>
    <style:style style:name="P118" style:family="paragraph" style:parent-style-name="Standard">
      <style:text-properties fo:font-style="normal" fo:font-weight="normal" officeooo:rsid="007b3545" officeooo:paragraph-rsid="007b3545" style:font-style-asian="normal" style:font-weight-asian="normal" style:font-style-complex="normal" style:font-weight-complex="normal"/>
    </style:style>
    <style:style style:name="P119" style:family="paragraph" style:parent-style-name="Standard">
      <style:text-properties fo:font-style="normal" fo:font-weight="normal" officeooo:rsid="007b3cf9" officeooo:paragraph-rsid="007b3cf9" style:font-style-asian="normal" style:font-weight-asian="normal" style:font-style-complex="normal" style:font-weight-complex="normal"/>
    </style:style>
    <style:style style:name="P120" style:family="paragraph" style:parent-style-name="Standard">
      <style:text-properties fo:font-style="normal" fo:font-weight="normal" officeooo:rsid="007c87bc" officeooo:paragraph-rsid="007c87bc" style:font-style-asian="normal" style:font-weight-asian="normal" style:font-style-complex="normal" style:font-weight-complex="normal"/>
    </style:style>
    <style:style style:name="P121" style:family="paragraph" style:parent-style-name="Standard">
      <style:text-properties fo:font-style="normal" fo:font-weight="normal" officeooo:rsid="007d3dc4" officeooo:paragraph-rsid="007d3dc4" style:font-style-asian="normal" style:font-weight-asian="normal" style:font-style-complex="normal" style:font-weight-complex="normal"/>
    </style:style>
    <style:style style:name="P122" style:family="paragraph" style:parent-style-name="Standard">
      <style:text-properties fo:font-style="normal" fo:font-weight="normal" officeooo:rsid="007e3195" officeooo:paragraph-rsid="007e3195" style:font-style-asian="normal" style:font-weight-asian="normal" style:font-style-complex="normal" style:font-weight-complex="normal"/>
    </style:style>
    <style:style style:name="P123" style:family="paragraph" style:parent-style-name="Standard">
      <style:text-properties fo:font-style="normal" fo:font-weight="normal" officeooo:rsid="00802bff" officeooo:paragraph-rsid="00802bff" style:font-style-asian="normal" style:font-weight-asian="normal" style:font-style-complex="normal" style:font-weight-complex="normal"/>
    </style:style>
    <style:style style:name="P124" style:family="paragraph" style:parent-style-name="Standard">
      <style:text-properties fo:font-style="normal" fo:font-weight="normal" officeooo:rsid="0081df74" officeooo:paragraph-rsid="0081df74" style:font-style-asian="normal" style:font-weight-asian="normal" style:font-style-complex="normal" style:font-weight-complex="normal"/>
    </style:style>
    <style:style style:name="P125" style:family="paragraph" style:parent-style-name="Standard">
      <style:text-properties fo:font-style="normal" fo:font-weight="normal" officeooo:rsid="00825824" officeooo:paragraph-rsid="0081df74" style:font-style-asian="normal" style:font-weight-asian="normal" style:font-style-complex="normal" style:font-weight-complex="normal"/>
    </style:style>
    <style:style style:name="P126" style:family="paragraph" style:parent-style-name="Standard">
      <style:text-properties fo:font-style="normal" fo:font-weight="normal" officeooo:rsid="00825824" officeooo:paragraph-rsid="00825824" style:font-style-asian="normal" style:font-weight-asian="normal" style:font-style-complex="normal" style:font-weight-complex="normal"/>
    </style:style>
    <style:style style:name="P127" style:family="paragraph" style:parent-style-name="Standard">
      <style:text-properties fo:font-style="normal" fo:font-weight="normal" officeooo:rsid="00826fb7" officeooo:paragraph-rsid="00826fb7" style:font-style-asian="normal" style:font-weight-asian="normal" style:font-style-complex="normal" style:font-weight-complex="normal"/>
    </style:style>
    <style:style style:name="P128" style:family="paragraph" style:parent-style-name="Standard">
      <style:text-properties fo:font-style="normal" fo:font-weight="normal" officeooo:rsid="00838d14" officeooo:paragraph-rsid="00838d14" style:font-style-asian="normal" style:font-weight-asian="normal" style:font-style-complex="normal" style:font-weight-complex="normal"/>
    </style:style>
    <style:style style:name="P129" style:family="paragraph" style:parent-style-name="Standard">
      <style:text-properties fo:font-style="normal" fo:font-weight="normal" officeooo:rsid="00841a3f" officeooo:paragraph-rsid="00841a3f" style:font-style-asian="normal" style:font-weight-asian="normal" style:font-style-complex="normal" style:font-weight-complex="normal"/>
    </style:style>
    <style:style style:name="P130" style:family="paragraph" style:parent-style-name="Standard">
      <style:text-properties fo:font-style="normal" fo:font-weight="normal" officeooo:rsid="0085bac9" officeooo:paragraph-rsid="0085bac9" style:font-style-asian="normal" style:font-weight-asian="normal" style:font-style-complex="normal" style:font-weight-complex="normal"/>
    </style:style>
    <style:style style:name="P131" style:family="paragraph" style:parent-style-name="Standard">
      <style:text-properties fo:font-style="normal" fo:font-weight="normal" officeooo:rsid="0087696b" officeooo:paragraph-rsid="0087696b" style:font-style-asian="normal" style:font-weight-asian="normal" style:font-style-complex="normal" style:font-weight-complex="normal"/>
    </style:style>
    <style:style style:name="P132" style:family="paragraph" style:parent-style-name="Standard">
      <style:text-properties fo:font-style="normal" fo:font-weight="normal" officeooo:rsid="0088ccd7" officeooo:paragraph-rsid="0088ccd7" style:font-style-asian="normal" style:font-weight-asian="normal" style:font-style-complex="normal" style:font-weight-complex="normal"/>
    </style:style>
    <style:style style:name="P133" style:family="paragraph" style:parent-style-name="Standard">
      <style:text-properties fo:font-style="normal" fo:font-weight="normal" officeooo:rsid="0089d669" officeooo:paragraph-rsid="0089d669" style:font-style-asian="normal" style:font-weight-asian="normal" style:font-style-complex="normal" style:font-weight-complex="normal"/>
    </style:style>
    <style:style style:name="P134" style:family="paragraph" style:parent-style-name="Standard">
      <style:text-properties fo:font-style="normal" fo:font-weight="normal" officeooo:rsid="008a782b" officeooo:paragraph-rsid="008a782b" style:font-style-asian="normal" style:font-weight-asian="normal" style:font-style-complex="normal" style:font-weight-complex="normal"/>
    </style:style>
    <style:style style:name="P135" style:family="paragraph" style:parent-style-name="Standard">
      <style:text-properties fo:font-style="normal" fo:font-weight="normal" officeooo:rsid="008bb110" officeooo:paragraph-rsid="008bb110" style:font-style-asian="normal" style:font-weight-asian="normal" style:font-style-complex="normal" style:font-weight-complex="normal"/>
    </style:style>
    <style:style style:name="P136" style:family="paragraph" style:parent-style-name="Standard">
      <style:text-properties fo:font-style="normal" fo:font-weight="normal" officeooo:rsid="008fecb2" officeooo:paragraph-rsid="008fecb2" style:font-style-asian="normal" style:font-weight-asian="normal" style:font-style-complex="normal" style:font-weight-complex="normal"/>
    </style:style>
    <style:style style:name="P137" style:family="paragraph" style:parent-style-name="Standard">
      <style:text-properties fo:font-style="normal" fo:font-weight="normal" officeooo:rsid="0092598e" officeooo:paragraph-rsid="0092598e" style:font-style-asian="normal" style:font-weight-asian="normal" style:font-style-complex="normal" style:font-weight-complex="normal"/>
    </style:style>
    <style:style style:name="P138" style:family="paragraph" style:parent-style-name="Standard">
      <style:text-properties fo:font-style="normal" fo:font-weight="normal" officeooo:rsid="0093e236" officeooo:paragraph-rsid="0093e236" style:font-style-asian="normal" style:font-weight-asian="normal" style:font-style-complex="normal" style:font-weight-complex="normal"/>
    </style:style>
    <style:style style:name="P139" style:family="paragraph" style:parent-style-name="Standard">
      <style:text-properties fo:font-style="normal" fo:font-weight="normal" officeooo:rsid="00985ee3" officeooo:paragraph-rsid="00985ee3" style:font-style-asian="normal" style:font-weight-asian="normal" style:font-style-complex="normal" style:font-weight-complex="normal"/>
    </style:style>
    <style:style style:name="P140" style:family="paragraph" style:parent-style-name="Standard">
      <style:text-properties fo:font-style="normal" fo:font-weight="normal" officeooo:rsid="0098a709" officeooo:paragraph-rsid="0098a709" style:font-style-asian="normal" style:font-weight-asian="normal" style:font-style-complex="normal" style:font-weight-complex="normal"/>
    </style:style>
    <style:style style:name="P141" style:family="paragraph" style:parent-style-name="Standard">
      <style:text-properties fo:font-style="normal" fo:font-weight="normal" officeooo:rsid="0099dc00" officeooo:paragraph-rsid="0099dc00" style:font-style-asian="normal" style:font-weight-asian="normal" style:font-style-complex="normal" style:font-weight-complex="normal"/>
    </style:style>
    <style:style style:name="P142" style:family="paragraph" style:parent-style-name="Standard">
      <style:text-properties fo:font-style="normal" fo:font-weight="normal" officeooo:rsid="009cd5bf" officeooo:paragraph-rsid="009cd5bf" style:font-style-asian="normal" style:font-weight-asian="normal" style:font-style-complex="normal" style:font-weight-complex="normal"/>
    </style:style>
    <style:style style:name="P143" style:family="paragraph" style:parent-style-name="Standard">
      <style:text-properties fo:font-style="normal" fo:font-weight="normal" officeooo:rsid="009e3326" officeooo:paragraph-rsid="009e3326" style:font-style-asian="normal" style:font-weight-asian="normal" style:font-style-complex="normal" style:font-weight-complex="normal"/>
    </style:style>
    <style:style style:name="P144" style:family="paragraph" style:parent-style-name="Standard">
      <style:text-properties fo:font-style="normal" fo:font-weight="normal" officeooo:rsid="009f2f62" officeooo:paragraph-rsid="009f2f62" style:font-style-asian="normal" style:font-weight-asian="normal" style:font-style-complex="normal" style:font-weight-complex="normal"/>
    </style:style>
    <style:style style:name="P145" style:family="paragraph" style:parent-style-name="Standard">
      <style:text-properties fo:font-style="normal" fo:font-weight="normal" officeooo:rsid="009f9738" officeooo:paragraph-rsid="009f9738" style:font-style-asian="normal" style:font-weight-asian="normal" style:font-style-complex="normal" style:font-weight-complex="normal"/>
    </style:style>
    <style:style style:name="P146" style:family="paragraph" style:parent-style-name="Standard">
      <style:text-properties fo:font-style="normal" fo:font-weight="normal" officeooo:rsid="00a06683" officeooo:paragraph-rsid="00a06683" style:font-style-asian="normal" style:font-weight-asian="normal" style:font-style-complex="normal" style:font-weight-complex="normal"/>
    </style:style>
    <style:style style:name="P147" style:family="paragraph" style:parent-style-name="Standard">
      <style:text-properties fo:font-style="normal" fo:font-weight="normal" officeooo:rsid="00a2bc19" officeooo:paragraph-rsid="00a4a50f" style:font-style-asian="normal" style:font-weight-asian="normal" style:font-style-complex="normal" style:font-weight-complex="normal"/>
    </style:style>
    <style:style style:name="P148" style:family="paragraph" style:parent-style-name="Standard">
      <style:text-properties fo:font-style="normal" fo:font-weight="normal" officeooo:rsid="00a4a50f" officeooo:paragraph-rsid="00a4a50f" style:font-style-asian="normal" style:font-weight-asian="normal" style:font-style-complex="normal" style:font-weight-complex="normal"/>
    </style:style>
    <style:style style:name="P149" style:family="paragraph" style:parent-style-name="Standard">
      <style:text-properties fo:font-style="normal" fo:font-weight="normal" officeooo:rsid="00a5c7f8" officeooo:paragraph-rsid="00a5c7f8" style:font-style-asian="normal" style:font-weight-asian="normal" style:font-style-complex="normal" style:font-weight-complex="normal"/>
    </style:style>
    <style:style style:name="P150" style:family="paragraph" style:parent-style-name="Standard">
      <style:text-properties fo:font-style="normal" fo:font-weight="normal" officeooo:rsid="00a694e7" officeooo:paragraph-rsid="00a694e7" style:font-style-asian="normal" style:font-weight-asian="normal" style:font-style-complex="normal" style:font-weight-complex="normal"/>
    </style:style>
    <style:style style:name="P151" style:family="paragraph" style:parent-style-name="Standard">
      <style:text-properties fo:font-style="normal" fo:font-weight="normal" officeooo:rsid="00a77653" officeooo:paragraph-rsid="00a77653" style:font-style-asian="normal" style:font-weight-asian="normal" style:font-style-complex="normal" style:font-weight-complex="normal"/>
    </style:style>
    <style:style style:name="P152" style:family="paragraph" style:parent-style-name="Standard">
      <style:text-properties fo:font-style="normal" fo:font-weight="normal" officeooo:rsid="00a903b3" officeooo:paragraph-rsid="00a903b3" style:font-style-asian="normal" style:font-weight-asian="normal" style:font-style-complex="normal" style:font-weight-complex="normal"/>
    </style:style>
    <style:style style:name="P153" style:family="paragraph" style:parent-style-name="Standard">
      <style:text-properties fo:font-style="normal" fo:font-weight="normal" officeooo:rsid="00aa9a2b" officeooo:paragraph-rsid="00aa9a2b" style:font-style-asian="normal" style:font-weight-asian="normal" style:font-style-complex="normal" style:font-weight-complex="normal"/>
    </style:style>
    <style:style style:name="P154" style:family="paragraph" style:parent-style-name="Standard">
      <style:text-properties fo:font-style="normal" fo:font-weight="normal" officeooo:rsid="00aad0d8" officeooo:paragraph-rsid="00aad0d8" style:font-style-asian="normal" style:font-weight-asian="normal" style:font-style-complex="normal" style:font-weight-complex="normal"/>
    </style:style>
    <style:style style:name="P155" style:family="paragraph" style:parent-style-name="Standard">
      <style:text-properties fo:font-style="normal" fo:font-weight="normal" officeooo:rsid="00ac6fca" officeooo:paragraph-rsid="00ac6fca" style:font-style-asian="normal" style:font-weight-asian="normal" style:font-style-complex="normal" style:font-weight-complex="normal"/>
    </style:style>
    <style:style style:name="P156" style:family="paragraph" style:parent-style-name="Standard">
      <style:text-properties fo:font-style="normal" fo:font-weight="normal" officeooo:rsid="00aceea5" officeooo:paragraph-rsid="00aceea5" style:font-style-asian="normal" style:font-weight-asian="normal" style:font-style-complex="normal" style:font-weight-complex="normal"/>
    </style:style>
    <style:style style:name="P157" style:family="paragraph" style:parent-style-name="Standard">
      <style:text-properties fo:font-style="normal" fo:font-weight="normal" officeooo:rsid="00aee11b" officeooo:paragraph-rsid="00aee11b" style:font-style-asian="normal" style:font-weight-asian="normal" style:font-style-complex="normal" style:font-weight-complex="normal"/>
    </style:style>
    <style:style style:name="P158" style:family="paragraph" style:parent-style-name="Standard">
      <style:text-properties fo:font-style="normal" fo:font-weight="normal" officeooo:rsid="00b0c9c9" officeooo:paragraph-rsid="00b0c9c9" style:font-style-asian="normal" style:font-weight-asian="normal" style:font-style-complex="normal" style:font-weight-complex="normal"/>
    </style:style>
    <style:style style:name="P159" style:family="paragraph" style:parent-style-name="Standard">
      <style:text-properties fo:font-style="normal" fo:font-weight="normal" officeooo:rsid="00b2375f" officeooo:paragraph-rsid="00b2375f" style:font-style-asian="normal" style:font-weight-asian="normal" style:font-style-complex="normal" style:font-weight-complex="normal"/>
    </style:style>
    <style:style style:name="P160" style:family="paragraph" style:parent-style-name="Standard">
      <style:text-properties fo:font-style="normal" fo:font-weight="normal" officeooo:rsid="00b2e788" officeooo:paragraph-rsid="00b2e788" style:font-style-asian="normal" style:font-weight-asian="normal" style:font-style-complex="normal" style:font-weight-complex="normal"/>
    </style:style>
    <style:style style:name="P161" style:family="paragraph" style:parent-style-name="Standard">
      <style:text-properties fo:font-style="normal" fo:font-weight="normal" officeooo:rsid="00b3a562" officeooo:paragraph-rsid="00b3a562" style:font-style-asian="normal" style:font-weight-asian="normal" style:font-style-complex="normal" style:font-weight-complex="normal"/>
    </style:style>
    <style:style style:name="P162" style:family="paragraph" style:parent-style-name="Standard">
      <style:text-properties fo:font-style="normal" fo:font-weight="normal" officeooo:rsid="00b519f6" officeooo:paragraph-rsid="00b519f6" style:font-style-asian="normal" style:font-weight-asian="normal" style:font-style-complex="normal" style:font-weight-complex="normal"/>
    </style:style>
    <style:style style:name="P163" style:family="paragraph" style:parent-style-name="Standard">
      <style:text-properties fo:font-style="normal" fo:font-weight="normal" officeooo:rsid="00b62eaf" officeooo:paragraph-rsid="00b62eaf" style:font-style-asian="normal" style:font-weight-asian="normal" style:font-style-complex="normal" style:font-weight-complex="normal"/>
    </style:style>
    <style:style style:name="P164" style:family="paragraph" style:parent-style-name="Standard">
      <style:text-properties fo:font-style="normal" fo:font-weight="normal" officeooo:rsid="00b6ec1a" officeooo:paragraph-rsid="00b6ec1a" style:font-style-asian="normal" style:font-weight-asian="normal" style:font-style-complex="normal" style:font-weight-complex="normal"/>
    </style:style>
    <style:style style:name="P165" style:family="paragraph" style:parent-style-name="Standard">
      <style:text-properties fo:font-style="normal" fo:font-weight="normal" officeooo:rsid="00b8162d" officeooo:paragraph-rsid="00b8162d" style:font-style-asian="normal" style:font-weight-asian="normal" style:font-style-complex="normal" style:font-weight-complex="normal"/>
    </style:style>
    <style:style style:name="P166" style:family="paragraph" style:parent-style-name="Standard">
      <style:text-properties fo:font-style="normal" fo:font-weight="normal" officeooo:rsid="00b8aa81" officeooo:paragraph-rsid="00b8aa81" style:font-style-asian="normal" style:font-weight-asian="normal" style:font-style-complex="normal" style:font-weight-complex="normal"/>
    </style:style>
    <style:style style:name="P167" style:family="paragraph" style:parent-style-name="Standard">
      <style:text-properties fo:font-style="normal" fo:font-weight="normal" officeooo:rsid="00b9c5dc" officeooo:paragraph-rsid="00b9c5dc" style:font-style-asian="normal" style:font-weight-asian="normal" style:font-style-complex="normal" style:font-weight-complex="normal"/>
    </style:style>
    <style:style style:name="P168" style:family="paragraph" style:parent-style-name="Standard">
      <style:text-properties fo:font-style="normal" fo:font-weight="normal" officeooo:rsid="00b9d28a" officeooo:paragraph-rsid="00b9d28a" style:font-style-asian="normal" style:font-weight-asian="normal" style:font-style-complex="normal" style:font-weight-complex="normal"/>
    </style:style>
    <style:style style:name="P169" style:family="paragraph" style:parent-style-name="Standard">
      <style:text-properties fo:font-style="normal" fo:font-weight="normal" officeooo:rsid="00bab52c" officeooo:paragraph-rsid="00bab52c" style:font-style-asian="normal" style:font-weight-asian="normal" style:font-style-complex="normal" style:font-weight-complex="normal"/>
    </style:style>
    <style:style style:name="P170" style:family="paragraph" style:parent-style-name="Standard">
      <style:text-properties fo:font-style="normal" fo:font-weight="normal" officeooo:rsid="00bc6158" officeooo:paragraph-rsid="00bc6158" style:font-style-asian="normal" style:font-weight-asian="normal" style:font-style-complex="normal" style:font-weight-complex="normal"/>
    </style:style>
    <style:style style:name="P171" style:family="paragraph" style:parent-style-name="Standard">
      <style:text-properties fo:font-style="normal" fo:font-weight="normal" officeooo:rsid="00bda063" officeooo:paragraph-rsid="00bda063" style:font-style-asian="normal" style:font-weight-asian="normal" style:font-style-complex="normal" style:font-weight-complex="normal"/>
    </style:style>
    <style:style style:name="P172" style:family="paragraph" style:parent-style-name="Standard">
      <style:text-properties fo:font-style="normal" fo:font-weight="normal" officeooo:rsid="00bf66f9" officeooo:paragraph-rsid="00bf66f9" style:font-style-asian="normal" style:font-weight-asian="normal" style:font-style-complex="normal" style:font-weight-complex="normal"/>
    </style:style>
    <style:style style:name="P173" style:family="paragraph" style:parent-style-name="Standard">
      <style:text-properties fo:font-style="normal" fo:font-weight="normal" officeooo:rsid="00c043fa" officeooo:paragraph-rsid="00c043fa" style:font-style-asian="normal" style:font-weight-asian="normal" style:font-style-complex="normal" style:font-weight-complex="normal"/>
    </style:style>
    <style:style style:name="P174" style:family="paragraph" style:parent-style-name="Standard">
      <style:text-properties fo:font-style="normal" fo:font-weight="normal" officeooo:rsid="00c1be43" officeooo:paragraph-rsid="00c1be43" style:font-style-asian="normal" style:font-weight-asian="normal" style:font-style-complex="normal" style:font-weight-complex="normal"/>
    </style:style>
    <style:style style:name="P175" style:family="paragraph" style:parent-style-name="Standard">
      <style:text-properties officeooo:rsid="006769d2" officeooo:paragraph-rsid="006769d2"/>
    </style:style>
    <style:style style:name="P176" style:family="paragraph" style:parent-style-name="Standard">
      <style:text-properties fo:font-style="normal" fo:font-weight="normal" officeooo:rsid="00bf66f9" style:font-style-asian="normal" style:font-weight-asian="normal" style:font-style-complex="normal" style:font-weight-complex="normal"/>
    </style:style>
    <style:style style:name="P177" style:family="paragraph" style:parent-style-name="Standard">
      <style:text-properties fo:font-style="normal" fo:font-weight="normal" officeooo:rsid="00c34efd" officeooo:paragraph-rsid="00c34efd" style:font-style-asian="normal" style:font-weight-asian="normal" style:font-style-complex="normal" style:font-weight-complex="normal"/>
    </style:style>
    <style:style style:name="P178" style:family="paragraph" style:parent-style-name="Standard">
      <style:text-properties fo:font-style="normal" fo:font-weight="normal" officeooo:rsid="00c4bafa" officeooo:paragraph-rsid="00c4bafa" style:font-style-asian="normal" style:font-weight-asian="normal" style:font-style-complex="normal" style:font-weight-complex="normal"/>
    </style:style>
    <style:style style:name="P179" style:family="paragraph" style:parent-style-name="Standard">
      <style:text-properties fo:font-style="normal" fo:font-weight="normal" officeooo:rsid="00c69001" officeooo:paragraph-rsid="00c69001" style:font-style-asian="normal" style:font-weight-asian="normal" style:font-style-complex="normal" style:font-weight-complex="normal"/>
    </style:style>
    <style:style style:name="P180" style:family="paragraph" style:parent-style-name="Standard">
      <style:text-properties fo:font-style="normal" fo:font-weight="normal" officeooo:rsid="00c7e3bb" officeooo:paragraph-rsid="00c7e3bb" style:font-style-asian="normal" style:font-weight-asian="normal" style:font-style-complex="normal" style:font-weight-complex="normal"/>
    </style:style>
    <style:style style:name="P181" style:family="paragraph" style:parent-style-name="Standard">
      <style:text-properties fo:font-style="normal" fo:font-weight="normal" officeooo:rsid="00c92f22" officeooo:paragraph-rsid="00c92f22" style:font-style-asian="normal" style:font-weight-asian="normal" style:font-style-complex="normal" style:font-weight-complex="normal"/>
    </style:style>
    <style:style style:name="P182" style:family="paragraph" style:parent-style-name="Standard">
      <style:text-properties fo:font-style="normal" fo:font-weight="normal" officeooo:rsid="00cacac6" officeooo:paragraph-rsid="00cacac6" style:font-style-asian="normal" style:font-weight-asian="normal" style:font-style-complex="normal" style:font-weight-complex="normal"/>
    </style:style>
    <style:style style:name="P183" style:family="paragraph" style:parent-style-name="Standard">
      <style:text-properties fo:font-style="normal" fo:font-weight="normal" officeooo:rsid="00cc6c71" officeooo:paragraph-rsid="00cc6c71" style:font-style-asian="normal" style:font-weight-asian="normal" style:font-style-complex="normal" style:font-weight-complex="normal"/>
    </style:style>
    <style:style style:name="P184" style:family="paragraph" style:parent-style-name="Standard">
      <style:text-properties fo:font-style="normal" fo:font-weight="normal" officeooo:rsid="00cd3cce" officeooo:paragraph-rsid="00cd3cce" style:font-style-asian="normal" style:font-weight-asian="normal" style:font-style-complex="normal" style:font-weight-complex="normal"/>
    </style:style>
    <style:style style:name="P185" style:family="paragraph" style:parent-style-name="Standard">
      <style:text-properties fo:font-style="normal" fo:font-weight="normal" officeooo:rsid="00cd3cce" officeooo:paragraph-rsid="00d07437" style:font-style-asian="normal" style:font-weight-asian="normal" style:font-style-complex="normal" style:font-weight-complex="normal"/>
    </style:style>
    <style:style style:name="P186" style:family="paragraph" style:parent-style-name="Standard">
      <style:text-properties fo:font-style="normal" fo:font-weight="normal" officeooo:rsid="00d07437" officeooo:paragraph-rsid="00d07437" style:font-style-asian="normal" style:font-weight-asian="normal" style:font-style-complex="normal" style:font-weight-complex="normal"/>
    </style:style>
    <style:style style:name="P187" style:family="paragraph" style:parent-style-name="Standard">
      <style:text-properties fo:font-style="normal" fo:font-weight="normal" officeooo:rsid="00d16bd3" officeooo:paragraph-rsid="00d16bd3" style:font-style-asian="normal" style:font-weight-asian="normal" style:font-style-complex="normal" style:font-weight-complex="normal"/>
    </style:style>
    <style:style style:name="P188" style:family="paragraph" style:parent-style-name="Standard">
      <style:text-properties fo:font-style="normal" fo:font-weight="normal" officeooo:rsid="00d1d4cc" officeooo:paragraph-rsid="00d1d4cc" style:font-style-asian="normal" style:font-weight-asian="normal" style:font-style-complex="normal" style:font-weight-complex="normal"/>
    </style:style>
    <style:style style:name="P189" style:family="paragraph" style:parent-style-name="Standard">
      <style:text-properties fo:font-style="normal" fo:font-weight="normal" officeooo:rsid="00d23711" officeooo:paragraph-rsid="00d23711" style:font-style-asian="normal" style:font-weight-asian="normal" style:font-style-complex="normal" style:font-weight-complex="normal"/>
    </style:style>
    <style:style style:name="P190" style:family="paragraph" style:parent-style-name="Standard">
      <style:text-properties fo:font-style="normal" fo:font-weight="normal" officeooo:rsid="00d36b7c" officeooo:paragraph-rsid="00d36b7c" style:font-style-asian="normal" style:font-weight-asian="normal" style:font-style-complex="normal" style:font-weight-complex="normal"/>
    </style:style>
    <style:style style:name="P191" style:family="paragraph" style:parent-style-name="Standard">
      <style:text-properties fo:font-style="normal" fo:font-weight="bold" officeooo:rsid="00d36b7c" officeooo:paragraph-rsid="00d36b7c" style:font-style-asian="normal" style:font-weight-asian="bold" style:font-style-complex="normal" style:font-weight-complex="bold"/>
    </style:style>
    <style:style style:name="T1" style:family="text">
      <style:text-properties officeooo:rsid="00149768"/>
    </style:style>
    <style:style style:name="T2" style:family="text">
      <style:text-properties officeooo:rsid="001585ae"/>
    </style:style>
    <style:style style:name="T3" style:family="text">
      <style:text-properties officeooo:rsid="0015aa45"/>
    </style:style>
    <style:style style:name="T4" style:family="text">
      <style:text-properties officeooo:rsid="00162a7f"/>
    </style:style>
    <style:style style:name="T5" style:family="text">
      <style:text-properties officeooo:rsid="001829ca"/>
    </style:style>
    <style:style style:name="T6" style:family="text">
      <style:text-properties officeooo:rsid="0019d3a3"/>
    </style:style>
    <style:style style:name="T7" style:family="text">
      <style:text-properties officeooo:rsid="001ba924"/>
    </style:style>
    <style:style style:name="T8" style:family="text">
      <style:text-properties officeooo:rsid="001f3561"/>
    </style:style>
    <style:style style:name="T9" style:family="text">
      <style:text-properties officeooo:rsid="00200ad0"/>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7ebad" style:font-style-asian="normal" style:font-style-complex="normal"/>
    </style:style>
    <style:style style:name="T13" style:family="text">
      <style:text-properties officeooo:rsid="00300b92"/>
    </style:style>
    <style:style style:name="T14" style:family="text">
      <style:text-properties officeooo:rsid="003159e9"/>
    </style:style>
    <style:style style:name="T15" style:family="text">
      <style:text-properties officeooo:rsid="00334c02"/>
    </style:style>
    <style:style style:name="T16" style:family="text">
      <style:text-properties officeooo:rsid="00381b7e"/>
    </style:style>
    <style:style style:name="T17" style:family="text">
      <style:text-properties officeooo:rsid="003b6e6c"/>
    </style:style>
    <style:style style:name="T18" style:family="text">
      <style:text-properties style:text-position="super 58%"/>
    </style:style>
    <style:style style:name="T19" style:family="text">
      <style:text-properties officeooo:rsid="003eff66"/>
    </style:style>
    <style:style style:name="T20" style:family="text">
      <style:text-properties officeooo:rsid="0040f611"/>
    </style:style>
    <style:style style:name="T21" style:family="text">
      <style:text-properties officeooo:rsid="00439501"/>
    </style:style>
    <style:style style:name="T22" style:family="text">
      <style:text-properties officeooo:rsid="004645f3"/>
    </style:style>
    <style:style style:name="T23" style:family="text">
      <style:text-properties officeooo:rsid="004740cf"/>
    </style:style>
    <style:style style:name="T24" style:family="text">
      <style:text-properties fo:font-weight="normal" style:font-weight-asian="normal" style:font-weight-complex="normal"/>
    </style:style>
    <style:style style:name="T25" style:family="text">
      <style:text-properties fo:font-weight="normal" officeooo:rsid="0049810f" style:font-weight-asian="normal" style:font-weight-complex="normal"/>
    </style:style>
    <style:style style:name="T26" style:family="text">
      <style:text-properties fo:font-weight="normal" officeooo:rsid="0049db20" style:font-weight-asian="normal" style:font-weight-complex="normal"/>
    </style:style>
    <style:style style:name="T27" style:family="text">
      <style:text-properties fo:font-weight="normal" officeooo:rsid="004b6cd9" style:font-weight-asian="normal" style:font-weight-complex="normal"/>
    </style:style>
    <style:style style:name="T28" style:family="text">
      <style:text-properties fo:font-weight="normal" officeooo:rsid="0063b649" style:font-weight-asian="normal" style:font-weight-complex="normal"/>
    </style:style>
    <style:style style:name="T29" style:family="text">
      <style:text-properties fo:font-weight="normal" officeooo:rsid="006769d2" style:font-weight-asian="normal" style:font-weight-complex="normal"/>
    </style:style>
    <style:style style:name="T30" style:family="text">
      <style:text-properties fo:font-weight="normal" officeooo:rsid="00690af3" style:font-weight-asian="normal" style:font-weight-complex="normal"/>
    </style:style>
    <style:style style:name="T31" style:family="text">
      <style:text-properties fo:font-weight="normal" officeooo:rsid="006b077b" style:font-weight-asian="normal" style:font-weight-complex="normal"/>
    </style:style>
    <style:style style:name="T32" style:family="text">
      <style:text-properties fo:font-weight="normal" officeooo:rsid="00825824" style:font-weight-asian="normal" style:font-weight-complex="normal"/>
    </style:style>
    <style:style style:name="T33" style:family="text">
      <style:text-properties fo:font-weight="normal" officeooo:rsid="00a0c4e5" style:font-weight-asian="normal" style:font-weight-complex="normal"/>
    </style:style>
    <style:style style:name="T34" style:family="text">
      <style:text-properties officeooo:rsid="004d1a89"/>
    </style:style>
    <style:style style:name="T35" style:family="text">
      <style:text-properties officeooo:rsid="004f0ad5"/>
    </style:style>
    <style:style style:name="T36" style:family="text">
      <style:text-properties officeooo:rsid="00519c56"/>
    </style:style>
    <style:style style:name="T37" style:family="text">
      <style:text-properties officeooo:rsid="0051bdb0"/>
    </style:style>
    <style:style style:name="T38" style:family="text">
      <style:text-properties officeooo:rsid="0051ce27"/>
    </style:style>
    <style:style style:name="T39" style:family="text">
      <style:text-properties officeooo:rsid="0056b42a"/>
    </style:style>
    <style:style style:name="T40" style:family="text">
      <style:text-properties officeooo:rsid="0057ae15"/>
    </style:style>
    <style:style style:name="T41" style:family="text">
      <style:text-properties officeooo:rsid="0057dfb7"/>
    </style:style>
    <style:style style:name="T42" style:family="text">
      <style:text-properties officeooo:rsid="005996e4"/>
    </style:style>
    <style:style style:name="T43" style:family="text">
      <style:text-properties officeooo:rsid="005b7a6e"/>
    </style:style>
    <style:style style:name="T44" style:family="text">
      <style:text-properties officeooo:rsid="005da4d5"/>
    </style:style>
    <style:style style:name="T45" style:family="text">
      <style:text-properties officeooo:rsid="005f8d0f"/>
    </style:style>
    <style:style style:name="T46" style:family="text">
      <style:text-properties officeooo:rsid="0065afb1"/>
    </style:style>
    <style:style style:name="T47" style:family="text">
      <style:text-properties officeooo:rsid="006769d2"/>
    </style:style>
    <style:style style:name="T48" style:family="text">
      <style:text-properties officeooo:rsid="006ff30d"/>
    </style:style>
    <style:style style:name="T49" style:family="text">
      <style:text-properties officeooo:rsid="0072487d"/>
    </style:style>
    <style:style style:name="T50" style:family="text">
      <style:text-properties officeooo:rsid="0077e662"/>
    </style:style>
    <style:style style:name="T51" style:family="text">
      <style:text-properties officeooo:rsid="007995d0"/>
    </style:style>
    <style:style style:name="T52" style:family="text">
      <style:text-properties officeooo:rsid="007b3545"/>
    </style:style>
    <style:style style:name="T53" style:family="text">
      <style:text-properties officeooo:rsid="007b3cf9"/>
    </style:style>
    <style:style style:name="T54" style:family="text">
      <style:text-properties officeooo:rsid="0085bac9"/>
    </style:style>
    <style:style style:name="T55" style:family="text">
      <style:text-properties officeooo:rsid="0089d669"/>
    </style:style>
    <style:style style:name="T56" style:family="text">
      <style:text-properties officeooo:rsid="008c82b1"/>
    </style:style>
    <style:style style:name="T57" style:family="text">
      <style:text-properties officeooo:rsid="008dab71"/>
    </style:style>
    <style:style style:name="T58" style:family="text">
      <style:text-properties officeooo:rsid="0093e236"/>
    </style:style>
    <style:style style:name="T59" style:family="text">
      <style:text-properties officeooo:rsid="00951334"/>
    </style:style>
    <style:style style:name="T60" style:family="text">
      <style:text-properties officeooo:rsid="0095800e"/>
    </style:style>
    <style:style style:name="T61" style:family="text">
      <style:text-properties officeooo:rsid="00975199"/>
    </style:style>
    <style:style style:name="T62" style:family="text">
      <style:text-properties officeooo:rsid="009e3326"/>
    </style:style>
    <style:style style:name="T63" style:family="text">
      <style:text-properties officeooo:rsid="009f2f62"/>
    </style:style>
    <style:style style:name="T64" style:family="text">
      <style:text-properties officeooo:rsid="00a06683"/>
    </style:style>
    <style:style style:name="T65" style:family="text">
      <style:text-properties officeooo:rsid="00a2bc19"/>
    </style:style>
    <style:style style:name="T66" style:family="text">
      <style:text-properties officeooo:rsid="00a77653"/>
    </style:style>
    <style:style style:name="T67" style:family="text">
      <style:text-properties officeooo:rsid="00a903b3"/>
    </style:style>
    <style:style style:name="T68" style:family="text">
      <style:text-properties officeooo:rsid="00aa9a2b"/>
    </style:style>
    <style:style style:name="T69" style:family="text">
      <style:text-properties officeooo:rsid="00b2e788"/>
    </style:style>
    <style:style style:name="T70" style:family="text">
      <style:text-properties officeooo:rsid="00b3a562"/>
    </style:style>
    <style:style style:name="T71" style:family="text">
      <style:text-properties officeooo:rsid="00b6ec1a"/>
    </style:style>
    <style:style style:name="T72" style:family="text">
      <style:text-properties officeooo:rsid="00bab52c"/>
    </style:style>
    <style:style style:name="T73" style:family="text">
      <style:text-properties officeooo:rsid="00bda063"/>
    </style:style>
    <style:style style:name="T74" style:family="text">
      <style:text-properties officeooo:rsid="00c043fa"/>
    </style:style>
    <style:style style:name="T75" style:family="text">
      <style:text-properties officeooo:rsid="00c4bafa"/>
    </style:style>
    <style:style style:name="T76" style:family="text">
      <style:text-properties officeooo:rsid="00c69001"/>
    </style:style>
    <style:style style:name="T77" style:family="text">
      <style:text-properties officeooo:rsid="00c7e3bb"/>
    </style:style>
    <style:style style:name="T78" style:family="text">
      <style:text-properties officeooo:rsid="00cacac6"/>
    </style:style>
    <style:style style:name="T79" style:family="text">
      <style:text-properties officeooo:rsid="00ce63c4"/>
    </style:style>
    <style:style style:name="T80" style:family="text">
      <style:text-properties officeooo:rsid="00cf2b30"/>
    </style:style>
    <style:style style:name="T81" style:family="text">
      <style:text-properties officeooo:rsid="00d07437"/>
    </style:style>
    <style:style style:name="T82" style:family="text">
      <style:text-properties officeooo:rsid="00d16bd3"/>
    </style:style>
    <style:style style:name="T83" style:family="text">
      <style:text-properties officeooo:rsid="00d1d4cc"/>
    </style:style>
    <style:style style:name="T84" style:family="text">
      <style:text-properties officeooo:rsid="00d237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rnabout Deception Script</text:p>
      <text:p text:style-name="P1">Caption: Convention Centre</text:p>
      <text:p text:style-name="P1"/>
      <text:p text:style-name="P1">Caption: August 7</text:p>
      <text:p text:style-name="P1"/>
      <text:p text:style-name="P1">Caption: 2:57 PM</text:p>
      <text:p text:style-name="P1"/>
      <text:p text:style-name="P1">Neko<text:span text:style-name="T1">c</text:span>chi: Ouran-san! My kawaii Fairilees must see battle!</text:p>
      <text:p text:style-name="P1"/>
      <text:p text:style-name="P1">Ouran: (Neko<text:span text:style-name="T1">c</text:span>chi dragged me to a tournament for some weird card game. I probably shouldn’t be here...)</text:p>
      <text:p text:style-name="P1"/>
      <text:p text:style-name="P1">Neko<text:span text:style-name="T1">c</text:span>chi: There he is! My final opponent is the famous Keto Saiba!</text:p>
      <text:p text:style-name="P1"/>
      <text:p text:style-name="P1">Keto: Greetings. You’re using Fairilees, I see? My famous Dragons will destroy you!</text:p>
      <text:p text:style-name="P1"/>
      <text:p text:style-name="P1">Neko<text:span text:style-name="T1">c</text:span>chi: Silly baka! Dragons cannot hurt fairies, Keto-san!</text:p>
      <text:p text:style-name="P1"/>
      <text:p text:style-name="P1">Keto: Who cares about the immunity rules? No individual card can stand up to this!</text:p>
      <text:p text:style-name="P1"/>
      <text:p text:style-name="P1">Neko<text:span text:style-name="T1">c</text:span>chi: Awww...</text:p>
      <text:p text:style-name="P1"/>
      <text:p text:style-name="P1">Ouran: (Nekkochi lost. I feel kind of bad for her.)</text:p>
      <text:p text:style-name="P1"/>
      <text:p text:style-name="P1">Neko<text:span text:style-name="T1">c</text:span>chi: That was a good fight, Keto-chan! Your dragons were cool!</text:p>
      <text:p text:style-name="P1"/>
      <text:p text:style-name="P1">Keto: Of course they are!</text:p>
      <text:p text:style-name="P1"/>
      <text:p text:style-name="P1">Fade out.</text:p>
      <text:p text:style-name="P1"/>
      <text:p text:style-name="P1">Caption: Forenz Office</text:p>
      <text:p text:style-name="P1"/>
      <text:p text:style-name="P1">Caption: August 10</text:p>
      <text:p text:style-name="P1"/>
      <text:p text:style-name="P1">Caption: 8:00 PM</text:p>
      <text:p text:style-name="P1"/>
      <text:p text:style-name="P2">Ouran: (It’s the end of a long day at work. I better check the news, since this is how I normally find clients anyways.)</text:p>
      <text:p text:style-name="P2"/>
      <text:p text:style-name="P2">Newscaster: Welcome to the News at 8! The famous businessman Keto Saiba’<text:span text:style-name="T4">s younger brother Komuba</text:span> has been found dead! <text:span text:style-name="T4">Keto himself has been arrested for the crime.</text:span></text:p>
      <text:p text:style-name="P2"/>
      <text:p text:style-name="P2">Nekocchi: Not senpai Keto’<text:span text:style-name="T4">s brother</text:span>! <text:span text:style-name="T4">Keto</text:span> was a good opponent desu!</text:p>
      <text:p text:style-name="P2"/>
      <text:p text:style-name="P2">Ouran: Don’t scare me like that, Nekocchi.</text:p>
      <text:p text:style-name="P2"/>
      <text:p text:style-name="P2">Nekocchi: You have to take his case, Ouran!</text:p>
      <text:p text:style-name="P2"/>
      <text:p text:style-name="P2">Ouran: Fine, fine.</text:p>
      <text:p text:style-name="P2"><text:soft-page-break/></text:p>
      <text:p text:style-name="P2">INVESTIGATION START</text:p>
      <text:p text:style-name="P2">Forenz Office</text:p>
      <text:p text:style-name="P5">Present:</text:p>
      <text:p text:style-name="P5">Badge: Yes, I know that you’re an attorney, Ouran-kun.</text:p>
      <text:p text:style-name="P5">Any Evidence: Why are you showing me that, Ouran? I’m just a baka little neko, desu...</text:p>
      <text:p text:style-name="P3">Talk <text:span text:style-name="T3">(Nekocchi)</text:span>:</text:p>
      <text:p text:style-name="P3"><text:span text:style-name="T4">Keto</text:span>: Remember Keto, Ouran-kun? His dragons beat my kawaii Fairilees in one shot, desu! <text:span text:style-name="T4">You have to defend him!</text:span></text:p>
      <text:p text:style-name="P3">What now?: Get yourself involved! Go to the Detention Centre and see the baka <text:span text:style-name="T4">who</text:span> arrested <text:span text:style-name="T4">Keto</text:span>!</text:p>
      <text:p text:style-name="P2">Examine:</text:p>
      <text:p text:style-name="P2">Bug Tank with Maggots: <text:span text:style-name="T2">The maggots are doing well. I have a suspicion that Nekocchi has started eating them...</text:span></text:p>
      <text:p text:style-name="P2">Work Table: <text:span text:style-name="T2">My work table, where I practice forensics. The things that this table has seen...</text:span></text:p>
      <text:p text:style-name="P3">Teeth Molds: My teeth. I needed them for a case a year or so ago, and I kept them as a souvenir. They’re apparently not very sharp...</text:p>
      <text:p text:style-name="P3">Chemical Plant: My testing plant. It’s grown roots on its stem.</text:p>
      <text:p text:style-name="P3">Filing Cabinet: Where I keep all of the files from my cases. Depressingly empty. Maybe I shouldn’t have bought such a big cabinet...</text:p>
      <text:p text:style-name="P4"/>
      <text:p text:style-name="P4">Trigger point 1: Move to Detention Centre</text:p>
      <text:p text:style-name="P4">Caption: Detention Centre</text:p>
      <text:p text:style-name="P4">Caption: August 10</text:p>
      <text:p text:style-name="P4">Caption: 8:10 PM</text:p>
      <text:p text:style-name="P4"/>
      <text:p text:style-name="P4">Bluthund: Forenz! What are you doing here with your annoying cat?</text:p>
      <text:p text:style-name="P4">Nekocchi: Hey, that’s not nice, Bluthund-san!</text:p>
      <text:p text:style-name="P4">Ouran: I’m here to see the accused for the Saiba case.</text:p>
      <text:p text:style-name="P4">Bluthund: Alright, keep your hair on. Follow me.</text:p>
      <text:p text:style-name="P4">K<text:span text:style-name="T4">eto</text:span>: <text:span text:style-name="T4">You’re an attorney?</text:span></text:p>
      <text:p text:style-name="P4">Ouran: Yes, I’m here to help you. May I defend you?</text:p>
      <text:p text:style-name="P4">Komuba: Sure, why not? <text:span text:style-name="T4">I trust your card-playing companion.</text:span></text:p>
      <text:p text:style-name="P5">Nekocchi: Did you hear that, Ouran-chan?</text:p>
      <text:p text:style-name="P4"/>
      <text:p text:style-name="P4">Detention Centre:</text:p>
      <text:p text:style-name="P5">Present:</text:p>
      <text:p text:style-name="P5">Attorney’s Badge: Thank you for taking my case, Mr. Forenz!</text:p>
      <text:p text:style-name="P6">Saiba Corp. Article: Ouran: So what are these “unethical business practices?” Keto: Some have been complaining about the conditions of the workers in our factories. Trading card games have a small margin, you know! I hear Ms. Ord was going to be working on solving that... You should go see her at our offices. Ouran: Maybe I will... (<text:span text:style-name="T6">Trigger Point 2</text:span>)</text:p>
      <text:p text:style-name="P6">White-Eyes Blue Dragon: It’s the lynchpin card in my deck. Its power level is greater than that of any other plain card in the game, and I have strategies that can stop any attempts to destroy it. It’s the main reason why I’m the champion. Nekocchi: He’s so amazing, desu! Ouran: (If he owns all the copies of the best card, then what’s the point of even holding competitions if he’s just going to pay out the money to himself?)</text:p>
      <text:p text:style-name="P5">Other Evidence: I don’t think I’m aware of anything about that. Sorry...</text:p>
      <text:p text:style-name="P5"/>
      <text:p text:style-name="P5">Talk (Komuba):</text:p>
      <text:p text:style-name="P5"><text:soft-page-break/>You: I’m the heir of the famous company Saiba Corp. I’ve been CEO for a few weeks, but Komuba was going to take over after my death.</text:p>
      <text:p text:style-name="P5">Komuba’s death: He was burnt by my replica White-Eyes Blue Dragon. I see how they think it was me, but it couldn’t be! I would never kill my own brother in such an unstylish way!</text:p>
      <text:p text:style-name="P5">Saiba Corp. (After ‘You’): It’s the company that my father built from the ground up to become one of the greatest card game companies in the world! I took over a few years ago. We did have a problem with the media a while back, though... Here, take a copy of this article.</text:p>
      <text:p text:style-name="P5">“Saiba Corp. Article added to Court Record”</text:p>
      <text:p text:style-name="P5">White-Eyes Blue Dragon (After ‘Komuba’s Death’): It’s the greatest card in the game! There are only 100 in the world, and I own 99 of them. <text:span text:style-name="T5">You should take one if you’re going to be defending me. Otherwise, they might shred my collection...</text:span></text:p>
      <text:p text:style-name="P5">“<text:span text:style-name="T5">White-Eyes Blue Dragon added to Court Record”</text:span></text:p>
      <text:p text:style-name="P5"/>
      <text:p text:style-name="P8">Examine:</text:p>
      <text:p text:style-name="P8">Wall: Just a grey wall. It’s a prison, so it’s what you’d expect.</text:p>
      <text:p text:style-name="P5"/>
      <text:p text:style-name="P7">Trigger point 2: Present Saiba Corp. Article</text:p>
      <text:p text:style-name="P7">Caption: Saiba Corp. Entrance</text:p>
      <text:p text:style-name="P7">Caption: August 10</text:p>
      <text:p text:style-name="P7">Caption: 9:00 PM</text:p>
      <text:p text:style-name="P7"/>
      <text:p text:style-name="P7">Ouran: We’re finally here.</text:p>
      <text:p text:style-name="P7">Nekocchi: Isn’t this where the murder took place, desu?</text:p>
      <text:p text:style-name="P7">Susan: Hello. Are you a detective?</text:p>
      <text:p text:style-name="P7">Ouran: No, ma’am. I’m Keto’s defence attorney, Ouran Forenz. And you are?</text:p>
      <text:p text:style-name="P7">Susan: My name’s Susan Ord. I’m the head of the board of directors here at Saiba Corp. If you have any questions, I’ll be happy to help.</text:p>
      <text:p text:style-name="P7"/>
      <text:p text:style-name="P7">Talk:</text:p>
      <text:p text:style-name="P7">Keto: Keto was a good and reliable C<text:span text:style-name="T7">EO. Sure, he had his weird card game obsession, but he was always focused on the business first and foremost. I’ll help you as much as I can in order to ensure he can get back to work as soon as possible.</text:span></text:p>
      <text:p text:style-name="P7">Komuba: <text:span text:style-name="T7">Komuba... I honestly couldn’t stand that kid. To tell the truth, I won’t miss him that much. He was always meddling around in our plans. </text:span></text:p>
      <text:p text:style-name="P7">The investigation: <text:span text:style-name="T7">The police have been meddling around here for the past hour. Hopefully they’ll leave soon so I can go home...</text:span></text:p>
      <text:p text:style-name="P10">White-Eyes Blue Dragon (After presenting ‘White-Eyes Blue Dragon’): Ouran: How could he be killed by a White-Eyes Blue Dragon? <text:span text:style-name="T9">Susan: It appears to be Keto’s replica dragon. That’s why Keto was implicated in the case. Supposing you want to see the crime scene now, proceed up the stairs or the elevator to the Saiba family’s apartment. Ouran: (They have an apartment in their office? Talk about dedicated...) (Trigger Point 3)</text:span></text:p>
      <text:p text:style-name="P7"/>
      <text:p text:style-name="P9">Present:</text:p>
      <text:p text:style-name="P9">Attorney’s Badge: I think that I am clear about you being an attorney, Mr. Forenz.</text:p>
      <text:p text:style-name="P9">Saiba Corp. Article: Ah. That article. <text:span text:style-name="T8">We have been working hard to improve conditions in our factories, and soon our workers will see the fruits of our labours. Ouran: (It doesn’t seem like she has much to say...)</text:span></text:p>
      <text:p text:style-name="P10">White-Eyes Blue Dragon: What are you doing with that? After what happened? Ouran: What? Susan: Komuba was killed... by a White-Eyes Blue Dragon! Nekocchi: OwO</text:p>
      <text:p text:style-name="P7"><text:soft-page-break/></text:p>
      <text:p text:style-name="P8">Examine:</text:p>
      <text:p text:style-name="P9">Staircase: It spirals up and up for stories. I sort of want to climb it...</text:p>
      <text:p text:style-name="P9">Elevator: For people who don’t want to spend hours on the stairs.</text:p>
      <text:p text:style-name="P9">Reception desk: The receptionist has gone home. I guess it is pretty late at night for her to stay...</text:p>
      <text:p text:style-name="P175">Tracks: Those tracks look suspicious...</text:p>
      <text:p text:style-name="P175">“Tracks added to Court Record”</text:p>
      <text:p text:style-name="P9"/>
      <text:p text:style-name="P11">Trigger Point 3: Talking to Susan on ‘White-Eyes Blue Dragon’, <text:span text:style-name="T47">adding “Tracks” to Court Record</text:span></text:p>
      <text:p text:style-name="P11"/>
      <text:p text:style-name="P11">Caption: Saiba Corp. Apartment Entrance</text:p>
      <text:p text:style-name="P11">Caption: August 10</text:p>
      <text:p text:style-name="P11">Caption: 9:10 PM</text:p>
      <text:p text:style-name="P11"/>
      <text:p text:style-name="P11">Ouran: <text:span text:style-name="T10">Puff, puff...</text:span><text:span text:style-name="T11"> You cheated by taking the elevator!</text:span></text:p>
      <text:p text:style-name="P14">Nekocchi: It wasn’t cheating! Susan-chan told us we could, desu!</text:p>
      <text:p text:style-name="P30">“Elevator and Stairs added to Court Record”</text:p>
      <text:p text:style-name="P14">Ouran: Well, let’s get examining...</text:p>
      <text:p text:style-name="P14"/>
      <text:p text:style-name="P15">Examine:</text:p>
      <text:p text:style-name="P15">Flower Vase: Looks like the Saibas love their exotic flowers... </text:p>
      <text:p text:style-name="P15">Briefcase: The upstanding business family obviously has the symbol of a briefcase</text:p>
      <text:p text:style-name="P15">Painting 1: Garish. Looks kind of like my attorney’s badge.</text:p>
      <text:p text:style-name="P15">Painting 2: Weird-looking. Maybe a stick of some kind?</text:p>
      <text:p text:style-name="P15"/>
      <text:p text:style-name="P16">Caption: Saiba Corp. Apartment Living Room</text:p>
      <text:p text:style-name="P16">Caption: August 10</text:p>
      <text:p text:style-name="P16">Caption: 9:12 PM</text:p>
      <text:p text:style-name="P16"/>
      <text:p text:style-name="P17">Nekocchi: This is where the murder happened, desu!</text:p>
      <text:p text:style-name="P17">Ouran: So it seems...</text:p>
      <text:p text:style-name="P17">Bluthund: Ouran! You’re on this case?</text:p>
      <text:p text:style-name="P17">Ouran: Yes.</text:p>
      <text:p text:style-name="P17">Bluthund: Well, then, take your time and examine the scene of the crime.</text:p>
      <text:p text:style-name="P17"/>
      <text:p text:style-name="P17">Talk:</text:p>
      <text:p text:style-name="P17">The Crime: It appears that Komuba was burnt. We have his autopsy report here if you want to take a look.</text:p>
      <text:p text:style-name="P17">“Autopsy Report added to Court Record”</text:p>
      <text:p text:style-name="P17">The Scene: It took place here in the living room, as the body does not appear to have been moved.</text:p>
      <text:p text:style-name="P17">Witnesses?: As of yet, we do not have any witnesses. Maybe we’ll ask around later.</text:p>
      <text:p text:style-name="P17">Replica Dragon: Yeah, I heard about that. We’re trying to locate the replica dragon as we speak. My guess is it’ll turn up in the next half-hour. Hard to move such a large model.</text:p>
      <text:p text:style-name="P17"/>
      <text:p text:style-name="P17">Present:</text:p>
      <text:p text:style-name="P12"><text:span text:style-name="T11">Attorney’s Badge: Why do attorneys get a badge, anyways? </text:span><text:span text:style-name="T12">They aren’t detectives...</text:span></text:p>
      <text:p text:style-name="P13"><text:span text:style-name="T12">W</text:span><text:span text:style-name="T11">hite-Eyes Blue Dragon: It’s the dragon! You have one? I’ll trade you my entire collection! Ouran: (Bluthund plays card games too?)</text:span></text:p>
      <text:p text:style-name="P13"><text:span text:style-name="T12">O</text:span><text:span text:style-name="T11">ther evidence: I don’t think I’m authorized to talk about that.</text:span></text:p>
      <text:p text:style-name="P17"><text:soft-page-break/></text:p>
      <text:p text:style-name="P17">Examine:</text:p>
      <text:p text:style-name="P18">Body: So this is Komuba... looks kind of small for his age.</text:p>
      <text:p text:style-name="P18">Uniform: Strange... this doesn’t look a bit burnt. Why did he take off his uniform?</text:p>
      <text:p text:style-name="P18">“Uniform added to Court Record”</text:p>
      <text:p text:style-name="P18">Closet Door: Maybe I should check out this closet...</text:p>
      <text:p text:style-name="P18">TV: I’m pretty sure 10 of my TV could fit on that screen...</text:p>
      <text:p text:style-name="P18">Coffee Table: The richer you are, the lower to the ground your coffee table is. It definitely holds true here.</text:p>
      <text:p text:style-name="P18"/>
      <text:p text:style-name="P18">Trigger Point 4: Examining Closet Door</text:p>
      <text:p text:style-name="P18"/>
      <text:p text:style-name="P18">Caption: Saiba Corp. Apartment Closet</text:p>
      <text:p text:style-name="P18">Caption: August 10</text:p>
      <text:p text:style-name="P18">Caption: 9:18 PM</text:p>
      <text:p text:style-name="P18"/>
      <text:p text:style-name="P18">Ouran: Looks like a storage closet.</text:p>
      <text:p text:style-name="P18">Nekocchi: There’s a closet in the back of the closet! Closetception OwO.</text:p>
      <text:p text:style-name="P18">Ouran: Pretty empty closet closet, though...</text:p>
      <text:p text:style-name="P18"/>
      <text:p text:style-name="P18">Examine:</text:p>
      <text:p text:style-name="P18">Coat: That coat looks like the sort of thing Keto would wear... Nekocchi: It fits Keto-san well!</text:p>
      <text:p text:style-name="P19">Oil Can: Nekocchi: What’s that, Ouran-kun? Ouran: It’s a can of oil. Interesting...</text:p>
      <text:p text:style-name="P19">“Oil Can added to Court Record”</text:p>
      <text:p text:style-name="P19"/>
      <text:p text:style-name="P19">Trigger Point 5: Examining Oil Can</text:p>
      <text:p text:style-name="P19"/>
      <text:p text:style-name="P20">Bluthund: Ouran! We’ve found the dragon! Follow me!</text:p>
      <text:p text:style-name="P20"/>
      <text:p text:style-name="P20">Caption: Saiba Corp. Storage</text:p>
      <text:p text:style-name="P20">Caption: August 10</text:p>
      <text:p text:style-name="P20">Caption: 9:20 PM</text:p>
      <text:p text:style-name="P20"/>
      <text:p text:style-name="P21">Ouran: That dragon...</text:p>
      <text:p text:style-name="P21">Nekocchi: It’s huge!</text:p>
      <text:p text:style-name="P21">Bluthund: The dragon’s 2.5 metres tall.</text:p>
      <text:p text:style-name="P22">Ouran: (Now I just have to examine it...)</text:p>
      <text:p text:style-name="P22"/>
      <text:p text:style-name="P22">Examine:</text:p>
      <text:p text:style-name="P22">Wall: Looks industrial... stark contrast to the rest of the apartment.</text:p>
      <text:p text:style-name="P22">Dragon: That’s pretty realistic. Looks like it could actually come to life. Nekocchi: My Fairilees are quaking in their boots, nya!</text:p>
      <text:p text:style-name="P22">“Dragon Model added to Court Record”</text:p>
      <text:p text:style-name="P22">Dragon’s Mouth: What’s that in the mouth? Bluthund: It’s a flamethrower, Mr. Forenz. Ouran: A flamethrower? Nekocchi: But wasn’t the victim killed by burns? Ouran: It seems so...</text:p>
      <text:p text:style-name="P22">“Flamethrower added to Court Record”</text:p>
      <text:p text:style-name="P22"/>
      <text:p text:style-name="P22">Trigger Point 6: Dragon Model and Flamethrower both being in Court Record</text:p>
      <text:p text:style-name="P22"/>
      <text:p text:style-name="P22"><text:soft-page-break/>Bluthund: Well, we’re packing up for the night. Are you good, Ouran?</text:p>
      <text:p text:style-name="P22">Ouran: Yeah, I think I’m ready. (A dragon? How am I going to deal with that?)</text:p>
      <text:p text:style-name="P22">To be continued...</text:p>
      <text:p text:style-name="P22">TRIAL DAY ONE</text:p>
      <text:p text:style-name="P22">Caption: Defendant Lobby C</text:p>
      <text:p text:style-name="P22">Caption: August 11</text:p>
      <text:p text:style-name="P22">Caption: 8:00 AM</text:p>
      <text:p text:style-name="P22"/>
      <text:p text:style-name="P22">Nekocchi: I was checking out the entrance, and that Rhamnousia woman came in the courthouse, nya!</text:p>
      <text:p text:style-name="P22">Ouran: So we’re dealing with her again... This could be tough.</text:p>
      <text:p text:style-name="P22">Keto: You will be able to find me not guilty, because I am not guilty!</text:p>
      <text:p text:style-name="P22">Ouran: Good pep talk. Alright, let’s get this show on the road!</text:p>
      <text:p text:style-name="P22"/>
      <text:p text:style-name="P22">Caption: Courtroom A</text:p>
      <text:p text:style-name="P22">Caption: August 11</text:p>
      <text:p text:style-name="P22">Caption: 8:15 AM</text:p>
      <text:p text:style-name="P22"/>
      <text:p text:style-name="P22">gavel slam</text:p>
      <text:p text:style-name="P22">Judge: Court is in session for the trial of Keto Saiba for the murder of Komuba Saiba. Is the prosecution ready?</text:p>
      <text:p text:style-name="P22">Adrasteia: The prosecution is prepared to bring the defendant to justice, your honour.</text:p>
      <text:p text:style-name="P22">Judge: Very well... Is the defence team ready?</text:p>
      <text:p text:style-name="P22">Ouran: We are as prepared as we can get, your honour.</text:p>
      <text:p text:style-name="P22">Judge: As it should be... proceed with your opening statements.</text:p>
      <text:p text:style-name="P23">Adrasteia: The defendant, Keto Saiba, deserves to be brought to justice for the murder of his brother Komuba Saiba. The prosecution will show that Keto wilfully killed his brother Komuba and that he had motive to commit this crime. What is the defendant’s plea?</text:p>
      <text:p text:style-name="P23">Ouran: We plead not guilty.</text:p>
      <text:p text:style-name="P23">Adrasteia: As you plea, so your fate is sealed.</text:p>
      <text:p text:style-name="P23">Ouran: (She’s sticking to her formalities this time, as well...)</text:p>
      <text:p text:style-name="P23">Judge: Defence, please give your opening statement.</text:p>
      <text:p text:style-name="P23">Ouran: Keto Saiba did not murder his younger brother and business associate. There is no evidence to prove that he did commit the crime, as there is nothing pinning him at the scene. Therefore, there is reasonable doubt as to his involvement in Komuba’s death.</text:p>
      <text:p text:style-name="P23">Judge: Fair enough. Will the prosecution call their first witness?</text:p>
      <text:p text:style-name="P23">Adrasteia: Your Honour, we call the Detective Patrick Bluthund to the stand.</text:p>
      <text:p text:style-name="P23">CROSS-EXAMINATION: <text:span text:style-name="T14">The Facts</text:span></text:p>
      <text:p text:style-name="P23">S1: The defendant, Keto Saiba, lives with his brother.</text:p>
      <text:p text:style-name="P23">S2: He has a working flamethrower kept in the apartment.</text:p>
      <text:p text:style-name="P23">S3: The brother was killed in the very same apartment!</text:p>
      <text:p text:style-name="P23">S<text:span text:style-name="T13">4</text:span>: Not only that, he died due to severe burns.</text:p>
      <text:p text:style-name="P23">S<text:span text:style-name="T13">5</text:span>: Therefore, it’s clear that the cause of death was Keto’s flamethrower.</text:p>
      <text:p text:style-name="P23"/>
      <text:p text:style-name="P23">Judge: That makes sense. Defence, begin your cross-examination.</text:p>
      <text:p text:style-name="P23">Ouran: There’s something that doesn’t make sense about this... I’m going to figure it out!</text:p>
      <text:p text:style-name="P23">Nekocchi: It sounds pretty solid to me, Ouran-kun!</text:p>
      <text:p text:style-name="P23"/>
      <text:p text:style-name="P23">S1 Press:</text:p>
      <text:p text:style-name="P23">Ouran: So they live together?</text:p>
      <text:p text:style-name="P24"><text:soft-page-break/>Bluthund: Yes, Mr. Forenz.</text:p>
      <text:p text:style-name="P24">Ouran: Alright, if you say so...</text:p>
      <text:p text:style-name="P24">Bluthund: That isn’t too hard to believe when you consider you live with that cat thing.</text:p>
      <text:p text:style-name="P24">Ouran: (Ugh... he has a point.)</text:p>
      <text:p text:style-name="P24">S2 Press:</text:p>
      <text:p text:style-name="P24">Ouran: You have proof that the flamethrower was working?</text:p>
      <text:p text:style-name="P24">Keto: I always kept it fuelled. The first thing I did when I woke up in the morning was test the flamethrower to ensure it still worked.</text:p>
      <text:p text:style-name="P24">Ouran: Alright, if you say so. (His obsession is rampant.)</text:p>
      <text:p text:style-name="P24">S3 Press:</text:p>
      <text:p text:style-name="P24">Ouran: I’m sorry, you say the same apartment?</text:p>
      <text:p text:style-name="P24">Bluthund: Yeah. You were there, weren’t you?</text:p>
      <text:p text:style-name="P25">Nekocchi: Weren’t you, Ouran-san?</text:p>
      <text:p text:style-name="P25">Ouran: Was I?</text:p>
      <text:p text:style-name="P25">S4 Press:</text:p>
      <text:p text:style-name="P25">Ouran: The autopsy report says that the victim died from septicemia.</text:p>
      <text:p text:style-name="P25">Nekocchi: That isn’t burns! Objection, nya!</text:p>
      <text:p text:style-name="P25">Bluthund: Actually, septicemia is the cause of death after burns...</text:p>
      <text:p text:style-name="P25">Ouran: Nekocchi, be quiet!</text:p>
      <text:p text:style-name="P26">S5 Press:</text:p>
      <text:p text:style-name="P26">Ouran: Couldn’t there be another cause of death?</text:p>
      <text:p text:style-name="P26">Adrasteia: Can you provide any?</text:p>
      <text:p text:style-name="P26">Ouran: (I don’t think I can. At least, not yet...)</text:p>
      <text:p text:style-name="P26">CERT:<text:line-break/>Ouran: You’ve done pretty good this time, Bluthund!</text:p>
      <text:p text:style-name="P26">Bluthund: Yeah, I don’t even think I have any contradictions this time!</text:p>
      <text:p text:style-name="P26">Ouran: (Almost, but not quite.)</text:p>
      <text:p text:style-name="P26">S3 Present Dragon Model:</text:p>
      <text:p text:style-name="P26">Ouran: You said it was in the same apartment?</text:p>
      <text:p text:style-name="P26">Bluthund: Yes.</text:p>
      <text:p text:style-name="P26">Ouran: But have you considered: how could the dragon leave the storage room? It’s obviously big and heavy!</text:p>
      <text:p text:style-name="P26">Bluthund: Urk!</text:p>
      <text:p text:style-name="P27">Adrasteia: Now, now, there’s an easy explanation for that. The dragon has wheels!</text:p>
      <text:p text:style-name="P27">Bluthund: Oh, yeah, the wheels! There are wheels on the bottom of the dragon.</text:p>
      <text:p text:style-name="P27">Ouran: (I see Wheely has been found.)</text:p>
      <text:p text:style-name="P27">Judge: Do you have any further objections with this testimony?</text:p>
      <text:p text:style-name="P27">Ouran: No... no, I don’t think so.</text:p>
      <text:p text:style-name="P27">Judge: Alright then. Will the prosecution call its next witness?</text:p>
      <text:p text:style-name="P27">Adrasteia: We call Susan Nord to the stand.</text:p>
      <text:p text:style-name="P55">Judge: Please state your name, age, and occupation to the court</text:p>
      <text:p text:style-name="P55">Susan: My name is Susan Nord, I’m 32 years of age, and I’m an executive at Saiba Corp.</text:p>
      <text:p text:style-name="P55">Ouran: Executive’s kind of vague, isn’t it?</text:p>
      <text:p text:style-name="P55">Adrasteia: Objection! If that’s her job title, that’s what she should state.</text:p>
      <text:p text:style-name="P55">Judge: Sustained. Please continue.</text:p>
      <text:p text:style-name="P28">Susan: Thank you for having me. Hopefully I can help the true killer find justice.</text:p>
      <text:p text:style-name="P28">Adrasteia: Hopefully you can. Now, may you please describe what you were doing when the murder took place?</text:p>
      <text:p text:style-name="P28">CROSS-EXAMINATION: What I Was Doing</text:p>
      <text:p text:style-name="P29"><text:soft-page-break/>S1: I was staying late at work, as I always do on a Friday night.</text:p>
      <text:p text:style-name="P29">S2: I had stepped out to have a cigarette on my break.</text:p>
      <text:p text:style-name="P29">S3: <text:span text:style-name="T15">I saw a bright light from the top floor window!</text:span></text:p>
      <text:p text:style-name="P30">S4: I raced up the stairs and saw the dead body.</text:p>
      <text:p text:style-name="P31">S5: Nobody passed me on the stairs.</text:p>
      <text:p text:style-name="P31">S6: Only Keto was in the apartment at the time.</text:p>
      <text:p text:style-name="P32">Adrasteia: Crystal-clear. There’s no way that anybody else could have been in that apartment to kill Komuba.</text:p>
      <text:p text:style-name="P32">Nekocchi: I smell fish, nya! </text:p>
      <text:p text:style-name="P32">Ouran: Something seems fishy to me, too.</text:p>
      <text:p text:style-name="P32">S1 Press:</text:p>
      <text:p text:style-name="P32">Ouran: You stay late on Fridays?</text:p>
      <text:p text:style-name="P33">Susan: Doesn’t everybody?</text:p>
      <text:p text:style-name="P33">Adrasteia: I stay late in order to ensure that justice reaches everyone!</text:p>
      <text:p text:style-name="P33">Ouran: Am I the only one who goes home early on Fridays?</text:p>
      <text:p text:style-name="P33">S2 Press:</text:p>
      <text:p text:style-name="P33">Ouran: How long are your smoking breaks?</text:p>
      <text:p text:style-name="P34">Susan: 10 minutes, on the dot.</text:p>
      <text:p text:style-name="P35">Ouran: (I don’t think I’ve ever done anything on the dot.)</text:p>
      <text:p text:style-name="P35">S3 Press:</text:p>
      <text:p text:style-name="P35">Nekocchi: Nani? That’s probably when Komuba died, desu!</text:p>
      <text:p text:style-name="P35">Ouran: I am well aware. <text:span text:style-name="T16">That was probably when he caught fire.</text:span></text:p>
      <text:p text:style-name="P36">Susan: Yes, that’s my assumption.</text:p>
      <text:p text:style-name="P35"><text:span text:style-name="T16">Adrasteia</text:span>: B<text:span text:style-name="T16">ack to what happened!</text:span></text:p>
      <text:p text:style-name="P36">S4 Press:</text:p>
      <text:p text:style-name="P36">Ouran: So you say you saw Komuba dead?</text:p>
      <text:p text:style-name="P36">Susan: I did. As far as my knowledge goes, I was the first to see the body besides the killer.</text:p>
      <text:p text:style-name="P36">Ouran: How fast did you get there, do you think?</text:p>
      <text:p text:style-name="P36">Susan: I think under five minutes.</text:p>
      <text:p text:style-name="P36">S5 Press:</text:p>
      <text:p text:style-name="P36">Ouran: Is that the only set of stairs in the building?</text:p>
      <text:p text:style-name="P37">Susan: We have some stairs in the back, but they don’t go all the way up to the penthouse. Those are the only stairs that lead to the penthouse.</text:p>
      <text:p text:style-name="P37">Ouran: Hmm... Only stairs...</text:p>
      <text:p text:style-name="P37">S6 Press:</text:p>
      <text:p text:style-name="P37">Ouran: How can you be sure that he was the only one in the apartment?</text:p>
      <text:p text:style-name="P37">Susan: Once I came in, I stayed at the door and called the police. Keto and I watched each other the whole time at the entrance. Nobody came out until the police arrived.</text:p>
      <text:p text:style-name="P37">Adrasteia: Seems factual enough!</text:p>
      <text:p text:style-name="P37">CERT:</text:p>
      <text:p text:style-name="P37">Nekocchi: How could anyone except Keto have done it?</text:p>
      <text:p text:style-name="P37">Ouran: Do you remember being tired out going up to the penthouse?</text:p>
      <text:p text:style-name="P37">Nekocchi: I can’t seem to recall that.</text:p>
      <text:p text:style-name="P37">Ouran: Me neither.</text:p>
      <text:p text:style-name="P38">S4 or S5 Present: Stairs and Elevator</text:p>
      <text:p text:style-name="P38">Ouran: Susan, you say that nobody passed you on the stairs.</text:p>
      <text:p text:style-name="P38">Susan: Yes, that is what I said.</text:p>
      <text:p text:style-name="P38">Ouran: I had the pleasure of visiting the Saiba Corp. offices yesterday morning, and I noticed something about your building. Specifically: you have an elevator!</text:p>
      <text:p text:style-name="P38"><text:soft-page-break/>Nekocchi: Nani?</text:p>
      <text:p text:style-name="P38">Susan: Ghk!</text:p>
      <text:p text:style-name="P38">Ouran: Could somebody have been going down the elevator when you were heading up the stairs?</text:p>
      <text:p text:style-name="P38">Susan: I suppose... it is a possibility.</text:p>
      <text:p text:style-name="P38">Adrasteia: Shouldn’t there have been a guard at the entrance to the build<text:span text:style-name="T17">ing?</text:span></text:p>
      <text:p text:style-name="P39">Susan: No, it’s all automated security.</text:p>
      <text:p text:style-name="P39">Bluthund: What sort of place doesn’t have a security dog?</text:p>
      <text:p text:style-name="P39">Nekocchi: So someone else could have been there, desu ka?</text:p>
      <text:p text:style-name="P39">Judge: Yes, it appears so. Does the witness wish to add anything else to her testimony?</text:p>
      <text:p text:style-name="P39">Susan: Yes, I suppose I do wish to add to my testimony.</text:p>
      <text:p text:style-name="P39">Ouran: (This should be interesting...)</text:p>
      <text:p text:style-name="P40">CROSS-EXAMINATION: Keto’s Innocence</text:p>
      <text:p text:style-name="P40">S1: Keto has to be innocent!</text:p>
      <text:p text:style-name="P40">S2: That dragon was huge, I saw it!</text:p>
      <text:p text:style-name="P40">S3: There’s no way he could have moved it back to storage by the time I ran up the stairs.</text:p>
      <text:p text:style-name="P40">S4: It took me under five minutes to reach the penthouse! It would be impossible.</text:p>
      <text:p text:style-name="P41">Adrasteia: This is not helping to bring Keto to justice.</text:p>
      <text:p text:style-name="P41">Susan: That isn’t what I want!</text:p>
      <text:p text:style-name="P41">Judge: Mr. Forenz, you may start your cross-examination.</text:p>
      <text:p text:style-name="P41">S1 Press:</text:p>
      <text:p text:style-name="P41">Ouran: You may have hope there. Keto is innocent until proven guilty, after all.</text:p>
      <text:p text:style-name="P41">Adrasteia: Please. I knew he was guilty the moment I set eyes on him!</text:p>
      <text:p text:style-name="P41">Nekocchi: Doko are her eyes?</text:p>
      <text:p text:style-name="P41">Ouran: I have no clue.</text:p>
      <text:p text:style-name="P41">S2 Press:</text:p>
      <text:p text:style-name="P41">Ouran: When did you see the dragon?</text:p>
      <text:p text:style-name="P41">Susan: I saw it when Keto first unveiled it, three years ago. It was to commemorate the printing of the 100<text:span text:style-name="T18">th</text:span> White-Eyes Blue Dragon.</text:p>
      <text:p text:style-name="P41">Ouran: Should I press harder?</text:p>
      <text:p text:style-name="P41">YES:</text:p>
      <text:p text:style-name="P41">Ouran: <text:span text:style-name="T19">I’d like to know more about this event.</text:span></text:p>
      <text:p text:style-name="P42">Susan: It was a couple months ago. Keto had just printed the card, and he unveiled the model at the company Christmas party. Everyone oohed and aahed over it, and then the next day it was gone.</text:p>
      <text:p text:style-name="P42">Ouran: Was there anything important in that testimony?</text:p>
      <text:p text:style-name="P42">YES:</text:p>
      <text:p text:style-name="P42">Ouran: There was something important there!</text:p>
      <text:p text:style-name="P42">Adrasteia: What was it? A penalty?</text:p>
      <text:p text:style-name="P42">Ouran: Urk!</text:p>
      <text:p text:style-name="P42">NO (for either):</text:p>
      <text:p text:style-name="P42">I guess there’s no reason to continue on this line of thought.</text:p>
      <text:p text:style-name="P42">S3 Press:</text:p>
      <text:p text:style-name="P42">Ouran: The storage place was a couple minutes walk from the crime scene. I suppose I fail to see how he could have moved it.</text:p>
      <text:p text:style-name="P42">Adrasteia: You don’t need to see! Let justice give you sight. Did you examine the bottom of the dragon model, either of you?</text:p>
      <text:p text:style-name="P42">Susan: No, I don’t suppose I did.</text:p>
      <text:p text:style-name="P42">Adrasteia: If you had, you would realize that there were wheels on the bottom of the dragon.</text:p>
      <text:p text:style-name="P42">“Wheels added to Court Record”</text:p>
      <text:p text:style-name="P42">Judge: When you take that into account, the Dragon could easily have been moved in next to no time.</text:p>
      <text:p text:style-name="P42"><text:soft-page-break/>(Text continues after end of cross-examination)</text:p>
      <text:p text:style-name="P42">S4 Press:</text:p>
      <text:p text:style-name="P42">Nekocchi: It took you that long, <text:span text:style-name="T20">Susan-san?</text:span></text:p>
      <text:p text:style-name="P43">Ouran: Those stairs are long, OK? It takes a while.</text:p>
      <text:p text:style-name="P43">Susan: I have the company record for the fastest time to run up the stairs. I once did it in 3 minutes, 38 seconds.</text:p>
      <text:p text:style-name="P43">Ouran: Must be a strange company if they have a record for that...</text:p>
      <text:p text:style-name="P43">CERT:</text:p>
      <text:p text:style-name="P43">Adrasteia: You say Keto is innocent, but justice has yet to prove it!</text:p>
      <text:p text:style-name="P43">Susan: That’s my belief and I’m sticking to it. My CEO would never attempt such a cowardly act.</text:p>
      <text:p text:style-name="P43">Nekocchi: She believes in him, desu yo! We can win this!</text:p>
      <text:p text:style-name="P43">(Continues from S3 Press)</text:p>
      <text:p text:style-name="P44">Ouran: (Our case isn’t looking too good right now.)</text:p>
      <text:p text:style-name="P44">Judge: Adrasteia, I believe you said that you would prove a motive?</text:p>
      <text:p text:style-name="P44">Adrasteia: That I did. If you would, Susan, please talk about the boardroom dynamics at Saiba Corp. before the death of Komuba.</text:p>
      <text:p text:style-name="P44">Susan: I guess, if you want me to...</text:p>
      <text:p text:style-name="P45">CROSS-EXAMINATION: Boardroom Dynamics</text:p>
      <text:p text:style-name="P45">S1: Keto runs Saiba Corp. right now, but some board members prefer Komuba.</text:p>
      <text:p text:style-name="P45">S2: Komuba announced that he planned to take over a while ago.</text:p>
      <text:p text:style-name="P45">S3: Since then, there’s been some tension between Keto and Komuba.</text:p>
      <text:p text:style-name="P45">S4: Maybe that could be a possible motive?</text:p>
      <text:p text:style-name="P45">Judge: Hmm! It seems very possible that this motive had something to do with the murder.</text:p>
      <text:p text:style-name="P45">Ouran: We’ll see about that.</text:p>
      <text:p text:style-name="P45">Adrasteia: Such ableist language... tsk, tsk.</text:p>
      <text:p text:style-name="P45">S1 Press:</text:p>
      <text:p text:style-name="P45">Ouran: Are you among the group that prefers Komuba.</text:p>
      <text:p text:style-name="P45">Susan: No. I, personally, prefer Keto. I think that he’s smart and he runs the business well and...</text:p>
      <text:p text:style-name="P45">Ouran: (This could go on a while.)</text:p>
      <text:p text:style-name="P45">Susan: and he’s really kind, too, and for all those reasons, I think he does a better job of running the business.</text:p>
      <text:p text:style-name="P45">S2 Press:</text:p>
      <text:p text:style-name="P45">Ouran: When did Komuba announce this?</text:p>
      <text:p text:style-name="P45">Susan: It was at last quarter’s board meeting. He planned to take over a few weeks from now, at the next board meeting, see how running the business felt.</text:p>
      <text:p text:style-name="P45">Nekocchi: But then Komuba-kun was killed!</text:p>
      <text:p text:style-name="P45">S3 Press:</text:p>
      <text:p text:style-name="P45">Adrasteia: And could this tension possibly have resulted in a murder?</text:p>
      <text:p text:style-name="P45">Ouran: Objection!</text:p>
      <text:p text:style-name="P45">Judge: Sustained. Please refrain from leading comments, Adrasteia.</text:p>
      <text:p text:style-name="P45">Ouran: More importantly, did the tension between these two lead to more of a separation in their day-to-day lives?</text:p>
      <text:p text:style-name="P45">Susan: I believe it could have, yes.</text:p>
      <text:p text:style-name="P45">S4 Press:</text:p>
      <text:p text:style-name="P45">Ouran: So you’re saying either Keto or one of his supporters could have killed Komuba.</text:p>
      <text:p text:style-name="P45">Susan: It’s very possible, yes. It was well-known that the two brothers had some friction.</text:p>
      <text:p text:style-name="P45">CERT:</text:p>
      <text:p text:style-name="P45">Ouran: So this is the motive that the prosecution introduced?</text:p>
      <text:p text:style-name="P45">Nekocchi: Cut through it, nya~~~!</text:p>
      <text:p text:style-name="P46"><text:soft-page-break/>Once all statements pressed:</text:p>
      <text:p text:style-name="P46">Judge: Any further cross-examination, Mr. Forenz?</text:p>
      <text:p text:style-name="P46">Ouran: Hmm... no thank you, your Honour.</text:p>
      <text:p text:style-name="P46">Judge: Well, this seems very clear to me. Unless you have any other ideas about who could have committed the crime, I’m willing to end this trial right here?</text:p>
      <text:p text:style-name="P46">Ouran: Do I have any other ideas?</text:p>
      <text:p text:style-name="P46">Options: “Susan Ord” “White-Eyes Blue Dragon” “Komuba himself”</text:p>
      <text:p text:style-name="P46">“White-Eyes Blue Dragon”</text:p>
      <text:p text:style-name="P46">Ouran: I think it was White-Eyes Blue Dragon! There’s one copy that Keto doesn’t own! Perhaps it escaped and took revenge against the Saiba family.</text:p>
      <text:p text:style-name="P47">Adrasteia: I think that hair-brained idea deserves a large penalty.</text:p>
      <text:p text:style-name="P47">Judge: I concur.</text:p>
      <text:p text:style-name="P47">“Komuba himself”</text:p>
      <text:p text:style-name="P47">Ouran: I think it was a suicide! Komuba killed himself because he knew he couldn’t stand the pressure of running the company.</text:p>
      <text:p text:style-name="P47">Adrasteia: Really? He was the one who suggested that he run the company.</text:p>
      <text:p text:style-name="P47">Ouran: Oh, right...</text:p>
      <text:p text:style-name="P47">Judge: Take a penalty.</text:p>
      <text:p text:style-name="P47">“<text:span text:style-name="T21">Susan Ord”</text:span></text:p>
      <text:p text:style-name="P48">Ouran: I think it was Susan Ord! She even has a motive!</text:p>
      <text:p text:style-name="P48">Susan: I do?</text:p>
      <text:p text:style-name="P48">Ouran: You obviously loved Keto running the company. Enough to kill to protect him, perhaps?</text:p>
      <text:p text:style-name="P48">Susan: Urk!</text:p>
      <text:p text:style-name="P48">Ouran: Do you have an alibi?</text:p>
      <text:p text:style-name="P48">Judge: Stop pestering the witness, Mr. Forenz!</text:p>
      <text:p text:style-name="P48">Nekocchi: Stop pestering watakushi, nya~~!</text:p>
      <text:p text:style-name="P48">Judge: You do have a point, though. Do you wish to speak to an alibi, Ms. Ord?</text:p>
      <text:p text:style-name="P48">Susan: Alright, I think I’m ready.</text:p>
      <text:p text:style-name="P48">CROSS-EXAMINATION: My Alibi</text:p>
      <text:p text:style-name="P49">S1: We have automated security at Saiba Corp.</text:p>
      <text:p text:style-name="P49">S2: I scanned my pass when I entered the penthouse and the building.</text:p>
      <text:p text:style-name="P49">S3: I entered the penthouse 5 minutes after I came in from the terrace.</text:p>
      <text:p text:style-name="P49">S4: Therefore, I could not have committed the murder.</text:p>
      <text:p text:style-name="P50">Adrasteia: See? She has a solid alibi. Therefore, discounting her, there are no other possible <text:span text:style-name="T22">murderers than your client.</text:span></text:p>
      <text:p text:style-name="P51">Ouran: We’ll see about that.</text:p>
      <text:p text:style-name="P51">Adrasteia: Stop saying that!</text:p>
      <text:p text:style-name="P51">S1 Press:</text:p>
      <text:p text:style-name="P52">Ouran: The security’s automated. I think we covered that already.</text:p>
      <text:p text:style-name="P52">Susan: Yes. When you slide your card it makes a cool sound, like a White-Eyes Blue Dragon’s roar.</text:p>
      <text:p text:style-name="P52">Ouran: (Is Keto obsessed or what?)</text:p>
      <text:p text:style-name="P52">S2 Press:</text:p>
      <text:p text:style-name="P52">Ouran: When do you have to scan your pass?</text:p>
      <text:p text:style-name="P52">Susan: I have to scan it every time I enter a private room or enter the building from a private entrance.</text:p>
      <text:p text:style-name="P52">Judge: A fair security system, I suppose.</text:p>
      <text:p text:style-name="P52">S3 Press:</text:p>
      <text:p text:style-name="P52">Ouran: <text:span text:style-name="T23">And this is on record somewhere, I guess?</text:span></text:p>
      <text:p text:style-name="P53">Susan: Yes, there should be a record in the Saiba Corp. offices. You can check it out any time you wish.</text:p>
      <text:p text:style-name="P53">Nekocchi: You get to climb the stairs again, Ouran-san!</text:p>
      <text:p text:style-name="P53"><text:soft-page-break/>S4 Press:</text:p>
      <text:p text:style-name="P53">Ouran: That’s a logical progression, since Keto saw you as soon as you came in.</text:p>
      <text:p text:style-name="P53">Adrasteia: As you can see, your client will reach justice soon.</text:p>
      <text:p text:style-name="P53">Susan: We can, but can you?</text:p>
      <text:p text:style-name="P53">Adrasteia: ... This is getting old fast.</text:p>
      <text:p text:style-name="P53">After all statements are pressed:</text:p>
      <text:p text:style-name="P53">Ouran: So, you have an alibi...</text:p>
      <text:p text:style-name="P53">Susan: Yes, I do.</text:p>
      <text:p text:style-name="P53">Ouran: Well, who else besides my client could have committed the murder?</text:p>
      <text:p text:style-name="P53">Adrasteia: Objection!</text:p>
      <text:p text:style-name="P54">Judge: Sustained.</text:p>
      <text:p text:style-name="P54">Nekocchi: We need more evidence, Ouran-san!</text:p>
      <text:p text:style-name="P54">Judge: I see. Are both sides good if we stop for the day?</text:p>
      <text:p text:style-name="P54">Adrasteia: I think we could render a verdict today.</text:p>
      <text:p text:style-name="P54">Judge: Perhaps, but there is still reasonable doubt in the case. We have no real witnesses, and we’re still missing at least one vital piece of evidence. In addition, somebody could have taken the elevator to leave the apartment. Therefore, we will reconvene tomorrow!</text:p>
      <text:p text:style-name="P56">gavel slam</text:p>
      <text:p text:style-name="P69">To be continued...</text:p>
      <text:p text:style-name="P70">Caption: Forenz Office</text:p>
      <text:p text:style-name="P70">Caption: August 11</text:p>
      <text:p text:style-name="P70">Caption: 10:00 AM</text:p>
      <text:p text:style-name="P70">Nekocchi: Well, Ouran-san, time to hit the streets desu yo!</text:p>
      <text:p text:style-name="P57"><text:span text:style-name="T24">Ouran: Yeah. I have a few questions to ask around the building. Maybe we can </text:span><text:span text:style-name="T25">also ask some other people who knew Komuba and see if they know anyone with a motive to kill him.</text:span></text:p>
      <text:p text:style-name="P71">Nekocchi: That’s a good idea, Ouran-chan!</text:p>
      <text:p text:style-name="P71">Talk:</text:p>
      <text:p text:style-name="P71">The case: This looks sugoi hard, nya! No time for watching kawaii anime, get on the case!</text:p>
      <text:p text:style-name="P58"><text:span text:style-name="T24">What to do: </text:span><text:span text:style-name="T26">You just told me, baka! Get going, desu.</text:span></text:p>
      <text:p text:style-name="P72">Examine: Same as first day.</text:p>
      <text:p text:style-name="P72">Present:</text:p>
      <text:p text:style-name="P72">Same as first day.</text:p>
      <text:p text:style-name="P72"/>
      <text:p text:style-name="P72">Caption: Detention Centre</text:p>
      <text:p text:style-name="P72">Caption: August 11</text:p>
      <text:p text:style-name="P72">Caption: 10:03 AM</text:p>
      <text:p text:style-name="P72">Keto: Ah, it’s my attorney! Welcome back!</text:p>
      <text:p text:style-name="P72">Ouran: Was today’s trial stressful for you?</text:p>
      <text:p text:style-name="P72">Keto: Stressful? I don’t know what you’re talking about. It wasn’t as bad as my duel against your kawaii little assistant here!</text:p>
      <text:p text:style-name="P72">Nekocchi: Arigato, senpai!</text:p>
      <text:p text:style-name="P72">Keto: Do you have any other questions for me?</text:p>
      <text:p text:style-name="P72">Ouran: Well, I guess I have a few...</text:p>
      <text:p text:style-name="P72"/>
      <text:p text:style-name="P72">Examine: Same as first day.</text:p>
      <text:p text:style-name="P72">Talk:</text:p>
      <text:p text:style-name="P72">The trial: You were really professional today in the trial. I think it must have been the spirit of my White-Eyes Blue Dragon. Ouran: Do you think? Keto: I’m sure! My card must have been working through you in order to guarantee victory. Ouran: (I think that’s sort of unlikely.)</text:p>
      <text:p text:style-name="P59"><text:soft-page-break/><text:span text:style-name="T24">The scanners: </text:span><text:span text:style-name="T27">Yes, I installed security scanners. They’re quite safe; only Komuba and I have global card keys. Ouran: Do you know what happened to Komuba’s? Keto: ... No, I don’t, actually.</text:span></text:p>
      <text:p text:style-name="P72">Anyone else around?: <text:span text:style-name="T34">I didn’t see anybody else around on that day. Maybe you should check around with other people who know Komuba. I never paid too much attention to his friends; I was too busy running the business.</text:span></text:p>
      <text:p text:style-name="P72"/>
      <text:p text:style-name="P73">Present:</text:p>
      <text:p text:style-name="P73">Attorney’s Badge &amp; Other Evidence: Same as <text:span text:style-name="T35">first day.</text:span></text:p>
      <text:p text:style-name="P74">White-Eyes Blue Dragon: The card I have lent you is your talisman. It will help to protect you as you protect me. Nekocchi: That’s sugoi cool, desu ne, Ouran-kun? Ouran: The collector in me loves being one of three people in the world to own one, but I don’t think it has much practical use. Keto: I’m sorry to hear that.</text:p>
      <text:p text:style-name="P74">Saiba Corp. Article: So you talked to Susan about that? Ouran: Yes. Keto: She probably just told you that she’s working on it. Which she is.</text:p>
      <text:p text:style-name="P74">Elevator and Stairs: Ouran: Do you take the elevator or use the stairs? Keto: I use the elevator. I’m too important to rupture an organ running up stairs! Ouran: (I don’t think that’s how it works.)</text:p>
      <text:p text:style-name="P75">Dragon Model: Ah, it’s my model! My pride and joy! <text:s/>Too bad it could get me imprisoned for life... But seriously, just between you and me, I love it more than I love the company.</text:p>
      <text:p text:style-name="P76"><text:span text:style-name="T38">Passcode Records</text:span>: <text:span text:style-name="T38">Those records... interesting. Ouran: What? Keto: Komuba had lost his passcode. I had to let him in that day. Ouran: So that must mean the killer... has Komuba’s passcode!</text:span></text:p>
      <text:p text:style-name="P91">Briefcase: Hey, I was wondering where that was. Ouran: It was in Komuba’s room. Keto: Now how would it get there?</text:p>
      <text:p text:style-name="P76"/>
      <text:p text:style-name="P76">Caption: Saiba Corp. Entrance</text:p>
      <text:p text:style-name="P76">Caption: August 11</text:p>
      <text:p text:style-name="P76">Caption: 10:10 AM</text:p>
      <text:p text:style-name="P76">Ouran: <text:span text:style-name="T47">Those tracks are still here...</text:span></text:p>
      <text:p text:style-name="P77">Nekocchi: Looks like a motorcycle, nya~~!</text:p>
      <text:p text:style-name="P77">“Tracks added to Court Record”</text:p>
      <text:p text:style-name="P77">Ouran: Let’s do what we came here for.</text:p>
      <text:p text:style-name="P78">Bluthund: It’s good to see you again, Forenz.</text:p>
      <text:p text:style-name="P78">Nekocchi: Bluthund?</text:p>
      <text:p text:style-name="P78">Ouran: What are you doing here?</text:p>
      <text:p text:style-name="P78">Bluthund: Same thing as you. I suppose you came for the records? Well, I have them! And maybe you should look over the crime scene again, just in case something happened there.</text:p>
      <text:p text:style-name="P78">Ouran: Got it. Thanks.</text:p>
      <text:p text:style-name="P78">“Passcode Records added to Court Record”</text:p>
      <text:p text:style-name="P77">Examine:</text:p>
      <text:p text:style-name="P77">Same as first day except for Motorcycle Tracks: Ouran: Does Keto ride a motorcycle? Nekocchi: Only if can play card games on it, desu yo!</text:p>
      <text:p text:style-name="P78">Talk:</text:p>
      <text:p text:style-name="P78">The records: <text:span text:style-name="T36">The records only show three uses of the key card for that room on the day. Ouran: So that means... Bluthund: Either Keto was the killer, or one of the brothers let the killer in.</text:span></text:p>
      <text:p text:style-name="P78">The crime scene: <text:span text:style-name="T37">We’ve noticed a few things at the crime scene. Maybe you should go check it out yourself. Susan let us into a couple more rooms.</text:span></text:p>
      <text:p text:style-name="P78">The trial: <text:span text:style-name="T37">I think it’s going pretty well. We’ve backed you into a corner, and we’re going to unleash the hounds on you tomorrow.</text:span></text:p>
      <text:p text:style-name="P79">Present:</text:p>
      <text:p text:style-name="P79"><text:soft-page-break/>Elevator and Stairs: Ouran: Do you take the elevator or the stairs? Bluthund: I take the elevator! I can’t scratch these paws on a staircase. Nekocchi: Only you take the stairs, Ouran-san.</text:p>
      <text:p text:style-name="P80">Tracks: Yeah, I noticed those tracks today. I don’t know to who they belong. My nose smells motorcycle oil...</text:p>
      <text:p text:style-name="P80">Passcode Records: Yeah, I just gave you those. They’re for the Saiba apartment.</text:p>
      <text:p text:style-name="P79">All other items: Same as first day with Bluthund.</text:p>
      <text:p text:style-name="P79"/>
      <text:p text:style-name="P81">Caption: Saiba Corp. Apartment</text:p>
      <text:p text:style-name="P81">Caption: August 11</text:p>
      <text:p text:style-name="P81">Caption: 10:20 AM</text:p>
      <text:p text:style-name="P81">Nekocchi: Why did you take the stairs again, Ouran?</text:p>
      <text:p text:style-name="P81">Ouran: <text:span text:style-name="T10">pant</text:span> I guess I just don’t learn. <text:span text:style-name="T10">Pant</text:span></text:p>
      <text:p text:style-name="P81">Nekocchi: So where can we go from here?</text:p>
      <text:p text:style-name="P81">Susan: Hello, Mr. Forenz.</text:p>
      <text:p text:style-name="P81">Ouran: Susan! You’re here?</text:p>
      <text:p text:style-name="P81">Susan: I work here, you know.</text:p>
      <text:p text:style-name="P81">Ouran: Oh. Right.</text:p>
      <text:p text:style-name="P81">Susan: Do you have anything to ask me?</text:p>
      <text:p text:style-name="P82">Talk:</text:p>
      <text:p text:style-name="P82">What you were doing: At the time of the murder, I was smoking on the terrace. Ouran: What type of cigarette do you smoke? Susan: Here, take some if you want. Ouran: (She has a lighter in there too...)</text:p>
      <text:p text:style-name="P82">“Cigarettes added to Court Record”</text:p>
      <text:p text:style-name="P82">“<text:span text:style-name="T42">Cigarette </text:span>Lighter added to Court Record”</text:p>
      <text:p text:style-name="P82">The new rooms: I opened up <text:span text:style-name="T41">Komuba’s bedroom </text:span>for you. <text:span text:style-name="T41">It was locked behind his</text:span> key card, but I was able to override <text:span text:style-name="T41">it</text:span> today. Hopefully something there can help you.</text:p>
      <text:p text:style-name="P82">Possible murderer?: <text:span text:style-name="T39">Honestly, I don’t know who else could have killed him. I was trying to get here as fast as I could. I’m loath to admit it, but when you look at the passcode records, it couldn’t really have been anyone except for Keto.</text:span></text:p>
      <text:p text:style-name="P83">Present:</text:p>
      <text:p text:style-name="P83">Most other stuff same as yesterday.</text:p>
      <text:p text:style-name="P83">Passcode Records: I don’t really see how anyone else could have got in. Our passcodes are pretty strict.</text:p>
      <text:p text:style-name="P83">Cigarettes: I just gave those to you! Have you smoked any yet? Ouran: No, I haven’t.</text:p>
      <text:p text:style-name="P84">Saiba Corp. Article: I think I talked to you about that yesterday...</text:p>
      <text:p text:style-name="P84">Examine:</text:p>
      <text:p text:style-name="P84">Same as yesterday.</text:p>
      <text:p text:style-name="P84"/>
      <text:p text:style-name="P84">Caption: <text:span text:style-name="T40">Komuba’s Bedroom</text:span></text:p>
      <text:p text:style-name="P85">Caption: August 11</text:p>
      <text:p text:style-name="P85">Caption: 10:25 AM</text:p>
      <text:p text:style-name="P85">Nekocchi: So this is the bed in which K<text:span text:style-name="T41">omuba</text:span> sleeps, desu ne?</text:p>
      <text:p text:style-name="P85">Ouran: No, you’re not allowed to sleep in his bed.</text:p>
      <text:p text:style-name="P85">Nekocchi: That’s sugoi, Ouran-kun! Let me sleep there!</text:p>
      <text:p text:style-name="P86">Ouran: A rule is a rule.</text:p>
      <text:p text:style-name="P86">Examine:</text:p>
      <text:p text:style-name="P87">Desk: It’s just a regular desk. The sort that I do not have in my office...</text:p>
      <text:p text:style-name="P87">Poster: I guess Komuba likes Fairilees? Nekocchi: He’s just like me! They’re so kawaii!</text:p>
      <text:p text:style-name="P87">Briefcase: Strange... what’s this briefcase doing here? It’s at an odd angle.</text:p>
      <text:p text:style-name="P87">“Briefcase added to Court Record”</text:p>
      <text:p text:style-name="P87"/>
      <text:p text:style-name="P87"><text:soft-page-break/>Crime Scene and Storage Room same as yesterday.</text:p>
      <text:p text:style-name="P87"/>
      <text:p text:style-name="P87">After Passcode Records <text:span text:style-name="T44">and Briefcase</text:span> shown to Keto and <text:span text:style-name="T43">Cigarette Lighter added to Court Record:</text:span></text:p>
      <text:p text:style-name="P88">Ouran: Let’s head back to the office and analyze some of this evidence.</text:p>
      <text:p text:style-name="P88">Nekocchi: Hai, Ouran!</text:p>
      <text:p text:style-name="P88"/>
      <text:p text:style-name="P89">Caption: Forenz Law Office</text:p>
      <text:p text:style-name="P89">Caption: August 11</text:p>
      <text:p text:style-name="P89">Caption: 2:30 PM</text:p>
      <text:p text:style-name="P89">Ouran: (Nekocchi and I grabbed lunch, and then I worked like a maniac on getting the forensics done. It took us a while, but we got them finished.)</text:p>
      <text:p text:style-name="P89">Nekocchi: We’re done, Ouran-chan! Which results do you want to look at?</text:p>
      <text:p text:style-name="P89">Attorney’s Badge: It’s yours, and only you’ve touched it.</text:p>
      <text:p text:style-name="P89">Saiba Corp. Article: It has a bunch of fingerprints all over it, including Keto’s.</text:p>
      <text:p text:style-name="P90">White-Eyes Blue Dragon: It’s in pristine condition. It looks like even Keto tried to avoid touching it. But your baka fingerprints are all over it, nya!</text:p>
      <text:p text:style-name="P90">Autopsy Report: All the police officers have their fingerprints all over this. There’s also what appears to be inu spit, nya? How could that be there?</text:p>
      <text:p text:style-name="P90">Uniform: This has the sweat of a young boy on it, desu. It’s not burnt, which is kinda nice.</text:p>
      <text:p text:style-name="P90">Oil Can: <text:span text:style-name="T44">It’s empty, but it smells of oil. It has a few faint fingerprints, nya~~.</text:span></text:p>
      <text:p text:style-name="P91">Passcode Records: Freshly printed paper! Just smell that, Ouran-san!</text:p>
      <text:p text:style-name="P91">Cigarettes: They haven’t been in Susan’s mouth. That’s good, isn’t it, nya?</text:p>
      <text:p text:style-name="P91">Briefcase: It’s Keto’s. Why was it in Komuba’s room?</text:p>
      <text:p text:style-name="P91">Global Key Cards: Keto’s card is only used by him, as it should be. His building’s security is sugoi, desu.</text:p>
      <text:p text:style-name="P91">Others: You can’t do forensics on that, baka! Did you bring it to the lab?</text:p>
      <text:p text:style-name="P91">After everything examined:</text:p>
      <text:p text:style-name="P91">Nekocchi: That was good forensics, Ouran! Let’s get right back on the investigation!</text:p>
      <text:p text:style-name="P91">Ouran: Right!</text:p>
      <text:p text:style-name="P91"/>
      <text:p text:style-name="P91">Caption: Saiba Corp. Entrance</text:p>
      <text:p text:style-name="P91">Caption: August 11</text:p>
      <text:p text:style-name="P91">Caption: 3:00 PM</text:p>
      <text:p text:style-name="P92">Shogoji: ...</text:p>
      <text:p text:style-name="P92">Ouran: Who are you?</text:p>
      <text:p text:style-name="P92">Shogoji: So it’s true, then?</text:p>
      <text:p text:style-name="P92">Nekocchi: What OwO?</text:p>
      <text:p text:style-name="P92">Shogoji: Komuba was killed.</text:p>
      <text:p text:style-name="P92">Ouran: Sadly, it is. Did you know Komuba?</text:p>
      <text:p text:style-name="P92">Shogoji: I guess you could say that.</text:p>
      <text:p text:style-name="P92">Ouran: I’m Keto’s attorney and I’d like to ask you a few questions.</text:p>
      <text:p text:style-name="P92">Shogoji: Shoot, I guess.</text:p>
      <text:p text:style-name="P92"/>
      <text:p text:style-name="P92">Talk:</text:p>
      <text:p text:style-name="P92">Komuba: I couldn’t stand Komuba. Let me get that straight. Ouran: Why not? Shogoji: With his big business attitude, little rich boy couldn’t think about any of us. He’s ruined my life. Ouran: How has he ruined your life? Shogoji: I’d rather not talk about it. Ouran: (Maybe I have some evidence that could help loosen his lips.)</text:p>
      <text:p text:style-name="P93"><text:soft-page-break/>Ruined life (After presenting Saiba Corp. Article): It wasn’t him personally, but I’m sure he could have done something to stop it. Ouran: What happened? Shogoji: My dad died working in the factory. And my mom still has to go to work 12 hours a day acting like nothing happened. This is why I bugged him all the time. Didn’t want him to die, though. I was never that mean to the kid.</text:p>
      <text:p text:style-name="P92"/>
      <text:p text:style-name="P92">Examine: All same as earlier in the day.</text:p>
      <text:p text:style-name="P92"/>
      <text:p text:style-name="P92">Present:</text:p>
      <text:p text:style-name="P93">Attorney’s Badge: So how much are the Saibas paying you for this job? Ouran: Um... (I never did negotiate that, did I?)</text:p>
      <text:p text:style-name="P92">Saiba Corp. Article: That article... Ouran: Is this how Komuba ruined your life? <text:span text:style-name="T45">Shogoji: ... Yeah, pretty much.</text:span></text:p>
      <text:p text:style-name="P93">Tracks: Those are my motorcycle’s tracks. I came by earlier to see if I could get anyone to tell me if Komuba died, but everyone was gone. Ouran: (Must have been during the trial.)</text:p>
      <text:p text:style-name="P93">Uniform: That’s our school uniform. It looks around Komuba’s size. That kid’s a shrimp. Or I guess, he was.</text:p>
      <text:p text:style-name="P94">Other stuff: You think that has to do with me? I think you’re wrong...</text:p>
      <text:p text:style-name="P94"/>
      <text:p text:style-name="P95">After finishing all presented evidence and statements:</text:p>
      <text:p text:style-name="P95">Shogoji: I guess you should be investigating or whatever.</text:p>
      <text:p text:style-name="P95">Ouran: Yeah.</text:p>
      <text:p text:style-name="P95">Shogoji: Well, get on then.</text:p>
      <text:p text:style-name="P95">Nekocchi: Not sugoi nice, is he, desu?</text:p>
      <text:p text:style-name="P95">Ouran: Let’s get going, Nekocchi.</text:p>
      <text:p text:style-name="P95">To be continued...</text:p>
      <text:p text:style-name="P95"/>
      <text:p text:style-name="P96">Caption: Defendant Lobby C</text:p>
      <text:p text:style-name="P96">Caption: August 12</text:p>
      <text:p text:style-name="P96">Caption: 8:02 AM</text:p>
      <text:p text:style-name="P96">Ouran: You ready for another day of this, Keto?</text:p>
      <text:p text:style-name="P96">Keto: I suppose, if it gets me free.</text:p>
      <text:p text:style-name="P96">Nekocchi: clap, clap, clap. HEY!</text:p>
      <text:p text:style-name="P96">Ouran: I’m just going to ignore that...</text:p>
      <text:p text:style-name="P97">Adrasteia: Well, hello, Ouran. Today we have some decisive evidence so you should probably give up even trying to let your client escape justice. Good day.</text:p>
      <text:p text:style-name="P97">Ouran: Adrasteia! What... (She left.)</text:p>
      <text:p text:style-name="P96">Keto: W<text:span text:style-name="T46">ith all that bombast, what</text:span> witnesses do you think the prosecution’s going to call today?</text:p>
      <text:p text:style-name="P96">Ouran: I’m thinking Susan again... maybe that Shogoji kid if they could get him.</text:p>
      <text:p text:style-name="P96">Keto: You think you can handle them?</text:p>
      <text:p text:style-name="P96">Ouran: I hope so... (This could be tough!)</text:p>
      <text:p text:style-name="P96">Caption: <text:span text:style-name="T64">Courtroom A</text:span></text:p>
      <text:p text:style-name="P96">Caption: August 12</text:p>
      <text:p text:style-name="P96">Caption: 8:15 AM</text:p>
      <text:p text:style-name="P60">gavel slam</text:p>
      <text:p text:style-name="P98">Judge: This court shall come to the order for the second day of the trial of Keto Saiba for the murder of Komuba Saiba. Prosecution, are you ready?</text:p>
      <text:p text:style-name="P98">Adrasteia: Yes, I am prepared to show the accused justice.</text:p>
      <text:p text:style-name="P98">Judge: Defence, are you ready?</text:p>
      <text:p text:style-name="P98">Ouran: Ready, your honour.</text:p>
      <text:p text:style-name="P98"><text:soft-page-break/>Judge: Very well. Prosecution, you may call your first witness.</text:p>
      <text:p text:style-name="P60"><text:span text:style-name="T24">Adrasteia: The prosecution calls S</text:span><text:span text:style-name="T29">usan Nord</text:span><text:span text:style-name="T24"> to the stand.</text:span></text:p>
      <text:p text:style-name="P60"><text:span text:style-name="T24">Ouran: </text:span><text:span text:style-name="T29">You’re calling her again?</text:span></text:p>
      <text:p text:style-name="P60"><text:span text:style-name="T24">Adrasteia: W</text:span><text:span text:style-name="T29">hy not? It was successful the first time.</text:span></text:p>
      <text:p text:style-name="P60"><text:span text:style-name="T24">S</text:span><text:span text:style-name="T29">usan: Hello again, court.</text:span></text:p>
      <text:p text:style-name="P60"><text:span text:style-name="T24">Judge: </text:span><text:span text:style-name="T29">Hello again, Susan.</text:span></text:p>
      <text:p text:style-name="P62"><text:span text:style-name="T28">N</text:span><text:span text:style-name="T24">ekocchi: Konnichiwa, Susan!</text:span></text:p>
      <text:p text:style-name="P99">Adrasteia: Susan, please comment to Keto’s business practices.</text:p>
      <text:p text:style-name="P99">Susan: I don’t see where this is going, but I’ll be happy to testify.</text:p>
      <text:p text:style-name="P100">Judge: Hm! Mr. Forenz, please start your cross-examination.</text:p>
      <text:p text:style-name="P61"><text:span text:style-name="T24">CROSS-EXAMINATION: </text:span><text:span text:style-name="T29">Business Practices</text:span></text:p>
      <text:p text:style-name="P99">S1: Keto is a good CEO who considers all alternatives.</text:p>
      <text:p text:style-name="P99">S2: He’s generally practical, and always comes to meetings on time.</text:p>
      <text:p text:style-name="P99">S3: Why are you getting me to testify on this, again?</text:p>
      <text:p text:style-name="P62"><text:span text:style-name="T24">S4: </text:span><text:span text:style-name="T30">He keeps his and his companies’ assets well in order.</text:span></text:p>
      <text:p text:style-name="P99">Adrasteia: Hmm... that isn’t exactly what I meant, but let’s go with this.</text:p>
      <text:p text:style-name="P62"><text:span text:style-name="T24">Ouran: </text:span><text:span text:style-name="T30">It’s going to be tough to pull this testimony apart.</text:span></text:p>
      <text:p text:style-name="P101">S1 Press:</text:p>
      <text:p text:style-name="P101">Ouran: He considers all alternatives?</text:p>
      <text:p text:style-name="P101">Adrasteia: I wonder if he considered his brother being murdered as an alternative?</text:p>
      <text:p text:style-name="P63"><text:span text:style-name="T24">Susan: </text:span><text:span text:style-name="T31">I hope not...</text:span></text:p>
      <text:p text:style-name="P102">Ouran: Then you would be committing perjury!</text:p>
      <text:p text:style-name="P102">Judge: Now, now, let’s not be hasty...</text:p>
      <text:p text:style-name="P102">S2 Press:</text:p>
      <text:p text:style-name="P102">Ouran: Has he ever missed a meeting?</text:p>
      <text:p text:style-name="P102">Susan: Once he was half a second late, and bought everyone a meal later that night to apologize.</text:p>
      <text:p text:style-name="P102">Nekocchi: He should buy me a meal for beating me at cards, desu.</text:p>
      <text:p text:style-name="P102">S3 Press:</text:p>
      <text:p text:style-name="P102">Ouran: Yeah, why are you getting her to testify on this?</text:p>
      <text:p text:style-name="P102">Adrasteia: Decisive evidence sometimes needs testimony to set it up.</text:p>
      <text:p text:style-name="P102">Ouran: If you say so...</text:p>
      <text:p text:style-name="P102">Susan: If you know something, why don’t you just say it?</text:p>
      <text:p text:style-name="P102">S4 Press:</text:p>
      <text:p text:style-name="P102">Adrasteia: heh</text:p>
      <text:p text:style-name="P102">Ouran: What? Did I just hear you chuckle?</text:p>
      <text:p text:style-name="P102">Adrasteia: Not I. I would never chuckle.</text:p>
      <text:p text:style-name="P102">Susan: The company was kept in shape! He knows where all of his White-Eyes Blue Dragons are!</text:p>
      <text:p text:style-name="P102">Ouran: (I can feel the power of the one in my pocket.)</text:p>
      <text:p text:style-name="P102">CERT:</text:p>
      <text:p text:style-name="P102">Susan: You’re making me go over it again? What’s the point of all this?</text:p>
      <text:p text:style-name="P102">Ouran: I have no clue.</text:p>
      <text:p text:style-name="P102">Judge: Even I don’t know. Just do what the scary blind woman says.</text:p>
      <text:p text:style-name="P102">Nekocchi: Yeesh.</text:p>
      <text:p text:style-name="P103">Present “Briefcase” on Statement 4:</text:p>
      <text:p text:style-name="P104">Ouran: If he always keeps his assets in order, how do you explain this?</text:p>
      <text:p text:style-name="P104">Adrasteia: What’s that? Remember, I can’t see.</text:p>
      <text:p text:style-name="P105">Nekocchi: It’s Keto’s briefcase, nya!</text:p>
      <text:p text:style-name="P106">Ouran: I found this in Komuba’s room. So obviously... he doesn’t keep track of all his assets!</text:p>
      <text:p text:style-name="P106">Adrasteia: Yes, this is very true. In fact, I have a piece of evidence to also show this truth.</text:p>
      <text:p text:style-name="P106"><text:soft-page-break/>Judge: What is it?</text:p>
      <text:p text:style-name="P106">Adrasteia: It’s this ring.</text:p>
      <text:p text:style-name="P106">Susan: Isn’t that...</text:p>
      <text:p text:style-name="P106">Adrasteia: Yes. It’s Keto’s ring that he uses to stamp off all of his documents.</text:p>
      <text:p text:style-name="P106">Ouran: And how does this have to do with the case?</text:p>
      <text:p text:style-name="P106">Adrasteia: Well... can you guess where I found this?</text:p>
      <text:p text:style-name="P106">Nekocchi: I don’t think it was on his finger, desu.</text:p>
      <text:p text:style-name="P106">Adrasteia: It was on the floor at the crime scene!</text:p>
      <text:p text:style-name="P106">Nekocchi: oWo</text:p>
      <text:p text:style-name="P107">Ouran: I suppose this is your decisive evidence?</text:p>
      <text:p text:style-name="P107">Adrasteia: Yes. It proves that Keto was at the scene of the crime.</text:p>
      <text:p text:style-name="P107">Susan: I know that he used it earlier that day to stamp off on a new booster pack.</text:p>
      <text:p text:style-name="P107">Adrasteia: There you go, then.</text:p>
      <text:p text:style-name="P107">“Ring added to Court Record”</text:p>
      <text:p text:style-name="P107">Adrasteia: We’ve proven that Keto was at the scene of the crime.</text:p>
      <text:p text:style-name="P107">Adrasteia: Now, unless the defence can magically conjure up someone who was at the scene of the crime and could have committed the murder, I think that we’ve proven this beyond reasonable doubt:</text:p>
      <text:p text:style-name="P107">Adrasteia: Keto Saiba killed his brother!</text:p>
      <text:p text:style-name="P107">Ouran: Do I have someone who could have been at the scene of the crime?</text:p>
      <text:p text:style-name="P108">“Susan Nord”:</text:p>
      <text:p text:style-name="P108">Ouran:You could have been there, Susan!</text:p>
      <text:p text:style-name="P108">Susan: Um... no I couldn’t.</text:p>
      <text:p text:style-name="P108">Adrasteia: Remember the Passcode Records?</text:p>
      <text:p text:style-name="P108">Ouran: Oh. Right.</text:p>
      <text:p text:style-name="P108">“Adrasteia Rhamnousia”:</text:p>
      <text:p text:style-name="P108">Ouran: It was you, Adrasteia! Do you have an alibi?</text:p>
      <text:p text:style-name="P108">Adrasteia: I was preparing for another case at the time. Ask Bluthund if you want.</text:p>
      <text:p text:style-name="P108">Ouran: Darn it...</text:p>
      <text:p text:style-name="P108">“Nekocchi”:</text:p>
      <text:p text:style-name="P108">Ouran: Were you there, Nekocchi?</text:p>
      <text:p text:style-name="P108">Nekocchi: Iie, desu.</text:p>
      <text:p text:style-name="P108">Ouran: Oh, right, I was with you.</text:p>
      <text:p text:style-name="P108">“Shogoji Thomson”:</text:p>
      <text:p text:style-name="P108">Ouran: Shogoji Thomson could have been there. His motorcycle tracks were outside the building on the night of the crime.</text:p>
      <text:p text:style-name="P108">Judge: Hmm... Bailiff, let’s have a recess while you go look for this Shogoji character.</text:p>
      <text:p text:style-name="P108">Caption: 30 Minutes Later</text:p>
      <text:p text:style-name="P109">Judge: Witness, please state your name, age, and occupation to the court.</text:p>
      <text:p text:style-name="P109">Shogoji: My name is Shogoji Thomson, I’m 16 years old, and I’m a student, I guess.</text:p>
      <text:p text:style-name="P109">Judge: How can you guess at your occupation?</text:p>
      <text:p text:style-name="P109">Shogoji: I’m nominally a student, but I don’t spend too much time at the actual school.</text:p>
      <text:p text:style-name="P109">Judge: Fair enough.</text:p>
      <text:p text:style-name="P109">Adrasteia: Please tell us what you were doing on Friday night.</text:p>
      <text:p text:style-name="P109">CROSS-EXAMINATION: Friday Night</text:p>
      <text:p text:style-name="P109">S1: After hanging around the school for some of the day, I headed home.</text:p>
      <text:p text:style-name="P109">S2: I <text:span text:style-name="T48">ate dinner, then headed out on my bike.</text:span></text:p>
      <text:p text:style-name="P110">S3: I saw Komuba in his car, so I followed him.</text:p>
      <text:p text:style-name="P110">S4: When I saw he was headed home, I turned around and headed home.</text:p>
      <text:p text:style-name="P110">S5: No, I don’t have someone to confirm my story.</text:p>
      <text:p text:style-name="P110"><text:soft-page-break/>S6: But there’s no proof that I actually entered the building.</text:p>
      <text:p text:style-name="P110">S7: So I don’t think you can convict me.</text:p>
      <text:p text:style-name="P110">S1 Press:</text:p>
      <text:p text:style-name="P110">Ouran: So were you actually at school?</text:p>
      <text:p text:style-name="P110">Shogoji: I was at the building. That should count for something.</text:p>
      <text:p text:style-name="P110">Adrasteia: But what something should it count for?</text:p>
      <text:p text:style-name="P111">Shogoji: I don’t know... credits, maybe?</text:p>
      <text:p text:style-name="P111">Ouran: You don’t get credits for just showing up, Shogoji.</text:p>
      <text:p text:style-name="P111">S2 Press:</text:p>
      <text:p text:style-name="P111">Ouran: What did you have for dinner?</text:p>
      <text:p text:style-name="P111">Shogoji: Ramen.</text:p>
      <text:p text:style-name="P111">Nekocchi: Cheap diet, nya~~</text:p>
      <text:p text:style-name="P111">Shogoji: Yeah, I don’t have enough money or cooking skills for anything more fancy.</text:p>
      <text:p text:style-name="P112">Ouran: What counts as something fancy for you?</text:p>
      <text:p text:style-name="P112">Shogoji: Things with colour or nutrition.</text:p>
      <text:p text:style-name="P112">S3 Press:</text:p>
      <text:p text:style-name="P112">Ouran: Why did you want to follow him?</text:p>
      <text:p text:style-name="P112">Shogoji: I don’t like the kid. If he was going out somewhere, I wanted to see where he was going, maybe scare him.</text:p>
      <text:p text:style-name="P112">Adrasteia: In what way were you going to scare him?</text:p>
      <text:p text:style-name="P112">Shogoji: ... Let’s just say it wouldn’t be too pretty.</text:p>
      <text:p text:style-name="P112">Nekocchi: That’s sugoi scary! I wouldn’t want to be on his bad side, desu yo!</text:p>
      <text:p text:style-name="P112">S4 Press:</text:p>
      <text:p text:style-name="P112">Ouran: So you didn’t want to go into his house?</text:p>
      <text:p text:style-name="P112">Shogoji: No! He’s a billionaire, he has some sort of fancy security. I didn’t want to scare him that badly, so I turned around <text:span text:style-name="T51">outside when the car stopped without him seeing me.</text:span></text:p>
      <text:p text:style-name="P112">Adrasteia: Correct me if I’m wrong, but shouldn’t you have turned around when he approached his house.</text:p>
      <text:p text:style-name="P112">Shogoji: I didn’t know where he lived! I’m not a stalker!</text:p>
      <text:p text:style-name="P112">Ouran: (So he doesn’t live in the giant corporate Saiba Corp. building?)</text:p>
      <text:p text:style-name="P112">S5 Press:</text:p>
      <text:p text:style-name="P112">Ouran: You don’t have any family around, right?</text:p>
      <text:p text:style-name="P112">Shogoji: No, my mom was at work, <text:span text:style-name="T49">and I don’t have any siblings.</text:span></text:p>
      <text:p text:style-name="P113">Adrasteia: How loud’s your bike? I’m sure we could rustle up someone who heard a bike last night if need be.</text:p>
      <text:p text:style-name="P113">Ouran: You couldn’t prove which bike it was, though.</text:p>
      <text:p text:style-name="P113">Shogoji: My bike’s the quietest in town! Nobody would hear it, anyways.</text:p>
      <text:p text:style-name="P114">S6 Press:</text:p>
      <text:p text:style-name="P114">Ouran: Why do you bring that up?</text:p>
      <text:p text:style-name="P114">Shogoji: You’re trying to pin the murder on me, aren’t you? I can see it in your eyes.</text:p>
      <text:p text:style-name="P114">Nekocchi: He must have good eyesight, desu ne?</text:p>
      <text:p text:style-name="P114">Adrasteia: Kindly refrain from mentioning eyes, please. </text:p>
      <text:p text:style-name="P115">S7 Press:</text:p>
      <text:p text:style-name="P115">Ouran: Awfully touchy about being convicted?</text:p>
      <text:p text:style-name="P115">Shogoji: Being a criminal ruins your life. I may be a hoodlum, but I’d never stoop to committing a felony.</text:p>
      <text:p text:style-name="P115">Ouran: If you say so. (Just thinking, maybe then you could get more nutrition.)</text:p>
      <text:p text:style-name="P115">CERT:</text:p>
      <text:p text:style-name="P115">Ouran: So you don’t have an actual alibi?</text:p>
      <text:p text:style-name="P115"><text:soft-page-break/>Shogoji: <text:span text:style-name="T50">Not a solid one, I guess. I’m sorry. Not everyone has an alibi, you know.</text:span></text:p>
      <text:p text:style-name="P116">Nekocchi: Do you have one, Ouran-kun?</text:p>
      <text:p text:style-name="P116">Ouran: You’re my alibi, Nekocchi.</text:p>
      <text:p text:style-name="P116">Nekocchi: Are you sure about that?</text:p>
      <text:p text:style-name="P116">Present Tracks on Statement 4:</text:p>
      <text:p text:style-name="P116">Ouran: <text:span text:style-name="T51">If you turned around outside the driveway, how do you explain your tracks being in the driveway?</text:span></text:p>
      <text:p text:style-name="P117">Shogoji: Urk!</text:p>
      <text:p text:style-name="P117">Adrasteia: Now, <text:span text:style-name="T52">you can explain that, can’t you?</text:span></text:p>
      <text:p text:style-name="P118">Shogoji: Yeah, I guess I can.</text:p>
      <text:p text:style-name="P118">Add Statement 4A: I drove up to take a look at the building before leaving.</text:p>
      <text:p text:style-name="P118">Press S4A:</text:p>
      <text:p text:style-name="P118">Ouran: Why would you do that?</text:p>
      <text:p text:style-name="P118">Shogoji: Well, it was a pretty fancy building. I wanted to take a look and see how the rich kids at school lived.</text:p>
      <text:p text:style-name="P118">Adrasteia: So you go to a public school?</text:p>
      <text:p text:style-name="P118">Shogoji: Yeah. All the rich kids mixed in with <text:span text:style-name="T53">us working-class kids.</text:span></text:p>
      <text:p text:style-name="P119">Once S4A is pressed:</text:p>
      <text:p text:style-name="P119">Judge: Do you have anything that you wish to ask about that, Mr. Forenz?</text:p>
      <text:p text:style-name="P119">Ouran: (Did I notice anything a bit off about that?)</text:p>
      <text:p text:style-name="P119">Yes:</text:p>
      <text:p text:style-name="P119">Ouran: Yes, Your Honour.</text:p>
      <text:p text:style-name="P119">Judge: Well, let’s hear it.</text:p>
      <text:p text:style-name="P119">No:</text:p>
      <text:p text:style-name="P119">Ouran: Not currently, Your Honour.</text:p>
      <text:p text:style-name="P119">Judge: Hmm... Very well.</text:p>
      <text:p text:style-name="P120">Present Uniform after Yes:</text:p>
      <text:p text:style-name="P120">Ouran: I was wondering something. If it’s a public school, how come you’re wearing uniforms?</text:p>
      <text:p text:style-name="P120">Shogoji: We wear uniforms that the school buys for us. Most of the time I end up with a uniform a few sizes too small.</text:p>
      <text:p text:style-name="P120">Ouran: OK, I think I get it.</text:p>
      <text:p text:style-name="P120">Nekocchi: Like my cute schoolgirl uniform, desu!</text:p>
      <text:p text:style-name="P121">Judge: Well, if you don’t have anything else to say or any other tricks to pull out of your sleeve, I think we can call this trial here.</text:p>
      <text:p text:style-name="P122">Adrasteia: Wait! I was thinking about the briefcase you presented earlier... it might be prudent to delay justice for just a minute.</text:p>
      <text:p text:style-name="P122">Judge: Quite a strange request from you, Adrasteia.</text:p>
      <text:p text:style-name="P122">Adrasteia: Ouran! Is there anything about the briefcase that makes you wonder about something?</text:p>
      <text:p text:style-name="P122">Ouran: Is there?</text:p>
      <text:p text:style-name="P122">“Where it was”: Continue</text:p>
      <text:p text:style-name="P122">“What was in it:” Adrasteia:... There was nothing in it, Ouran. Ouran: Right...</text:p>
      <text:p text:style-name="P122">“What it is:” Adrasteia: It’s just his briefcase, Ouran. Ouran: Right...</text:p>
      <text:p text:style-name="P123">Ouran: It was found in Komuba’s room. What would Keto’s briefcase be doing in Komuba’s room: empty?</text:p>
      <text:p text:style-name="P123">Adrasteia: Right.</text:p>
      <text:p text:style-name="P123">Ouran: Look closely at this uniform, Shogoji.</text:p>
      <text:p text:style-name="P123">Shogoji: What? Why?</text:p>
      <text:p text:style-name="P123">Ouran: Well...</text:p>
      <text:p text:style-name="P123">“Is this Komuba’s?”: Continue</text:p>
      <text:p text:style-name="P123"><text:soft-page-break/>“Is this your school’s?”: Shogoji: Uh, we went over this already. Ouran: Oh, right.</text:p>
      <text:p text:style-name="P123">“Is this yours?”: Shogoji: Don’t you think I would have recognized it if it were mine? Nekocchi: He’s right, nyan.</text:p>
      <text:p text:style-name="P123">Ouran: Is this Komuba’s uniform?</text:p>
      <text:p text:style-name="P123">Shogoji: Why would you ask that?</text:p>
      <text:p text:style-name="P123">Ouran: Well... if Komuba wasn’t wearing his uniform when he was burnt, perhaps this was a friend’s? The friend probably left the briefcase in another room, without bothering to know which room it was in.</text:p>
      <text:p text:style-name="P123">Shogoji: Hmm... you know, I think Komuba’s had a tiny tear in its left shoulder. This one doesn’t.</text:p>
      <text:p text:style-name="P123">Ouran: There! Since the uniform might not be Komuba’s, you can’t declare a verdict yet!</text:p>
      <text:p text:style-name="P123">Judge: Say! Maybe not!</text:p>
      <text:p text:style-name="P123">Adrasteia: You’re really grasping at straws here, Mr. Forenz.</text:p>
      <text:p text:style-name="P123">Judge: Be that as it may, I should leave the trial for another day while this is investigated.</text:p>
      <text:p text:style-name="P64">gavel slam</text:p>
      <text:p text:style-name="P123">To be continued...</text:p>
      <text:p text:style-name="P123"/>
      <text:p text:style-name="P123">Caption: Forenz Law Office</text:p>
      <text:p text:style-name="P123">Caption: August 12</text:p>
      <text:p text:style-name="P123">Caption: 9:32 AM</text:p>
      <text:p text:style-name="P123"/>
      <text:p text:style-name="P123">Nekocchi: You really dodged a bullet, Ouran-san!</text:p>
      <text:p text:style-name="P123">Ouran: I know. I probably shouldn’t have even gotten through today.</text:p>
      <text:p text:style-name="P123">Nekocchi: We better do some investigation in order to make this reprieve worth it, nya!</text:p>
      <text:p text:style-name="P123"/>
      <text:p text:style-name="P123">Talk:</text:p>
      <text:p text:style-name="P123">The case: Maybe Komuba had a friend over, nya! I think it’s sugoi likely, desu.</text:p>
      <text:p text:style-name="P123">What to do: Well, we need to investigate more, desu yo! Go to Komuba’s school and find stuff there!</text:p>
      <text:p text:style-name="P123">Examine: Same as previous days.</text:p>
      <text:p text:style-name="P123">Present: Same as previous days.</text:p>
      <text:p text:style-name="P123"/>
      <text:p text:style-name="P124">Caption: Detention Centre</text:p>
      <text:p text:style-name="P124">Caption: August 12</text:p>
      <text:p text:style-name="P124">Caption: 9:35 AM</text:p>
      <text:p text:style-name="P124">Keto: Really? That was your best shot? You almost got me convicted!</text:p>
      <text:p text:style-name="P124">Ouran: Sorry...</text:p>
      <text:p text:style-name="P124">Keto: This hunch of yours had better pay off!</text:p>
      <text:p text:style-name="P124"/>
      <text:p text:style-name="P124">Talk:</text:p>
      <text:p text:style-name="P65"><text:span text:style-name="T24">Komuba’s friends: </text:span><text:span text:style-name="T32">Komuba might have had a few friends. They stayed out of my way, so I never met them. I’m sorry that I can’t be more helpful about this.</text:span></text:p>
      <text:p text:style-name="P65"><text:span text:style-name="T24">Komuba at school:</text:span><text:span text:style-name="T32"> He did fine at school. He always complained about his teacher; maybe you should go talk to him.</text:span></text:p>
      <text:p text:style-name="P125"/>
      <text:p text:style-name="P66"><text:span text:style-name="T32">E</text:span><text:span text:style-name="T24">xamine: Same as yesterday.</text:span></text:p>
      <text:p text:style-name="P126">Present: Same as yesterday.</text:p>
      <text:p text:style-name="P126">Ring: Yeah, that’s my ring. It was in my briefcase last I checked. At least, it was before I was arrested.</text:p>
      <text:p text:style-name="P126"/>
      <text:p text:style-name="P127">Caption: Saiba Corp. Entrance</text:p>
      <text:p text:style-name="P127">Caption: August 12</text:p>
      <text:p text:style-name="P127"><text:soft-page-break/>Caption: 9:42 AM</text:p>
      <text:p text:style-name="P127"/>
      <text:p text:style-name="P127">Ouran: Nobody’s here...</text:p>
      <text:p text:style-name="P127">Nekocchi: There isn’t much left to look at here, nya!</text:p>
      <text:p text:style-name="P127"/>
      <text:p text:style-name="P128">No other text for Saiba Corp. All Examines same as yesterday. No people to talk with.</text:p>
      <text:p text:style-name="P128"/>
      <text:p text:style-name="P129">Caption: Jomubi Private School <text:span text:style-name="T54">Entrance</text:span></text:p>
      <text:p text:style-name="P129">Caption: August 12</text:p>
      <text:p text:style-name="P129">Caption: 10:00 AM</text:p>
      <text:p text:style-name="P132">Ouran: It’s too bad we have to come here on a Sunday...</text:p>
      <text:p text:style-name="P132">Nekocchi: Are any of the teachers here, desu?</text:p>
      <text:p text:style-name="P132">Ouran: Let’s knock on the door.</text:p>
      <text:p text:style-name="P132">Door: Knock</text:p>
      <text:p text:style-name="P132">Mr. Kitano: Hello? <text:span text:style-name="T65">I’m Mr. Kitano.</text:span> Why are you here?</text:p>
      <text:p text:style-name="P132">Ouran: We’re attorneys, and we’re looking into the case of the death of Komuba Saiba.</text:p>
      <text:p text:style-name="P132">Mr. Kitano: Shouldn’t detectives be doing that?</text:p>
      <text:p text:style-name="P129"/>
      <text:p text:style-name="P130">Examine:</text:p>
      <text:p text:style-name="P130">Flagpole: It flies the flag of our country. I think it has red on it.</text:p>
      <text:p text:style-name="P130">Sidewalk: This sidewalk looks like it’s been pounded on by the crushed dreams of thousands of schoolchildren.</text:p>
      <text:p text:style-name="P131">Front Door: It’s closed. Sort of ominous, if you ask me.</text:p>
      <text:p text:style-name="P131"/>
      <text:p text:style-name="P132">Talk:</text:p>
      <text:p text:style-name="P132">Komuba: I never really like Komuba. He wasn’t that great of a student, if you ask me. Always hanging about on the edge of the class, never really standing out academically. He just wasn’t worth any of the teaching effort, since he’d ignore you anyways.</text:p>
      <text:p text:style-name="P132">Shogoji: That kid was the opposite of Komuba. Always getting out of class whenever he could, answering questions that he didn’t know the answer to, but actually surprisingly good academically. It’s too bad he doesn’t apply himself, he could have some real potential.</text:p>
      <text:p text:style-name="P132">Komuba’s friends: Komuba didn’t really have that many friends. There was that one Ayerton kid. <text:span text:style-name="T55">Maybe you could go find him. But don’t expect too much. Ayerton’s really introverted.</text:span></text:p>
      <text:p text:style-name="P132"/>
      <text:p text:style-name="P133">Present:</text:p>
      <text:p text:style-name="P133">Attorney’s Badge: So you’re an actual attorney? I had my doubts.</text:p>
      <text:p text:style-name="P133">Uniform: I think that’s Ayerton’s uniform. Ouran: You’re sure? Kitano: Not completely, but everyone has individual uniforms. I’m pretty sure that’s Ayerton’s. Nekocchi: Nani?</text:p>
      <text:p text:style-name="P133">Other stuff: Is that stuff for the case? You haven’t told me much about this case...</text:p>
      <text:p text:style-name="P133"/>
      <text:p text:style-name="P133">After presenting Uniform and talking on all subjects:</text:p>
      <text:p text:style-name="P133">Kitano: Do you want to see Komuba’s locker?</text:p>
      <text:p text:style-name="P133">Ouran: Sure, if you think it’ll help.</text:p>
      <text:p text:style-name="P133"/>
      <text:p text:style-name="P134">Caption: Jomubi Private School Locker</text:p>
      <text:p text:style-name="P134">Caption: August 12</text:p>
      <text:p text:style-name="P134">Caption: 10:08 AM</text:p>
      <text:p text:style-name="P134"/>
      <text:p text:style-name="P134">Examine:</text:p>
      <text:p text:style-name="P135"><text:soft-page-break/>Uniform: So I guess this is Komuba’s actual uniform? <text:span text:style-name="T56">Could be useful. Mind if we grab it, Kitano? Kitano: It’s fine by me.</text:span></text:p>
      <text:p text:style-name="P135">“<text:span text:style-name="T56">Uniform added to Court Record”</text:span></text:p>
      <text:p text:style-name="P135">Schedule: <text:span text:style-name="T56">Math, English, History... ugh, I guess this is why he never participated in class. This timetable was sucking the life out of him. Nekocchi: Any school sucks life out of me, owo.</text:span></text:p>
      <text:p text:style-name="P135">Math Text: <text:span text:style-name="T56">Let me look at this... Integrals of Trigonometric... never mind.</text:span></text:p>
      <text:p text:style-name="P135">Papers at Bottom: <text:span text:style-name="T56">A collection of papers. Nekocchi: What’s this, desu ka? Ouran: I should look at these papers later.</text:span></text:p>
      <text:p text:style-name="P135">“<text:span text:style-name="T57">Papers swept into Court Record”</text:span></text:p>
      <text:p text:style-name="P135"/>
      <text:p text:style-name="P136">After Uniform and Papers added to Court Record:</text:p>
      <text:p text:style-name="P136">Nekocchi: Let’s go analyze this with forensics, nya~~!</text:p>
      <text:p text:style-name="P136"/>
      <text:p text:style-name="P137">Caption: Forenz Law Office</text:p>
      <text:p text:style-name="P137">Caption: August 12</text:p>
      <text:p text:style-name="P137">Caption: 10:30 AM</text:p>
      <text:p text:style-name="P137"/>
      <text:p text:style-name="P137">Ouran: Well, let’s <text:span text:style-name="T58">get analyzing this stuff.</text:span></text:p>
      <text:p text:style-name="P138">Ring: <text:span text:style-name="T59">It seems like Keto has stroked this lovingly. What’s this? There are some other fingerprints on here too, nya...</text:span></text:p>
      <text:p text:style-name="P138">Uniform 2: <text:span text:style-name="T60">Has residue of Komuba’s sweat on it. He wore this uniform, there’s no doubt.</text:span></text:p>
      <text:p text:style-name="P138">Papers: <text:span text:style-name="T61">Ouran: Well, let’s take a look at these papers... Nekocchi: Nya! This could be important! Ouran: Definitely.</text:span></text:p>
      <text:p text:style-name="P138"/>
      <text:p text:style-name="P139">Caption: Everrel Estates</text:p>
      <text:p text:style-name="P139">Caption: August 12</text:p>
      <text:p text:style-name="P139">Caption: 11:07 AM</text:p>
      <text:p text:style-name="P139"/>
      <text:p text:style-name="P140">Ouran: Well, I guess we just ring the bell?</text:p>
      <text:p text:style-name="P140">Nekocchi: Sure, nya!</text:p>
      <text:p text:style-name="P140">Bell: Ding, Dong.</text:p>
      <text:p text:style-name="P140"/>
      <text:p text:style-name="P140">Ayerton: Hello. Who are you?</text:p>
      <text:p text:style-name="P140">Ouran: We’re attorneys. We’d like to ask you some questions about Komuba Saiba.</text:p>
      <text:p text:style-name="P140">Ayerton: Alright. Go ahead.</text:p>
      <text:p text:style-name="P140"/>
      <text:p text:style-name="P141">Examine:</text:p>
      <text:p text:style-name="P141">Light: These light-holder things are fancy. One probably costs more than all the money I make in a year.</text:p>
      <text:p text:style-name="P141">Doorknob: Two entwined knobs. Probably have some strange password that involves twists of 32 degrees to the left.</text:p>
      <text:p text:style-name="P141">Column: Ionian. Strange... this seems like the type of place that would use Corinthian columns. Nekocchi: You’re such a nerd, Ouran-kun!</text:p>
      <text:p text:style-name="P141">Door: Is that made of painted wood or marble? Looking at the rest of this house, it’s hard to be sure.</text:p>
      <text:p text:style-name="P141"/>
      <text:p text:style-name="P142">Talk:</text:p>
      <text:p text:style-name="P142">Komuba: Komuba and I were friends, I guess. We weren’t super-close, but we stuck together because we had nobody else with whom to live. Also, we both were rich so we didn’t have to feel self-conscious in front of each other.</text:p>
      <text:p text:style-name="P142"><text:soft-page-break/>Friday: <text:span text:style-name="T62">Friday night? I was at home. My parents were away on a business trip. Nekocchi: Can anyone confirm that, nya? Ayerton: Um... I don’t think so. But that doesn’t mean that I wasn’t here. Don’t jump to any conclusions. Ouran: Jumping is the last thing that the legal system does. Nevertheless, you might end up called for the trial tomorrow. Are you prepared for that? Ayerton: Yeah, I have lots of free time. Present:</text:span></text:p>
      <text:p text:style-name="P144">Attorney’s Badge: Is that some sort of badge? Ouran: Yes. It means I’m an attorney. Ayerton: Why are you showing me that if you told me already? Ouran: I... I have a problem, OK?</text:p>
      <text:p text:style-name="P143">Uniform: Hey, that’s my uniform! I was looking for it. Ouran: Do you know where it was? Ayerton: No, or I would have retrieved it. Ouran: It was found next to Komuba’s body. Ayerton: I guess he found it for me. That was nice of him. <text:span text:style-name="T63">Ouran: It implicates you pretty heavily. Ayerton: Yeah, I guess it would. Ouran: (He’s playing hard-to-get, but we’ll nail him at the trial!)</text:span></text:p>
      <text:p text:style-name="P144">Uniform 2: I think that’s Komuba’s uniform. I feel pretty bad for what happened to him. Did you find that at his house? Ouran: I don’t need to provide you with those details. Nekocchi: He means iie, Ayerton-kun.</text:p>
      <text:p text:style-name="P145">Global Key Cards: Are those...? Ouran: They’re the keycards that Komuba’s apartment uses. Ayerton: I’ve been over there a few times, so I’ve seen them when Komuba swiped us in. Ouran: You wouldn’t happen to have one, would you? Ayerton: My building doesn’t use them, so no. Ouran: (He kept his cool pretty well... But I have suspicion on my side!)</text:p>
      <text:p text:style-name="P145"/>
      <text:p text:style-name="P145">After talking on all points and presenting all evidence:</text:p>
      <text:p text:style-name="P145">Ouran: Thanks for talking to me. We’ll probably see you tomorrow at the trial.</text:p>
      <text:p text:style-name="P145">Ayerton: I’ll be there.</text:p>
      <text:p text:style-name="P145">Nekocchi: We should get going, nya!</text:p>
      <text:p text:style-name="P145">Ouran: (This trial will be tough tomorrow. It’ll be interesting to see how it goes...)</text:p>
      <text:p text:style-name="P145">To be continued.</text:p>
      <text:p text:style-name="P145"/>
      <text:p text:style-name="P146">TRIAL DAY THREE</text:p>
      <text:p text:style-name="P146">Caption: Defendant Lobby C</text:p>
      <text:p text:style-name="P146">Caption: August 13</text:p>
      <text:p text:style-name="P146">Caption: 9:00 AM</text:p>
      <text:p text:style-name="P146"/>
      <text:p text:style-name="P146">Nekocchi: It’s the last day of the trial, Ouran-kun! Are you ready to be freed, Keto-san?</text:p>
      <text:p text:style-name="P146">Keto: Are you sure that’s the way this is going? It doesn’t look too good.</text:p>
      <text:p text:style-name="P146">Nekocchi: The way a trial seems to be changes as fast as a card game, nya!</text:p>
      <text:p text:style-name="P146">Ouran: As my assistant said, things change fast in the courtroom. Now, we’ve got some good evidence, so we’re going to go in today and get you declared innocent.</text:p>
      <text:p text:style-name="P146"/>
      <text:p text:style-name="P146">Caption: Courtroom A</text:p>
      <text:p text:style-name="P146">Caption: August 13</text:p>
      <text:p text:style-name="P146">Caption: 9:20 AM</text:p>
      <text:p text:style-name="P146"/>
      <text:p text:style-name="P67">gavel slam</text:p>
      <text:p text:style-name="P146">Judge: This court will come to order. This is the final day of the trial of Keto Saiba for the murder of Komuba Saiba. Is the prosecution ready?</text:p>
      <text:p text:style-name="P146">Adrasteia: We are, your Honour.</text:p>
      <text:p text:style-name="P146">Judge: And the defence?</text:p>
      <text:p text:style-name="P67"><text:span text:style-name="T24">Ouran: </text:span><text:span text:style-name="T33">We are prepared, your Honour.</text:span></text:p>
      <text:p text:style-name="P68"><text:span text:style-name="T33">J</text:span><text:span text:style-name="T24">udge: Well, let’s begin. Let the Prosecution call their first witness.</text:span></text:p>
      <text:p text:style-name="P147">Adrasteia: The prosecution calls Kuro Kitano to the stand.</text:p>
      <text:p text:style-name="P148"><text:soft-page-break/>Kitano: So is this about Komuba?</text:p>
      <text:p text:style-name="P148">Judge: Yes, it is.</text:p>
      <text:p text:style-name="P148">Kitano: What happened to him was terrible.</text:p>
      <text:p text:style-name="P148">Judge: Witness, state your name, age, and occupation.</text:p>
      <text:p text:style-name="P148">Kitano: Kuro Kitano, 42 years of age, teacher at Jomubi Private School.</text:p>
      <text:p text:style-name="P149">Adrastiea: If you could, please explain about Komuba Saiba.</text:p>
      <text:p text:style-name="P149">Kitano: Very well.</text:p>
      <text:p text:style-name="P149"/>
      <text:p text:style-name="P149">CROSS-EXAMINATION: Komuba</text:p>
      <text:p text:style-name="P150">S1: Komuba wasn’t ever a particularly bright kid.</text:p>
      <text:p text:style-name="P150">S2: <text:span text:style-name="T66">But at least he was well-organized, I’ll give him that.</text:span></text:p>
      <text:p text:style-name="P151">S3: He usually just sat by himself in the corner, thinking.</text:p>
      <text:p text:style-name="P151">S4: <text:span text:style-name="T67">Average student, nothing really special.</text:span></text:p>
      <text:p text:style-name="P152">S5: <text:span text:style-name="T68">I’m sorry, but I can’t think of too much else to say.</text:span></text:p>
      <text:p text:style-name="P153">S6: Shogoji and his gang sometimes bothered Komuba.</text:p>
      <text:p text:style-name="P153">S7: Is that enough for you?</text:p>
      <text:p text:style-name="P153"/>
      <text:p text:style-name="P154">Judge: You’re pretty thorough.</text:p>
      <text:p text:style-name="P154">Kitano: I’m a teacher. I have to be.</text:p>
      <text:p text:style-name="P154">Judge: Mr. Forenz, you may start your cross-examination.</text:p>
      <text:p text:style-name="P154"/>
      <text:p text:style-name="P154">S1 Press:</text:p>
      <text:p text:style-name="P154">Ouran: Bright in what sense?</text:p>
      <text:p text:style-name="P154">Kitano: He didn’t excel in any of the subject matter which I taught, that’s for sure.</text:p>
      <text:p text:style-name="P154">Ouran: Alright...</text:p>
      <text:p text:style-name="P154"/>
      <text:p text:style-name="P155">S2 Press:</text:p>
      <text:p text:style-name="P155">Ouran: He was organized... how exactly?</text:p>
      <text:p text:style-name="P156">Kitano: His books were generally well-organized, and I never saw a late assignment from him.</text:p>
      <text:p text:style-name="P156">Nekocchi: Seems simple enough, desu.</text:p>
      <text:p text:style-name="P156"/>
      <text:p text:style-name="P156">S3 Press:</text:p>
      <text:p text:style-name="P156">Ouran: So you’re saying that he wasn’t generally social.</text:p>
      <text:p text:style-name="P156">Kitano: No, he didn’t have too many close friends, I’d say.</text:p>
      <text:p text:style-name="P157">Ouran: But did he have any?</text:p>
      <text:p text:style-name="P157">Adrasteia: Objection! You’re badgering the witness.</text:p>
      <text:p text:style-name="P157">Judge: Sustained.</text:p>
      <text:p text:style-name="P157"/>
      <text:p text:style-name="P158">S4 Press:</text:p>
      <text:p text:style-name="P158">Ouran: What counts as average to you?</text:p>
      <text:p text:style-name="P158">Kitano: Within one standard deviation of the mean.</text:p>
      <text:p text:style-name="P158">Ouran: I guess that’s as good of a definition as any.</text:p>
      <text:p text:style-name="P158"/>
      <text:p text:style-name="P158">S5 Press:</text:p>
      <text:p text:style-name="P158">Ouran: It’s all right, just say whatever you can think of.</text:p>
      <text:p text:style-name="P158">Kitano: He could never stand my tangerines. I don’t think that would be very helpful to you, though.</text:p>
      <text:p text:style-name="P158">Ouran: I think you guessed right...</text:p>
      <text:p text:style-name="P158"/>
      <text:p text:style-name="P159">S6 Press:</text:p>
      <text:p text:style-name="P159"><text:soft-page-break/>Judge: And Shogoji was <text:span text:style-name="T69">the young man we had in here yesterday?</text:span></text:p>
      <text:p text:style-name="P160">Nekocchi: Hai, Your Honour-san!</text:p>
      <text:p text:style-name="P160">Judge: I’m going to pretend I never heard that...</text:p>
      <text:p text:style-name="P160">Ouran: Yes, Your Honour.</text:p>
      <text:p text:style-name="P160">Judge: Thank you, member of the defence team that speaks normal English.</text:p>
      <text:p text:style-name="P160"/>
      <text:p text:style-name="P160">S7 Press:</text:p>
      <text:p text:style-name="P160">Adrasteia: That should be enough information, thank you.</text:p>
      <text:p text:style-name="P160">Ouran: What? We barely have anything!</text:p>
      <text:p text:style-name="P160">Judge: Just because it doesn’t help your case, Mr. Forenz, doesn’t mean that it isn’t enough information.</text:p>
      <text:p text:style-name="P160"/>
      <text:p text:style-name="P160">CERT:</text:p>
      <text:p text:style-name="P160">Ouran: Nekocchi,<text:span text:style-name="T70">what are we going to do?</text:span></text:p>
      <text:p text:style-name="P161">Nekocchi: Present something, nya!</text:p>
      <text:p text:style-name="P161">Ouran: But I don’t know where.</text:p>
      <text:p text:style-name="P161">Nekocchi: Find the contradiction, nya!</text:p>
      <text:p text:style-name="P161">Ouran: That’s not really helpful, Nekocchi!</text:p>
      <text:p text:style-name="P161">Nekocchi: Then don’t ask me for help, desu yo!</text:p>
      <text:p text:style-name="P163"/>
      <text:p text:style-name="P161">Present Uniform on S3:</text:p>
      <text:p text:style-name="P162">Ouran: We found this uniform at Komuba’s house, and we heard that it belonged to one Ayerton Everrel. What do you have to say to that?</text:p>
      <text:p text:style-name="P163">Kitano: It is true that those two seemed to be friends, but Komuba generally preferred to stay to himself.</text:p>
      <text:p text:style-name="P163">Ouran: Would you say that they were clos<text:span text:style-name="T71">e enough that Ayerton could have visited Komuba?</text:span></text:p>
      <text:p text:style-name="P164">Kitano: It’s certainly possible.</text:p>
      <text:p text:style-name="P164">Judge: Could you go into more detail on their relationship?</text:p>
      <text:p text:style-name="P164">Kitano: Certainly.</text:p>
      <text:p text:style-name="P164"/>
      <text:p text:style-name="P165">CROSS-EXAMINATION: Ayerton and Komuba</text:p>
      <text:p text:style-name="P165">S1: Those two were friends, I guess.</text:p>
      <text:p text:style-name="P166">S2: They were pushed around by the same group.</text:p>
      <text:p text:style-name="P166">S3: Both of them were rich kids, too.</text:p>
      <text:p text:style-name="P166">S4: I guess that brought them together more than anything else.</text:p>
      <text:p text:style-name="P166">S5: They might not have been friends for life, but they were close enough.</text:p>
      <text:p text:style-name="P166"/>
      <text:p text:style-name="P167">S1 Press:</text:p>
      <text:p text:style-name="P167">Ouran: So now you’re saying that he does have friends?</text:p>
      <text:p text:style-name="P167">Kitano: I told you that earlier, but they were never super-close, and I didn’t pay too much attention to them anyways.</text:p>
      <text:p text:style-name="P167"/>
      <text:p text:style-name="P168">S2 Press:</text:p>
      <text:p text:style-name="P168">Ouran: To be clear, this was Shogoji and his friends?</text:p>
      <text:p text:style-name="P168">Kitano: Yes. <text:span text:style-name="T72">They tend to bother both Ayerton and Komuba pretty much equally.</text:span></text:p>
      <text:p text:style-name="P169">Nekocchi: It’s too bad, nya...</text:p>
      <text:p text:style-name="P169"/>
      <text:p text:style-name="P170">S3 Press:</text:p>
      <text:p text:style-name="P170">Ouran: What would you count as rich?</text:p>
      <text:p text:style-name="P170"><text:soft-page-break/>Kitano: <text:span text:style-name="T73">Someone who lends out their ultra-expensive calculator with no effort to get it returned.</text:span></text:p>
      <text:p text:style-name="P171">Adrasteia: That may just mean laziness.</text:p>
      <text:p text:style-name="P171">Kitano: They go hand-in-hand.</text:p>
      <text:p text:style-name="P172"/>
      <text:p text:style-name="P172">S4 Press:</text:p>
      <text:p text:style-name="P172">Ouran: So they’re friends because they’re rich and they got bullied?</text:p>
      <text:p text:style-name="P172">Kitano: You’d be surprised what draws people together.</text:p>
      <text:p text:style-name="P172">Nekocchi: Yeah, Ouran-chan! Like how we were drawn together, nya!</text:p>
      <text:p text:style-name="P172">Ouran: shudder</text:p>
      <text:p text:style-name="P172"/>
      <text:p text:style-name="P176">S5 Press:</text:p>
      <text:p text:style-name="P172">Ouran: How close would you say they were, on a scale from 1 to 10?</text:p>
      <text:p text:style-name="P172">Kitano: Wait, is 1 hating each other or being indifferent?</text:p>
      <text:p text:style-name="P172">Ouran: Let’s say being indifferent.</text:p>
      <text:p text:style-name="P172">Kitano: <text:span text:style-name="T74">Well, I’d give them a 7.</text:span></text:p>
      <text:p text:style-name="P173">Adrasteia: You shouldn’t be rating children, Kitano.</text:p>
      <text:p text:style-name="P173">Kitano: You know I didn’t mean it like that.</text:p>
      <text:p text:style-name="P173">Nekocchi: Sure, you didn’t oWo.</text:p>
      <text:p text:style-name="P173"/>
      <text:p text:style-name="P173">CERT:</text:p>
      <text:p text:style-name="P173">Ouran: What else do I have to say?</text:p>
      <text:p text:style-name="P173">Nekocchi: Don’t give up nya!</text:p>
      <text:p text:style-name="P173">Ouran: I wasn’t going to...</text:p>
      <text:p text:style-name="P173"/>
      <text:p text:style-name="P173">Once everything’s pressed:</text:p>
      <text:p text:style-name="P173">Judge: Well, we certainly need to hear from him then if we’re going to decide if somebody was present the night of the murder. Bailiff, please find Ayerton Everrel.</text:p>
      <text:p text:style-name="P174">Ouran: Alright, Nekocchi, I think we have this in the bag. Just a couple more cross-examinations,and we’ll have the case wrapped up.</text:p>
      <text:p text:style-name="P174">Nekocchi: Do your best, nya! It’s super-important for Keto-san!</text:p>
      <text:p text:style-name="P174"/>
      <text:p text:style-name="P174">Judge: Witness, please state your name, age, and occupation for the record.</text:p>
      <text:p text:style-name="P174">Ayerton: I’m Ayerton Everrel, I’m 15 years old, and I’m a student at Jomubi Private School.</text:p>
      <text:p text:style-name="P174">Adrasteia: If you may, please describe what you were doing Friday night.</text:p>
      <text:p text:style-name="P174">Ayerton: Of course.</text:p>
      <text:p text:style-name="P174"/>
      <text:p text:style-name="P174">CROSS-EXAMINATION: Friday Night</text:p>
      <text:p text:style-name="P177">S1: Friday... let’s see.</text:p>
      <text:p text:style-name="P177">S2: <text:span text:style-name="T75">I was at home.</text:span></text:p>
      <text:p text:style-name="P178">S3: I had been over to see Komuba the night before, <text:span text:style-name="T76">and that’s why my uniform was there.</text:span></text:p>
      <text:p text:style-name="P178">S4: I was devastated when I heard about his death.</text:p>
      <text:p text:style-name="P178">S5: But that wasn’t until Saturday morning.</text:p>
      <text:p text:style-name="P178"/>
      <text:p text:style-name="P182">Judge: The defence may start their cross-examination now, if you please.</text:p>
      <text:p text:style-name="P178"/>
      <text:p text:style-name="P178">S1 Press:</text:p>
      <text:p text:style-name="P178">Adrasteia: Would you kindly mind if you avoided ableist language?</text:p>
      <text:p text:style-name="P178">Ayerton: Huh? Oh. I’m sorry if I offended you.</text:p>
      <text:p text:style-name="P178">Ouran: The crime was on Friday. Would you kindly tell us what you were doing that night?</text:p>
      <text:p text:style-name="P178"><text:soft-page-break/></text:p>
      <text:p text:style-name="P178">S2 Press:</text:p>
      <text:p text:style-name="P178">Ouran: The home that we visited.</text:p>
      <text:p text:style-name="P178">Ayerton: Yes, that one. I think I spent most of the night in the South Wing.</text:p>
      <text:p text:style-name="P178">Nekocchi: Almost like a bird... Wings sound tasty, desu!</text:p>
      <text:p text:style-name="P178">Ouran: Nekocchi, stay on topic!</text:p>
      <text:p text:style-name="P178"/>
      <text:p text:style-name="P178">S3 Press:</text:p>
      <text:p text:style-name="P179">Ouran: And that’s why your uniform was over there?</text:p>
      <text:p text:style-name="P179">Ayerton: I can only assume that that would be why.</text:p>
      <text:p text:style-name="P179">Adrasteia: That’s a fair assumption. How else could it have gotten over there?</text:p>
      <text:p text:style-name="P179">Judge: How else, indeed?</text:p>
      <text:p text:style-name="P179"/>
      <text:p text:style-name="P179">S4 Press:</text:p>
      <text:p text:style-name="P179">Ouran: You seem to be handling it well now.</text:p>
      <text:p text:style-name="P179">Ayerton: I’ve had a couple days to process it.</text:p>
      <text:p text:style-name="P179">Nekocchi: Like a computer, desu ka?</text:p>
      <text:p text:style-name="P179">Ouran: Nekocchi, boys can’t be computers.</text:p>
      <text:p text:style-name="P179">Adrasteia: Sometimes they seem that way, though.</text:p>
      <text:p text:style-name="P179"/>
      <text:p text:style-name="P179">S5 Press:</text:p>
      <text:p text:style-name="P179">Ouran: You didn’t hear about it Friday?</text:p>
      <text:p text:style-name="P179">Ayerton: I’m not always listening to the news. <text:s/>That night I read a book on investment before going to bed. I had no knowledge of what had occurred until Saturday morning.</text:p>
      <text:p text:style-name="P179">Ouran: (That would make sense... except you had to have killed him on Friday night!)</text:p>
      <text:p text:style-name="P179"/>
      <text:p text:style-name="P179">CERT:</text:p>
      <text:p text:style-name="P179">Ouran: This is pretty hard, but I think I have a piece of evidence that can get past this testimony!</text:p>
      <text:p text:style-name="P179">Nekocchi: You better, nya! This is pretty much your last chance.</text:p>
      <text:p text:style-name="P179"/>
      <text:p text:style-name="P179">Present Uniform on S3:</text:p>
      <text:p text:style-name="P179">Ouran: You say your uniform was at Komuba’s because you had visited the night before?</text:p>
      <text:p text:style-name="P179">Ayerton: Yes, I do.</text:p>
      <text:p text:style-name="P179">Ouran: <text:span text:style-name="T77">Well... what did you wear to school Friday?</text:span></text:p>
      <text:p text:style-name="P180">Ayerton: I’m sorry?</text:p>
      <text:p text:style-name="P180">Ouran: If your uniform stayed at his house Thursday night, what did you end up wearing to school on the Friday?</text:p>
      <text:p text:style-name="P180">Ayerton: I... I... ah!</text:p>
      <text:p text:style-name="P181">Ouran: Got you that time, didn’t I?</text:p>
      <text:p text:style-name="P181">Ayerton: Well, obviously I was wrong about that. Saturday must have been the night I sat home with my book. Friday... maybe that was the day I went to see Komuba.</text:p>
      <text:p text:style-name="P181">Judge: Either way, tell us about that day.</text:p>
      <text:p text:style-name="P181"/>
      <text:p text:style-name="P181">CROSS-EXAMINATION: The Day I Saw Komuba</text:p>
      <text:p text:style-name="P181">S1: I went to Komuba’s house after school.</text:p>
      <text:p text:style-name="P181">S2: We sat around and played cards for a bit.</text:p>
      <text:p text:style-name="P181">S3: <text:span text:style-name="T78">I knew Komuba was planning to take over Saiba Corp.</text:span></text:p>
      <text:p text:style-name="P182">S4: So we talked about that a bit.</text:p>
      <text:p text:style-name="P183">S4A: Komuba seemed to be somewhat excited about that prospect.</text:p>
      <text:p text:style-name="P182"><text:soft-page-break/>S5: We played some video games after that, and then I went home.</text:p>
      <text:p text:style-name="P182"/>
      <text:p text:style-name="P182">Judge: Seems like what two boys would do if they met up after school.</text:p>
      <text:p text:style-name="P182">Ouran: (Let me see if I can get him to admit to the crime somehow.)</text:p>
      <text:p text:style-name="P182"/>
      <text:p text:style-name="P182">S1 Press:</text:p>
      <text:p text:style-name="P182">Ouran: So you went immediately after school?</text:p>
      <text:p text:style-name="P182">Ayerton: Not immediately. We went to an arcade first.</text:p>
      <text:p text:style-name="P182">Ouran: (So Shogoji noticed them after that.)</text:p>
      <text:p text:style-name="P182"/>
      <text:p text:style-name="P182">S2 Press:</text:p>
      <text:p text:style-name="P182">Ouran: What sort of cards were you playing?</text:p>
      <text:p text:style-name="P182">Ayerton: What did you think, playing cards? We were playing the newest yet-to-be-released pack of the Saiba Trading Card Game.</text:p>
      <text:p text:style-name="P182">Nekocchi: Do Fairilees get support, nya?</text:p>
      <text:p text:style-name="P182">Ayerton: Fairilees are a dead deck. They’ll probably never get support again.</text:p>
      <text:p text:style-name="P182">Nekocchi: oWo I need support, desu yo~~~!</text:p>
      <text:p text:style-name="P182"/>
      <text:p text:style-name="P182">S3 Press:</text:p>
      <text:p text:style-name="P182">Ouran: I thought that was a secret?</text:p>
      <text:p text:style-name="P182">Ayerton: It was. But we were friends and EverrelCo and Saiba Corp. are partners, so I knew ahead of time.</text:p>
      <text:p text:style-name="P183">Adrasteia: Don’t forget that they needed something to talk about while visiting. It could easily have come up at that time.</text:p>
      <text:p text:style-name="P183">Ouran: I haven’t forgotten.</text:p>
      <text:p text:style-name="P183"/>
      <text:p text:style-name="P183">S4 Press:</text:p>
      <text:p text:style-name="P183">Ouran: Would you say that he seemed excited to be taking over the company?</text:p>
      <text:p text:style-name="P183">Ayerton: I guess that that would be fair to say.</text:p>
      <text:p text:style-name="P183">Ouran: Could you please add that to your testimony?</text:p>
      <text:p text:style-name="P183">Ayerton: Sure, I guess.</text:p>
      <text:p text:style-name="P183"/>
      <text:p text:style-name="P183">S4A Press:</text:p>
      <text:p text:style-name="P183">Ouran: How would you best describe his reaction?</text:p>
      <text:p text:style-name="P183">Ayerton: It was laid-back, but at the same time you could tell that he didn’t want to let the promotion get away from him.</text:p>
      <text:p text:style-name="P183">Nekocchi: That would be how I would react if I were promoted, Ouran-kun!</text:p>
      <text:p text:style-name="P183">Ouran: (Not happening anytime soon. Sorry, Nekocchi.)</text:p>
      <text:p text:style-name="P183"/>
      <text:p text:style-name="P183">S5 Press:</text:p>
      <text:p text:style-name="P183">Ouran: I assume you played the most top-tier game in existence on a 4K TV?</text:p>
      <text:p text:style-name="P183">Ayerton: We played Tetris. Sometimes the simple games are the best.</text:p>
      <text:p text:style-name="P183">Ouran: Tetris... Even I can afford a basic version of that.</text:p>
      <text:p text:style-name="P183">Ayerton: Of course, we played the newest one, in VR.</text:p>
      <text:p text:style-name="P183">Ouran: On the other hand, I probably couldn’t afford that.</text:p>
      <text:p text:style-name="P183"/>
      <text:p text:style-name="P183">CERT:</text:p>
      <text:p text:style-name="P183">Ouran: So now that I proved he was there Friday, I need to prove that he was the killer. This could be harder.</text:p>
      <text:p text:style-name="P183"><text:soft-page-break/>Adrasteia: Don’t bite off more than you can chew, Mr. Forenz.</text:p>
      <text:p text:style-name="P183"/>
      <text:p text:style-name="P184">Present Papers on S4A:</text:p>
      <text:p text:style-name="P184">Ouran: If he were so excited at taking over the business, then he would have wanted to do everything as well as possible, correct?</text:p>
      <text:p text:style-name="P184">Ayerton: I guess that’s reasonable.</text:p>
      <text:p text:style-name="P184">Ouran: Then can you explain these papers? They were found at the bottom of Komuba’s locker.</text:p>
      <text:p text:style-name="P184">Ayerton: “Every slip-up you make is necessary”... Now, that is strange.</text:p>
      <text:p text:style-name="P184">Ouran: There’s only one conclusion that we can draw from this: since Komuba obviously read it, and was supposed to be making mistakes... Komuba was never going to take over Saiba Corp. in the first place!</text:p>
      <text:p text:style-name="P184">Ayerton: So what?</text:p>
      <text:p text:style-name="P184">Ouran: So, if that’s the case... you wouldn’t have been talking about that Friday night, would you? Instead, you killed him!</text:p>
      <text:p text:style-name="P184">Ayerton: Now, looking at the facts I can see that as a possibility, but by no means do I see it as a certainty. We were just talking, no matter what the topic of the conversation was.</text:p>
      <text:p text:style-name="P184">Adrasteia: The young man has a point. Though these papers are indeed interesting taken in combination with the earlier testimony, it in no way implicates Ayerton. They could still have been talking about it anyways, since obviously this was a secret. Maybe Komuba was just a good actor.</text:p>
      <text:p text:style-name="P184">Ayerton: I’ve never been too good at reading people, anyways.</text:p>
      <text:p text:style-name="P184">Ouran: Hmm... maybe I need to try looking at this from a different angle. Should I...</text:p>
      <text:p text:style-name="P184">“Go over earlier testimony”: <text:span text:style-name="T79">I think we need to remember testimony from a couple days ago... Adrasteia: Why? All that proved was that your client probably did it. Ouran: She has a point...</text:span></text:p>
      <text:p text:style-name="P184">“Present more evidence”: <text:span text:style-name="T80">After evidence chosen, unless they were Global Key Cards: Adrasteia: Did you really think some of your evidence was going to help? Nekocchi: She has a point, nya...</text:span></text:p>
      <text:p text:style-name="P186">Global Key Cards: Continue on as if Key Cards were chosen on the next branch.</text:p>
      <text:p text:style-name="P184">“Ask for more testimony”: <text:span text:style-name="T80">The only way out of this is more testimony! Adrasteia: Alright, that’s fair. What topic do you think it should be about?</text:span></text:p>
      <text:p text:style-name="P184">“<text:span text:style-name="T80">Uniforms”: Adrasteia: Really? The uniforms again? You’ve used those as an excuse for pretty much everything. Ouran: Well, if it works... Judge: Honestly, I’m tired of hearing about those uniforms too.</text:span></text:p>
      <text:p text:style-name="P185">“<text:span text:style-name="T81">Dragons”:</text:span> <text:span text:style-name="T81">Let’s hear about the last White-Eyes Blue Dragon card! Ayerton: What? Ouran: Yeah, I know one of them has been missing this whole time! Judge: Does it really have any bearing on the case at hand, though? Ouran: No...</text:span></text:p>
      <text:p text:style-name="P185">“<text:span text:style-name="T80">Key cards”: Judge: Do you think Ayerton has Komuba’s key card?</text:span></text:p>
      <text:p text:style-name="P185"><text:span text:style-name="T80">Ouran: Well, Ayerton? Have you seen Komuba’s key card?</text:span></text:p>
      <text:p text:style-name="P186">Ayerton: I saw it a few times, sure. The entrance to his room, the storage room... just twice, I think.</text:p>
      <text:p text:style-name="P186">Nekocchi: OwO what did you say?</text:p>
      <text:p text:style-name="P186">Adrasteia: So you went into the storage room?</text:p>
      <text:p text:style-name="P186">Ayerton: Yeah, that dragon looks nice. He gave me a look after we finished playing cards.</text:p>
      <text:p text:style-name="P186">Ouran: Let’s hear about <text:span text:style-name="T82">the dragon. (It seems like we’re finally getting somewhere!)</text:span></text:p>
      <text:p text:style-name="P186"/>
      <text:p text:style-name="P187">CROSS-EXAMINATION: Komuba And The Dragon</text:p>
      <text:p text:style-name="P187">S1: Komuba showed me the dragon after we finished playing cards.</text:p>
      <text:p text:style-name="P187">S1A: He used his keycard to get in.</text:p>
      <text:p text:style-name="P187">S2: I thought its fire breath was really amazing!</text:p>
      <text:p text:style-name="P187">S2A: I wasn’t able to see it in person, though.</text:p>
      <text:p text:style-name="P187">S3: Afterwards, we left the room behind.</text:p>
      <text:p text:style-name="P187">S3A: The dragon stayed there, of course, <text:span text:style-name="T83">since there was no reason to move it.</text:span></text:p>
      <text:p text:style-name="P187">S4: I wish we could have spent more time there.</text:p>
      <text:p text:style-name="P187"><text:soft-page-break/>S4A: But the night was getting late, and I had to be getting home.</text:p>
      <text:p text:style-name="P187"/>
      <text:p text:style-name="P187">S1 Press:</text:p>
      <text:p text:style-name="P187">Ouran: Komuba must have been proud of the dragon, wasn’t he?</text:p>
      <text:p text:style-name="P187">Ayerton: Yeah, he definitely was.</text:p>
      <text:p text:style-name="P187">Ouran: So he used his keycard?</text:p>
      <text:p text:style-name="P187">Ayerton: I think I remember that, yes.</text:p>
      <text:p text:style-name="P187">Ouran: Could you add it to your testimony?</text:p>
      <text:p text:style-name="P187"/>
      <text:p text:style-name="P187">S1A Press:</text:p>
      <text:p text:style-name="P187">Ouran: Was that the last time you remember him using the card?</text:p>
      <text:p text:style-name="P187">Ayerton: ... Yes.</text:p>
      <text:p text:style-name="P187">Ouran: (If he had taken it, he probably did it after this point.)</text:p>
      <text:p text:style-name="P187"/>
      <text:p text:style-name="P187">S2 Press:</text:p>
      <text:p text:style-name="P187">Ouran: You knew the dragon could breathe fire?</text:p>
      <text:p text:style-name="P187">Ayerton: Komuba told me.</text:p>
      <text:p text:style-name="P187">Ouran: But the storage room had no burnt parts, so you didn’t see it in action, right?</text:p>
      <text:p text:style-name="P187">Ayerton: No.</text:p>
      <text:p text:style-name="P187">Ouran: Could you please add that to your testimony?</text:p>
      <text:p text:style-name="P187"/>
      <text:p text:style-name="P187">S2A Press:</text:p>
      <text:p text:style-name="P187">Ouran: You’re aware that it seems that it was the murder weapon, right?</text:p>
      <text:p text:style-name="P187">Ayerton: I don’t think I am. That’s terrible. What do you think’s going to happen to the model?</text:p>
      <text:p text:style-name="P187">Adrasteia: Probably get torn down.</text:p>
      <text:p text:style-name="P187">Nekocchi: I’ll buy it, nya!</text:p>
      <text:p text:style-name="P187">Ouran: Nekocchi, we don’t have any place to store that!</text:p>
      <text:p text:style-name="P187"/>
      <text:p text:style-name="P187">S3 Press:</text:p>
      <text:p text:style-name="P187">Ouran: When you left the room, what happened to the dragon?</text:p>
      <text:p text:style-name="P187">Ayerton: It stayed in the room, of course. There was no point in bringing the dragon outside of its room.</text:p>
      <text:p text:style-name="P187">Ouran: I guess you wouldn’t mind adding that to your testimony, then.</text:p>
      <text:p text:style-name="P187"/>
      <text:p text:style-name="P187">S3A Press:</text:p>
      <text:p text:style-name="P187">Ouran: <text:span text:style-name="T83">Why did you leave the dragon?</text:span></text:p>
      <text:p text:style-name="P188">Ayerton: Just think about it. Why should we drag it out into another room just to have to move it back again? There’s really no point to doing that.</text:p>
      <text:p text:style-name="P188">Ouran: (Unless you ended up killing Komuba with it...)</text:p>
      <text:p text:style-name="P188"/>
      <text:p text:style-name="P188">S4 Press:</text:p>
      <text:p text:style-name="P188">Ouran: You wanted to spend more time there?</text:p>
      <text:p text:style-name="P188">Ayerton: Of course I did! Have you been there? That model is a spectacle to last the ages.</text:p>
      <text:p text:style-name="P188">Adrasteia: Sadly, it’s a spectacle mostly dependent on sight, so I’ll have to take your word for it.</text:p>
      <text:p text:style-name="P188">Ouran: Then why did you leave?</text:p>
      <text:p text:style-name="P188">Ayerton: I had to get home before my curfew.</text:p>
      <text:p text:style-name="P188">Ouran: Please add that to your testimony.</text:p>
      <text:p text:style-name="P188"/>
      <text:p text:style-name="P188">S4A Press:</text:p>
      <text:p text:style-name="P188">Ouran: You still have a curfew?</text:p>
      <text:p text:style-name="P188"><text:soft-page-break/>Ayerton: Of course I do! Children of CEOs can’t be seen carousing like a hoodlum.</text:p>
      <text:p text:style-name="P188">Nekocchi: You should let me carouse like a hoodlum, Ouran-kun.</text:p>
      <text:p text:style-name="P188">Ouran: Not now or ever, Nekocchi.</text:p>
      <text:p text:style-name="P188"/>
      <text:p text:style-name="P188">CERT:</text:p>
      <text:p text:style-name="P188">Nekocchi: Kind of overwhelming, nya~~.</text:p>
      <text:p text:style-name="P188">Ouran: Not really... I think I know what I need to do. If this all goes well, this will be the last cross-examination.</text:p>
      <text:p text:style-name="P188"/>
      <text:p text:style-name="P188">Present Wheels on S3A:</text:p>
      <text:p text:style-name="P188">Ouran: Ayerton, how did you know that the dragon could move]?</text:p>
      <text:p text:style-name="P188">Ayerton: Well, the dragon obviously had wheels.</text:p>
      <text:p text:style-name="P188">Ouran: Are you sure about that? When I first saw the dragon, I didn’t notice the wheels. Nor did Nekocchi, in fact. The wheels can’t be easily seen. Therefore the only way you should have noticed them would be if the dragon did move.</text:p>
      <text:p text:style-name="P188">Ayerton: All right! We moved the dragon so that we could see it in a different room. Happy?</text:p>
      <text:p text:style-name="P188">Adrasteia: So he moved the dragon. So what?</text:p>
      <text:p text:style-name="P188">“He moved it and killed Komuba”: He could have killed Komuba! Adrasteia: But... he could also not have done so.</text:p>
      <text:p text:style-name="P188">“It went in and out of the storage room”: <text:span text:style-name="T84">If it went in and out of the storage room, then the keycard would need to be scanned twice. We can access the records and see which keycard was scanned! That should prove conclusively who killed Komuba!</text:span></text:p>
      <text:p text:style-name="P188">“It entered the living room”: If it entered the living room, then that explains why the can of oil was in the closet! Because you needed it to oil the dragon! Adrasteia: <text:span text:style-name="T84">But does that impact on the case? Ouran: No.</text:span></text:p>
      <text:p text:style-name="P189">After <text:span text:style-name="T83">“It went in and out of the storage room”:</text:span></text:p>
      <text:p text:style-name="P189">Adrasteia: Wow! That’s actually solid reasoning for once, Forenz.</text:p>
      <text:p text:style-name="P189">Nekocchi: I’ve found the page in the records!</text:p>
      <text:p text:style-name="P189">Ouran: Thanks, Nekocchi. Remember, Global Card 1 is Keto’s, and Card 2 is Komuba’s.</text:p>
      <text:p text:style-name="P189">Records: Scan: Global Card 2. Scan: Global Card 2.</text:p>
      <text:p text:style-name="P189">Judge: Hmm! Conclusive evidence.</text:p>
      <text:p text:style-name="P189">Ayerton: I guess that proves it. We were playing around with the dragon and some of Keto’s stuff, and I dropped the briefcase on the activation for the dragon. It got out of hand and it...</text:p>
      <text:p text:style-name="P189">Adrasteia: It killed Komuba?</text:p>
      <text:p text:style-name="P189">Ayerton: Yeah. I then took the keycard and left the building.</text:p>
      <text:p text:style-name="P190">Judge: Well, thank you for telling us the truth, eventually.</text:p>
      <text:p text:style-name="P190">Ayerton: I was just scared about what would happen to me, and I never really like Keto that much anyways, so I figured why interfere?</text:p>
      <text:p text:style-name="P190">Judge: Be that as it may, we have a verdict.</text:p>
      <text:p text:style-name="P191">NOT GUILTY</text:p>
      <text:p text:style-name="P191"><text:span text:style-name="T24">Judge: The court is hereby adjourned.</text:span></text:p>
      <text:p text:style-name="P191">gavel slam</text:p>
      <text:p text:style-name="P191"><text:span text:style-name="T24"/></text:p>
      <text:p text:style-name="P191"><text:span text:style-name="T24">Caption: Defendant Lobby C</text:span></text:p>
      <text:p text:style-name="P191"><text:span text:style-name="T24">Caption: August 13</text:span></text:p>
      <text:p text:style-name="P191"><text:span text:style-name="T24">Caption: 12:30 PM</text:span></text:p>
      <text:p text:style-name="P191"><text:span text:style-name="T24"/></text:p>
      <text:p text:style-name="P191"><text:span text:style-name="T24">Keto: I’m glad that you got me proven innocent. It must have been that White-Eyes Blue Dragon card. You can even keep it, if you want.</text:span></text:p>
      <text:p text:style-name="P191"><text:soft-page-break/><text:span text:style-name="T24">Ouran: Thanks, Keto. Are you going to miss your brother?</text:span></text:p>
      <text:p text:style-name="P191"><text:span text:style-name="T24">Keto: I’ve missed him terribly every day, and probably will for the rest of my life, but that doesn’t mean I’m going to stop living. Saiba Corp. will one day become a great company once again!</text:span></text:p>
      <text:p text:style-name="P191"><text:span text:style-name="T24">Ouran: That’s the spirit.</text:span></text:p>
      <text:p text:style-name="P191"><text:span text:style-name="T24">Nekocchi: I’m hungry, nya~~~</text:span></text:p>
      <text:p text:style-name="P191"><text:span text:style-name="T24">Keto: How about I take you two out to lunch? My treat, for you helping me when I needed it.</text:span></text:p>
      <text:p text:style-name="P191"><text:span text:style-name="T24">Ouran: (And so, another case ended in our favour. It only really turned about at the last second, but all the same it was a victory.)</text:span></text:p>
      <text:p text:style-name="P191"><text:span text:style-name="T24">To be continu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9:16:08.600840143</meta:creation-date>
    <dc:date>2018-12-28T15:13:54.911372766</dc:date>
    <meta:editing-duration>PT13H58M32S</meta:editing-duration>
    <meta:editing-cycles>51</meta:editing-cycles>
    <meta:generator>LibreOffice/5.1.6.2$Linux_X86_64 LibreOffice_project/10m0$Build-2</meta:generator>
    <meta:document-statistic meta:table-count="0" meta:image-count="0" meta:object-count="0" meta:page-count="33" meta:paragraph-count="1222" meta:word-count="12639" meta:character-count="71174" meta:non-whitespace-character-count="59751"/>
  </office:meta>
</office:document-meta>
</file>